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13030" style:font-name="Verdana" fo:font-size="14pt" fo:letter-spacing="normal" fo:font-style="normal" fo:font-weight="bold" officeooo:rsid="005b482b" officeooo:paragraph-rsid="005b482b" fo:background-color="#ffff00" style:font-size-asian="14pt" style:font-weight-asian="bold" style:font-size-complex="14pt" style:font-weight-complex="bold"/>
    </style:style>
    <style:style style:name="P2" style:family="paragraph" style:parent-style-name="Heading_20_2">
      <style:text-properties fo:font-variant="normal" fo:text-transform="none" fo:color="#313030" style:font-name="Verdana" fo:font-size="14pt" fo:letter-spacing="normal" fo:font-style="normal" fo:font-weight="bold" officeooo:rsid="00664c8b" officeooo:paragraph-rsid="00664c8b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3" style:family="paragraph" style:parent-style-name="Heading_20_2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494747" style:font-name="Verdana" fo:font-size="13pt" fo:letter-spacing="normal" fo:font-style="normal" fo:font-weight="bold" officeooo:rsid="00aff961" officeooo:paragraph-rsid="00aff961" fo:background-color="#ffff00" style:font-name-asian="Noto Serif CJK SC" style:font-size-asian="13pt" style:font-weight-asian="bold" style:font-name-complex="Lohit Devanagari" style:font-size-complex="13pt" style:font-weight-complex="bold"/>
    </style:style>
    <style:style style:name="P4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color="#000000" fo:font-size="13pt" fo:background-color="#fff5ce" style:font-size-asian="13pt" style:font-size-complex="13pt"/>
    </style:style>
    <style:style style:name="P5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color="#000000" fo:font-size="13pt" fo:font-weight="normal" fo:background-color="#fff5ce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color="#000000" fo:font-size="13pt" fo:font-weight="normal" officeooo:paragraph-rsid="00a93775" fo:background-color="transparent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color="#000000" fo:font-size="13pt" fo:font-style="italic" fo:font-weight="normal" officeooo:rsid="00ae8fe4" officeooo:paragraph-rsid="00ae8fe4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8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494747" style:font-name="Verdana" fo:font-size="13pt" fo:letter-spacing="normal" fo:font-style="normal" fo:font-weight="normal" style:font-size-asian="13pt" style:font-size-complex="13pt"/>
    </style:style>
    <style:style style:name="P10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 fo:padding="0cm" fo:border="none"/>
      <style:text-properties officeooo:paragraph-rsid="00a4d308"/>
    </style:style>
    <style:style style:name="P12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 fo:padding="0cm" fo:border="none"/>
      <style:text-properties fo:font-variant="normal" fo:text-transform="none" fo:color="#494747" style:font-name="Verdana" fo:font-size="13pt" fo:letter-spacing="normal" fo:font-style="normal" fo:font-weight="normal" style:font-size-asian="13pt" style:font-size-complex="13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2pt" fo:font-style="normal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normal" style:text-underline-style="none" fo:font-weight="normal" officeooo:rsid="005c8798" officeooo:paragraph-rsid="005c879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3pt" fo:font-weight="normal" fo:background-color="#ffdbb6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3pt" fo:font-weight="normal" fo:background-color="#ffe994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3pt" fo:font-weight="normal" fo:background-color="#fff5ce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3pt" fo:background-color="#fff5ce" style:font-size-asian="13pt" style:font-size-complex="13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fo:background-color="#fff5ce" style:font-size-asian="13pt" style:font-size-complex="13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style:text-underline-style="solid" style:text-underline-width="auto" style:text-underline-color="font-color" fo:font-weight="bold" officeooo:rsid="00a86264" officeooo:paragraph-rsid="00a86264" fo:background-color="transparent" style:font-size-asian="13pt" style:font-weight-asian="bold" style:font-size-complex="13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fo:font-style="italic" style:text-underline-style="none" fo:font-weight="normal" officeooo:rsid="00a86264" officeooo:paragraph-rsid="00a86264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fo:background-color="#ffdbb6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fo:background-color="#fff5ce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9pt" style:font-size-asian="9pt"/>
    </style:style>
    <style:style style:name="P25" style:family="paragraph" style:parent-style-name="Standard">
      <style:text-properties fo:font-weight="normal" officeooo:rsid="00bc7655" officeooo:paragraph-rsid="00bc7655" fo:background-color="transparent" style:font-weight-asian="normal" style:font-weight-complex="normal"/>
    </style:style>
    <style:style style:name="P26" style:family="paragraph" style:parent-style-name="Standard">
      <style:text-properties fo:font-variant="normal" fo:text-transform="none" fo:color="#21313c" style:font-name="Times New Roman" fo:font-size="13pt" fo:letter-spacing="normal" fo:font-style="normal" fo:font-weight="normal" officeooo:rsid="00299ef8" officeooo:paragraph-rsid="00299ef8" style:font-size-asian="13pt" style:font-weight-asian="normal" style:font-size-complex="13pt" style:font-weight-complex="normal"/>
    </style:style>
    <style:style style:name="P27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83b50" officeooo:paragraph-rsid="001a4e8c" style:font-size-asian="13pt" style:font-weight-asian="normal" style:font-size-complex="13pt" style:font-weight-complex="normal"/>
    </style:style>
    <style:style style:name="P28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83b50" officeooo:paragraph-rsid="00183b50" style:font-size-asian="13pt" style:font-weight-asian="normal" style:font-size-complex="13pt" style:font-weight-complex="normal"/>
    </style:style>
    <style:style style:name="P29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0a9a6" officeooo:paragraph-rsid="0010a9a6" style:font-size-asian="13pt" style:font-weight-asian="normal" style:font-size-complex="13pt" style:font-weight-complex="normal"/>
    </style:style>
    <style:style style:name="P30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0eb1a3" officeooo:paragraph-rsid="000eb1a3" style:font-size-asian="13pt" style:font-weight-asian="normal" style:font-size-complex="13pt" style:font-weight-complex="normal"/>
    </style:style>
    <style:style style:name="P31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54f9c" officeooo:paragraph-rsid="00154f9c" style:font-size-asian="13pt" style:font-weight-asian="normal" style:font-size-complex="13pt" style:font-weight-complex="normal"/>
    </style:style>
    <style:style style:name="P32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69053" officeooo:paragraph-rsid="00169053" style:font-size-asian="13pt" style:font-weight-asian="normal" style:font-size-complex="13pt" style:font-weight-complex="normal"/>
    </style:style>
    <style:style style:name="P33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29e630" officeooo:paragraph-rsid="0029e630" style:font-size-asian="13pt" style:font-weight-asian="normal" style:font-size-complex="13pt" style:font-weight-complex="normal"/>
    </style:style>
    <style:style style:name="P34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299ef8" officeooo:paragraph-rsid="00299ef8" style:font-size-asian="13pt" style:font-weight-asian="normal" style:font-size-complex="13pt" style:font-weight-complex="normal"/>
    </style:style>
    <style:style style:name="P35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3011c4" officeooo:paragraph-rsid="003011c4" style:font-size-asian="13pt" style:font-weight-asian="normal" style:font-size-complex="13pt" style:font-weight-complex="normal"/>
    </style:style>
    <style:style style:name="P36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3285cc" officeooo:paragraph-rsid="003285cc" style:font-size-asian="13pt" style:font-weight-asian="normal" style:font-size-complex="13pt" style:font-weight-complex="normal"/>
    </style:style>
    <style:style style:name="P37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342393" officeooo:paragraph-rsid="00342393" style:font-size-asian="13pt" style:font-weight-asian="normal" style:font-size-complex="13pt" style:font-weight-complex="normal"/>
    </style:style>
    <style:style style:name="P38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3725b0" officeooo:paragraph-rsid="003725b0" fo:background-color="#ffff00" style:font-size-asian="13pt" style:font-weight-asian="normal" style:font-size-complex="13pt" style:font-weight-complex="normal"/>
    </style:style>
    <style:style style:name="P39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b7553" officeooo:paragraph-rsid="001b7553" fo:background-color="transparent" style:font-size-asian="13pt" style:font-weight-asian="normal" style:font-size-complex="13pt" style:font-weight-complex="normal"/>
    </style:style>
    <style:style style:name="P40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c8536" officeooo:paragraph-rsid="001c8536" fo:background-color="transparent" style:font-size-asian="13pt" style:font-weight-asian="normal" style:font-size-complex="13pt" style:font-weight-complex="normal"/>
    </style:style>
    <style:style style:name="P41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c8536" officeooo:paragraph-rsid="0026b1f4" fo:background-color="transparent" style:font-size-asian="13pt" style:font-weight-asian="normal" style:font-size-complex="13pt" style:font-weight-complex="normal"/>
    </style:style>
    <style:style style:name="P42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1c8536" officeooo:paragraph-rsid="00bc5e7c" fo:background-color="transparent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4cda0f" officeooo:paragraph-rsid="004cda0f" fo:background-color="transparent" style:font-size-asian="13pt" style:font-weight-asian="normal" style:font-size-complex="13pt" style:font-weight-complex="normal"/>
    </style:style>
    <style:style style:name="P44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2bbab6" officeooo:paragraph-rsid="003650df" fo:background-color="transparent" style:font-size-asian="13pt" style:font-weight-asian="normal" style:font-size-complex="13pt" style:font-weight-complex="normal"/>
    </style:style>
    <style:style style:name="P45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2bbab6" officeooo:paragraph-rsid="0026b1f4" fo:background-color="transparent" style:font-size-asian="13pt" style:font-weight-asian="normal" style:font-size-complex="13pt" style:font-weight-complex="normal"/>
    </style:style>
    <style:style style:name="P46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2bbab6" officeooo:paragraph-rsid="002bbab6" fo:background-color="transparent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3f4ab1" officeooo:paragraph-rsid="003f4ab1" fo:background-color="transparent" style:font-size-asian="13pt" style:font-weight-asian="normal" style:font-size-complex="13pt" style:font-weight-complex="normal"/>
    </style:style>
    <style:style style:name="P48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92afd7" officeooo:paragraph-rsid="0092afd7" fo:background-color="transparent" style:font-size-asian="13pt" style:font-weight-asian="normal" style:font-size-complex="13pt" style:font-weight-complex="normal"/>
    </style:style>
    <style:style style:name="P49" style:family="paragraph" style:parent-style-name="Standard">
      <style:text-properties fo:font-variant="normal" fo:text-transform="none" fo:color="#21313c" style:font-name="Verdana" fo:font-size="13pt" fo:letter-spacing="normal" fo:font-style="normal" fo:font-weight="normal" officeooo:rsid="0098f5cd" officeooo:paragraph-rsid="0098f5cd" fo:background-color="transparent" style:font-size-asian="13pt" style:font-weight-asian="normal" style:font-size-complex="13pt" style:font-weight-complex="normal"/>
    </style:style>
    <style:style style:name="P50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0fb1cd" officeooo:paragraph-rsid="000fb1cd" fo:background-color="#ffff00" style:font-size-asian="13pt" style:font-weight-asian="bold" style:font-size-complex="13pt" style:font-weight-complex="bold"/>
    </style:style>
    <style:style style:name="P51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3011c4" officeooo:paragraph-rsid="003011c4" fo:background-color="#ffff00" style:font-size-asian="13pt" style:font-weight-asian="bold" style:font-size-complex="13pt" style:font-weight-complex="bold"/>
    </style:style>
    <style:style style:name="P52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0fb1cd" officeooo:paragraph-rsid="000fb1cd" style:font-size-asian="13pt" style:font-weight-asian="bold" style:font-size-complex="13pt" style:font-weight-complex="bold"/>
    </style:style>
    <style:style style:name="P53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299ef8" officeooo:paragraph-rsid="00299ef8" style:font-size-asian="13pt" style:font-weight-asian="bold" style:font-size-complex="13pt" style:font-weight-complex="bold"/>
    </style:style>
    <style:style style:name="P54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1b7553" officeooo:paragraph-rsid="001b7553" fo:background-color="transparent" style:font-size-asian="13pt" style:font-weight-asian="bold" style:font-size-complex="13pt" style:font-weight-complex="bold"/>
    </style:style>
    <style:style style:name="P55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1c8536" officeooo:paragraph-rsid="001c8536" fo:background-color="transparent" style:font-size-asian="13pt" style:font-weight-asian="bold" style:font-size-complex="13pt" style:font-weight-complex="bold"/>
    </style:style>
    <style:style style:name="P56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4cda0f" officeooo:paragraph-rsid="001c8536" fo:background-color="transparent" style:font-size-asian="13pt" style:font-weight-asian="bold" style:font-size-complex="13pt" style:font-weight-complex="bold"/>
    </style:style>
    <style:style style:name="P57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26b1f4" officeooo:paragraph-rsid="003650df" fo:background-color="transparent" style:font-size-asian="13pt" style:font-weight-asian="bold" style:font-size-complex="13pt" style:font-weight-complex="bold"/>
    </style:style>
    <style:style style:name="P58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2bbab6" officeooo:paragraph-rsid="003650df" fo:background-color="transparent" style:font-size-asian="13pt" style:font-weight-asian="bold" style:font-size-complex="13pt" style:font-weight-complex="bold"/>
    </style:style>
    <style:style style:name="P59" style:family="paragraph" style:parent-style-name="Standard">
      <style:text-properties fo:font-variant="normal" fo:text-transform="none" fo:color="#21313c" style:font-name="Verdana" fo:font-size="13pt" fo:letter-spacing="normal" fo:font-style="normal" style:text-underline-style="solid" style:text-underline-width="auto" style:text-underline-color="font-color" fo:font-weight="bold" officeooo:rsid="001b7553" officeooo:paragraph-rsid="001b7553" fo:background-color="transparent" style:font-size-asian="13pt" style:font-weight-asian="bold" style:font-size-complex="13pt" style:font-weight-complex="bold"/>
    </style:style>
    <style:style style:name="P60" style:family="paragraph" style:parent-style-name="Standard">
      <style:text-properties fo:font-variant="normal" fo:text-transform="none" fo:color="#21313c" style:font-name="Verdana" fo:font-size="13pt" fo:letter-spacing="normal" fo:font-style="normal" style:text-underline-style="solid" style:text-underline-width="auto" style:text-underline-color="font-color" fo:font-weight="bold" officeooo:rsid="002bbab6" officeooo:paragraph-rsid="003650df" fo:background-color="transparent" style:font-size-asian="13pt" style:font-weight-asian="bold" style:font-size-complex="13pt" style:font-weight-complex="bold"/>
    </style:style>
    <style:style style:name="P61" style:family="paragraph" style:parent-style-name="Standard">
      <style:text-properties fo:font-variant="normal" fo:text-transform="none" fo:color="#21313c" style:font-name="Verdana" fo:font-size="13pt" fo:letter-spacing="normal" fo:font-style="normal" style:text-underline-style="solid" style:text-underline-width="auto" style:text-underline-color="font-color" fo:font-weight="bold" officeooo:rsid="005817f0" officeooo:paragraph-rsid="005817f0" fo:background-color="transparent" style:font-size-asian="13pt" style:font-weight-asian="bold" style:font-size-complex="13pt" style:font-weight-complex="bold"/>
    </style:style>
    <style:style style:name="P62" style:family="paragraph" style:parent-style-name="Standard">
      <style:text-properties fo:font-variant="normal" fo:text-transform="none" fo:color="#21313c" style:font-name="Verdana" fo:font-size="13pt" fo:letter-spacing="normal" fo:font-style="normal" style:text-underline-style="none" fo:font-weight="normal" officeooo:rsid="0098f5cd" officeooo:paragraph-rsid="0098f5cd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63" style:family="paragraph" style:parent-style-name="Standard">
      <style:text-properties fo:font-variant="normal" fo:text-transform="none" fo:color="#21313c" style:font-name="Verdana" fo:font-size="13pt" fo:letter-spacing="normal" fo:font-style="italic" style:text-underline-style="solid" style:text-underline-width="auto" style:text-underline-color="font-color" fo:font-weight="normal" officeooo:rsid="008214a3" officeooo:paragraph-rsid="008214a3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64" style:family="paragraph" style:parent-style-name="Standard">
      <style:text-properties fo:font-variant="normal" fo:text-transform="none" fo:color="#21313c" style:font-name="Verdana" fo:font-size="13pt" fo:letter-spacing="normal" fo:font-style="italic" style:text-underline-style="solid" style:text-underline-width="auto" style:text-underline-color="font-color" fo:font-weight="normal" officeooo:rsid="008214a3" officeooo:paragraph-rsid="00876cb8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65" style:family="paragraph" style:parent-style-name="Standard">
      <style:text-properties fo:font-variant="normal" fo:text-transform="none" fo:color="#21313c" style:font-name="Verdana" fo:font-size="13pt" fo:letter-spacing="normal" fo:font-style="italic" style:text-underline-style="solid" style:text-underline-width="auto" style:text-underline-color="font-color" fo:font-weight="normal" officeooo:rsid="0088be9d" officeooo:paragraph-rsid="0088be9d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66" style:family="paragraph" style:parent-style-name="Standard">
      <style:text-properties fo:font-variant="normal" fo:text-transform="none" fo:color="#21313c" style:font-name="Verdana" fo:font-size="13pt" fo:letter-spacing="normal" fo:font-style="italic" style:text-underline-style="solid" style:text-underline-width="auto" style:text-underline-color="font-color" fo:font-weight="normal" officeooo:rsid="00892de0" officeooo:paragraph-rsid="00892de0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67" style:family="paragraph" style:parent-style-name="Standard">
      <style:text-properties fo:font-variant="normal" fo:text-transform="none" fo:color="#21313c" style:font-name="Verdana" fo:font-size="13pt" fo:letter-spacing="normal" fo:font-style="italic" style:text-underline-style="solid" style:text-underline-width="auto" style:text-underline-color="font-color" fo:font-weight="bold" officeooo:rsid="0092afd7" officeooo:paragraph-rsid="0092afd7" fo:background-color="transparent" style:font-size-asian="13pt" style:font-style-asian="italic" style:font-weight-asian="bold" style:font-size-complex="13pt" style:font-style-complex="italic" style:font-weight-complex="bold"/>
    </style:style>
    <style:style style:name="P68" style:family="paragraph" style:parent-style-name="Standard">
      <style:text-properties fo:font-variant="normal" fo:text-transform="none" fo:color="#313030" style:font-name="Verdana" fo:font-size="12pt" fo:letter-spacing="normal" fo:font-style="normal" style:text-underline-style="none" fo:font-weight="normal" officeooo:rsid="005b482b" officeooo:paragraph-rsid="005b482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variant="normal" fo:text-transform="none" fo:color="#313030" style:font-name="Verdana" fo:font-size="12pt" fo:letter-spacing="normal" fo:font-style="normal" style:text-underline-style="none" fo:font-weight="normal" officeooo:rsid="0064597c" officeooo:paragraph-rsid="0064597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696923" officeooo:paragraph-rsid="00696923" fo:background-color="transparent" style:font-size-asian="13pt" style:font-weight-asian="normal" style:font-size-complex="13pt" style:font-weight-complex="normal"/>
    </style:style>
    <style:style style:name="P71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8b6773" officeooo:paragraph-rsid="008b6773" fo:background-color="transparent" style:font-size-asian="13pt" style:font-weight-asian="normal" style:font-size-complex="13pt" style:font-weight-complex="normal"/>
    </style:style>
    <style:style style:name="P72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3a0626" officeooo:paragraph-rsid="0068f931" fo:background-color="#ffdbb6" style:font-size-asian="13pt" style:font-weight-asian="normal" style:font-size-complex="13pt" style:font-weight-complex="normal"/>
    </style:style>
    <style:style style:name="P73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696923" officeooo:paragraph-rsid="00696923" fo:background-color="#ffdbb6" style:font-size-asian="13pt" style:font-weight-asian="normal" style:font-size-complex="13pt" style:font-weight-complex="normal"/>
    </style:style>
    <style:style style:name="P74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6ade3f" officeooo:paragraph-rsid="006ade3f" fo:background-color="#ffdbb6" style:font-size-asian="13pt" style:font-weight-asian="normal" style:font-size-complex="13pt" style:font-weight-complex="normal"/>
    </style:style>
    <style:style style:name="P75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26b1f4" officeooo:paragraph-rsid="0026b1f4" fo:background-color="#ffdbb6" style:font-size-asian="13pt" style:font-weight-asian="normal" style:font-size-complex="13pt" style:font-weight-complex="normal"/>
    </style:style>
    <style:style style:name="P76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6edb5c" officeooo:paragraph-rsid="006edb5c" fo:background-color="#ffdbb6" style:font-size-asian="13pt" style:font-weight-asian="normal" style:font-size-complex="13pt" style:font-weight-complex="normal"/>
    </style:style>
    <style:style style:name="P77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3f4ab1" officeooo:paragraph-rsid="003f4ab1" fo:background-color="#ffe994" style:font-size-asian="13pt" style:font-weight-asian="normal" style:font-size-complex="13pt" style:font-weight-complex="normal"/>
    </style:style>
    <style:style style:name="P78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92afd7" officeooo:paragraph-rsid="0092afd7" fo:background-color="#fff5ce" style:font-size-asian="13pt" style:font-weight-asian="normal" style:font-size-complex="13pt" style:font-weight-complex="normal"/>
    </style:style>
    <style:style style:name="P79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92afd7" officeooo:paragraph-rsid="0096e6ca" fo:background-color="#fff5ce" style:font-size-asian="13pt" style:font-weight-asian="normal" style:font-size-complex="13pt" style:font-weight-complex="normal"/>
    </style:style>
    <style:style style:name="P80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92afd7" officeooo:paragraph-rsid="009cef77" fo:background-color="#fff5ce" style:font-size-asian="13pt" style:font-weight-asian="normal" style:font-size-complex="13pt" style:font-weight-complex="normal"/>
    </style:style>
    <style:style style:name="P81" style:family="paragraph" style:parent-style-name="Standard">
      <style:text-properties fo:font-variant="normal" fo:text-transform="none" fo:color="#000000" style:font-name="Verdana" fo:font-size="13pt" fo:letter-spacing="normal" fo:font-style="normal" fo:font-weight="bold" officeooo:rsid="006ade3f" officeooo:paragraph-rsid="006ade3f" fo:background-color="#ffdbb6" style:font-size-asian="13pt" style:font-weight-asian="bold" style:font-size-complex="13pt" style:font-weight-complex="bold"/>
    </style:style>
    <style:style style:name="P82" style:family="paragraph" style:parent-style-name="Standard">
      <style:text-properties fo:font-variant="normal" fo:text-transform="none" fo:color="#000000" style:font-name="Verdana" fo:font-size="13pt" fo:letter-spacing="normal" fo:font-style="normal" fo:font-weight="bold" officeooo:rsid="006d84d3" officeooo:paragraph-rsid="006d84d3" fo:background-color="#ffdbb6" style:font-size-asian="13pt" style:font-weight-asian="bold" style:font-size-complex="13pt" style:font-weight-complex="bold"/>
    </style:style>
    <style:style style:name="P83" style:family="paragraph" style:parent-style-name="Standard">
      <style:text-properties fo:font-variant="normal" fo:text-transform="none" fo:color="#000000" style:font-name="Verdana" fo:font-size="13pt" fo:letter-spacing="normal" fo:font-style="normal" fo:font-weight="bold" officeooo:rsid="00696923" officeooo:paragraph-rsid="00696923" fo:background-color="transparent" style:font-size-asian="13pt" style:font-weight-asian="bold" style:font-size-complex="13pt" style:font-weight-complex="bold"/>
    </style:style>
    <style:style style:name="P84" style:family="paragraph" style:parent-style-name="Standard">
      <style:text-properties fo:font-variant="normal" fo:text-transform="none" fo:color="#000000" style:font-name="Verdana" fo:font-size="13pt" fo:letter-spacing="normal" fo:font-style="italic" fo:font-weight="normal" officeooo:rsid="00797653" officeooo:paragraph-rsid="00797653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85" style:family="paragraph" style:parent-style-name="Standard">
      <style:text-properties fo:font-variant="normal" fo:text-transform="none" fo:color="#000000" style:font-name="Verdana" fo:font-size="13pt" fo:letter-spacing="normal" fo:font-style="italic" fo:font-weight="normal" officeooo:rsid="00a1e235" officeooo:paragraph-rsid="00a1e235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86" style:family="paragraph" style:parent-style-name="Standard">
      <style:text-properties fo:font-variant="normal" fo:text-transform="none" fo:color="#000000" style:font-name="Verdana" fo:font-size="13pt" fo:letter-spacing="normal" fo:font-style="italic" fo:font-weight="normal" officeooo:rsid="00a1e235" officeooo:paragraph-rsid="00a1e235" fo:background-color="#fff5ce" style:font-size-asian="13pt" style:font-style-asian="italic" style:font-weight-asian="normal" style:font-size-complex="13pt" style:font-style-complex="italic" style:font-weight-complex="normal"/>
    </style:style>
    <style:style style:name="P87" style:family="paragraph" style:parent-style-name="Standard">
      <style:text-properties fo:font-variant="normal" fo:text-transform="none" fo:color="#000000" style:font-name="Verdana" fo:font-size="13pt" fo:letter-spacing="normal" fo:font-style="italic" fo:font-weight="bold" officeooo:rsid="00bbfe66" officeooo:paragraph-rsid="00bbfe66" fo:background-color="#fff5ce" style:font-size-asian="13pt" style:font-style-asian="italic" style:font-weight-asian="bold" style:font-size-complex="13pt" style:font-style-complex="italic" style:font-weight-complex="bold"/>
    </style:style>
    <style:style style:name="P88" style:family="paragraph" style:parent-style-name="Standard">
      <style:text-properties fo:font-variant="normal" fo:text-transform="none" fo:color="#000000" style:font-name="Verdana" fo:font-size="13pt" fo:letter-spacing="normal" fo:font-style="italic" style:text-underline-style="solid" style:text-underline-width="auto" style:text-underline-color="font-color" fo:font-weight="bold" officeooo:rsid="008fd8ce" officeooo:paragraph-rsid="008fd8ce" fo:background-color="transparent" style:font-size-asian="13pt" style:font-style-asian="italic" style:font-weight-asian="bold" style:font-size-complex="13pt" style:font-style-complex="italic" style:font-weight-complex="bold"/>
    </style:style>
    <style:style style:name="P89" style:family="paragraph" style:parent-style-name="Standard">
      <style:text-properties fo:font-size="13pt" fo:font-weight="normal" officeooo:paragraph-rsid="008fd8ce" fo:background-color="#fff5ce" style:font-size-asian="13pt" style:font-weight-asian="normal" style:font-size-complex="13pt" style:font-weight-complex="normal"/>
    </style:style>
    <style:style style:name="P90" style:family="paragraph" style:parent-style-name="Standard">
      <style:text-properties style:font-name="Verdana" fo:font-size="13pt" officeooo:rsid="00054956" style:font-size-asian="13pt" style:font-size-complex="13pt"/>
    </style:style>
    <style:style style:name="P91" style:family="paragraph" style:parent-style-name="Standard">
      <style:text-properties style:font-name="Verdana" fo:font-size="13pt" officeooo:rsid="000702ba" officeooo:paragraph-rsid="000702ba" style:font-size-asian="13pt" style:font-size-complex="13pt"/>
    </style:style>
    <style:style style:name="P92" style:family="paragraph" style:parent-style-name="Standard">
      <style:text-properties style:font-name="Verdana" fo:font-size="13pt" officeooo:rsid="0009bb18" officeooo:paragraph-rsid="0009bb18" style:font-size-asian="13pt" style:font-size-complex="13pt"/>
    </style:style>
    <style:style style:name="P93" style:family="paragraph" style:parent-style-name="Standard">
      <style:text-properties style:font-name="Verdana" fo:font-size="13pt" officeooo:rsid="000b7769" officeooo:paragraph-rsid="000b7769" style:font-size-asian="13pt" style:font-size-complex="13pt"/>
    </style:style>
    <style:style style:name="P94" style:family="paragraph" style:parent-style-name="Standard">
      <style:text-properties style:font-name="Verdana" fo:font-size="13pt" fo:font-weight="normal" officeooo:rsid="000b7769" officeooo:paragraph-rsid="000b7769" style:font-size-asian="13pt" style:font-weight-asian="normal" style:font-size-complex="13pt" style:font-weight-complex="normal"/>
    </style:style>
    <style:style style:name="P95" style:family="paragraph" style:parent-style-name="Standard">
      <style:text-properties style:font-name="Verdana" fo:font-size="13pt" fo:font-weight="normal" officeooo:rsid="000d18d4" officeooo:paragraph-rsid="000d18d4" style:font-size-asian="13pt" style:font-weight-asian="normal" style:font-size-complex="13pt" style:font-weight-complex="normal"/>
    </style:style>
    <style:style style:name="P96" style:family="paragraph" style:parent-style-name="Standard">
      <style:text-properties style:font-name="Verdana" fo:font-size="13pt" fo:font-weight="normal" officeooo:rsid="000eb1a3" officeooo:paragraph-rsid="000eb1a3" style:font-size-asian="13pt" style:font-weight-asian="normal" style:font-size-complex="13pt" style:font-weight-complex="normal"/>
    </style:style>
    <style:style style:name="P97" style:family="paragraph" style:parent-style-name="Standard">
      <style:text-properties style:font-name="Verdana" fo:font-size="13pt" fo:font-weight="bold" officeooo:rsid="000db1af" officeooo:paragraph-rsid="000db1af" fo:background-color="#ffff00" style:font-size-asian="13pt" style:font-weight-asian="bold" style:font-size-complex="13pt" style:font-weight-complex="bold"/>
    </style:style>
    <style:style style:name="P98" style:family="paragraph" style:parent-style-name="Standard">
      <style:text-properties style:font-name="Verdana" fo:font-size="13pt" fo:font-weight="bold" officeooo:rsid="000db1af" officeooo:paragraph-rsid="000db1af" style:font-size-asian="13pt" style:font-weight-asian="bold" style:font-size-complex="13pt" style:font-weight-complex="bold"/>
    </style:style>
    <style:style style:name="P99" style:family="paragraph" style:parent-style-name="Standard">
      <style:text-properties fo:color="#000000" fo:font-size="13pt" fo:font-weight="normal" fo:background-color="#ffe994" style:font-size-asian="13pt" style:font-weight-asian="normal" style:font-size-complex="13pt" style:font-weight-complex="normal"/>
    </style:style>
    <style:style style:name="P100" style:family="paragraph" style:parent-style-name="Standard">
      <style:text-properties fo:color="#000000" fo:font-size="13pt" fo:font-weight="normal" officeooo:paragraph-rsid="00bc5e7c" fo:background-color="#fff5ce" style:font-size-asian="13pt" style:font-weight-asian="normal" style:font-size-complex="13pt" style:font-weight-complex="normal"/>
    </style:style>
    <style:style style:name="P101" style:family="paragraph" style:parent-style-name="Standard">
      <style:text-properties officeooo:paragraph-rsid="0094eb92"/>
    </style:style>
    <style:style style:name="P102" style:family="paragraph" style:parent-style-name="Standard">
      <style:text-properties officeooo:paragraph-rsid="009c844e"/>
    </style:style>
    <style:style style:name="P103" style:family="paragraph" style:parent-style-name="Standard">
      <style:text-properties officeooo:paragraph-rsid="009d9459"/>
    </style:style>
    <style:style style:name="P104" style:family="paragraph" style:parent-style-name="Standard">
      <style:text-properties officeooo:paragraph-rsid="009e889a"/>
    </style:style>
    <style:style style:name="P105" style:family="paragraph" style:parent-style-name="Standard">
      <style:text-properties officeooo:paragraph-rsid="00bc5e7c"/>
    </style:style>
    <style:style style:name="P106" style:family="paragraph" style:parent-style-name="Standard">
      <style:paragraph-properties fo:break-before="page"/>
      <style:text-properties fo:font-variant="normal" fo:text-transform="none" fo:color="#21313c" style:font-name="Times New Roman" fo:font-size="13pt" fo:letter-spacing="normal" fo:font-style="normal" fo:font-weight="normal" officeooo:rsid="003011c4" officeooo:paragraph-rsid="003011c4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margin-top="0cm" fo:margin-bottom="0.265cm" loext:contextual-spacing="false" fo:orphans="2" fo:widows="2"/>
    </style:style>
    <style:style style:name="P108" style:family="paragraph" style:parent-style-name="Standard">
      <style:paragraph-properties fo:margin-top="0cm" fo:margin-bottom="0.265cm" loext:contextual-spacing="false" fo:orphans="2" fo:widows="2"/>
      <style:text-properties officeooo:paragraph-rsid="0052798b"/>
    </style:style>
    <style:style style:name="P109" style:family="paragraph" style:parent-style-name="Standard">
      <style:paragraph-properties fo:margin-top="0cm" fo:margin-bottom="0.265cm" loext:contextual-spacing="false" fo:orphans="2" fo:widows="2"/>
      <style:text-properties officeooo:paragraph-rsid="0052f016"/>
    </style:style>
    <style:style style:name="P110" style:family="paragraph" style:parent-style-name="Standard">
      <style:paragraph-properties fo:margin-top="0cm" fo:margin-bottom="0.265cm" loext:contextual-spacing="false" fo:orphans="2" fo:widows="2"/>
      <style:text-properties officeooo:paragraph-rsid="0078b4bc"/>
    </style:style>
    <style:style style:name="P111" style:family="paragraph" style:parent-style-name="Standard">
      <style:paragraph-properties fo:margin-top="0cm" fo:margin-bottom="0.265cm" loext:contextual-spacing="false" fo:orphans="2" fo:widows="2"/>
      <style:text-properties officeooo:paragraph-rsid="007cff19"/>
    </style:style>
    <style:style style:name="P112" style:family="paragraph" style:parent-style-name="Standard">
      <style:paragraph-properties fo:margin-top="0cm" fo:margin-bottom="0.265cm" loext:contextual-spacing="false" fo:orphans="2" fo:widows="2"/>
      <style:text-properties officeooo:paragraph-rsid="007d793e"/>
    </style:style>
    <style:style style:name="P113" style:family="paragraph" style:parent-style-name="Text_20_body">
      <style:paragraph-properties fo:margin-top="0cm" fo:margin-bottom="0.265cm" loext:contextual-spacing="false" fo:orphans="2" fo:widows="2"/>
    </style:style>
    <style:style style:name="P114" style:family="paragraph" style:parent-style-name="Text_20_body">
      <style:paragraph-properties fo:margin-top="0cm" fo:margin-bottom="0.265cm" loext:contextual-spacing="false" fo:orphans="2" fo:widows="2"/>
      <style:text-properties officeooo:paragraph-rsid="00508ee5"/>
    </style:style>
    <style:style style:name="P115" style:family="paragraph" style:parent-style-name="Text_20_body">
      <style:paragraph-properties fo:margin-top="0cm" fo:margin-bottom="0.265cm" loext:contextual-spacing="false" fo:orphans="2" fo:widows="2"/>
      <style:text-properties officeooo:paragraph-rsid="0052798b"/>
    </style:style>
    <style:style style:name="P116" style:family="paragraph" style:parent-style-name="Text_20_body">
      <style:paragraph-properties fo:margin-top="0cm" fo:margin-bottom="0.265cm" loext:contextual-spacing="false" fo:orphans="2" fo:widows="2"/>
      <style:text-properties officeooo:paragraph-rsid="0078b4bc"/>
    </style:style>
    <style:style style:name="P117" style:family="paragraph" style:parent-style-name="Text_20_body">
      <style:text-properties fo:font-variant="normal" fo:text-transform="none" fo:color="#313030" style:font-name="Verdana" fo:font-size="14pt" fo:letter-spacing="normal" fo:font-style="normal" fo:font-weight="bold" officeooo:rsid="005b482b" officeooo:paragraph-rsid="005b482b" fo:background-color="#ffff00" style:font-size-asian="14pt" style:font-weight-asian="bold" style:font-size-complex="14pt" style:font-weight-complex="bold"/>
    </style:style>
    <style:style style:name="P118" style:family="paragraph" style:parent-style-name="Text_20_body">
      <style:text-properties fo:font-variant="normal" fo:text-transform="none" fo:color="#313030" style:font-name="Verdana" fo:font-size="14pt" fo:letter-spacing="normal" fo:font-style="normal" style:text-underline-style="solid" style:text-underline-width="auto" style:text-underline-color="font-color" fo:font-weight="bold" officeooo:rsid="005b482b" officeooo:paragraph-rsid="005b482b" fo:background-color="transparent" style:font-size-asian="14pt" style:font-weight-asian="bold" style:font-size-complex="14pt" style:font-weight-complex="bold"/>
    </style:style>
    <style:style style:name="P119" style:family="paragraph" style:parent-style-name="Text_20_body">
      <style:text-properties style:font-name="Verdana" fo:font-size="13pt" style:font-size-asian="13pt" style:font-size-complex="13pt"/>
    </style:style>
    <style:style style:name="P120" style:family="paragraph" style:parent-style-name="Heading_20_2">
      <style:text-properties fo:font-variant="normal" fo:text-transform="none" fo:color="#313030" style:font-name="Verdana" fo:font-size="13pt" fo:letter-spacing="normal" fo:font-style="normal" fo:font-weight="bold" officeooo:rsid="0074bd9a" officeooo:paragraph-rsid="0021ff5f" fo:background-color="#ffff00" style:font-size-asian="13pt" style:font-weight-asian="bold" style:font-size-complex="13pt" style:font-weight-complex="bold"/>
    </style:style>
    <style:style style:name="P121" style:family="paragraph" style:parent-style-name="Heading_20_2">
      <style:text-properties fo:font-variant="normal" fo:text-transform="none" fo:color="#313030" style:font-name="Verdana" fo:font-size="13pt" fo:letter-spacing="normal" fo:font-style="normal" fo:font-weight="bold" officeooo:rsid="009ec78d" officeooo:paragraph-rsid="00c41fb3" fo:background-color="#ffff00" style:font-name-asian="Noto Serif CJK SC" style:font-size-asian="13pt" style:font-weight-asian="bold" style:font-name-complex="Lohit Devanagari" style:font-size-complex="13pt" style:font-weight-complex="bold"/>
    </style:style>
    <style:style style:name="P122" style:family="paragraph" style:parent-style-name="Standard">
      <style:text-properties style:font-name="Verdana" fo:font-size="13pt" fo:font-weight="bold" officeooo:rsid="000a8c06" officeooo:paragraph-rsid="0009bb18" style:font-size-asian="13pt" style:font-weight-asian="bold" style:font-size-complex="13pt" style:font-weight-complex="bold"/>
    </style:style>
    <style:style style:name="P123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0a8c06" officeooo:paragraph-rsid="001a4e8c" style:font-size-asian="13pt" style:font-weight-asian="bold" style:font-size-complex="13pt" style:font-weight-complex="bold"/>
    </style:style>
    <style:style style:name="P124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10a9a6" officeooo:paragraph-rsid="00183b50" style:font-size-asian="13pt" style:font-weight-asian="bold" style:font-size-complex="13pt" style:font-weight-complex="bold"/>
    </style:style>
    <style:style style:name="P125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1b7553" officeooo:paragraph-rsid="001b7553" fo:background-color="#ffff00" style:font-size-asian="13pt" style:font-weight-asian="bold" style:font-size-complex="13pt" style:font-weight-complex="bold"/>
    </style:style>
    <style:style style:name="P126" style:family="paragraph" style:parent-style-name="Standard">
      <style:text-properties fo:font-variant="normal" fo:text-transform="none" fo:color="#21313c" style:font-name="Verdana" fo:font-size="13pt" fo:letter-spacing="normal" fo:font-style="normal" fo:font-weight="bold" officeooo:rsid="003725b0" officeooo:paragraph-rsid="003725b0" fo:background-color="#ffff00" style:font-size-asian="13pt" style:font-weight-asian="bold" style:font-size-complex="13pt" style:font-weight-complex="bold"/>
    </style:style>
    <style:style style:name="P127" style:family="paragraph" style:parent-style-name="Standard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normal" officeooo:rsid="00876cb8" officeooo:paragraph-rsid="00876cb8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28" style:family="paragraph" style:parent-style-name="Standard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2afd7" officeooo:paragraph-rsid="0094eb92" fo:background-color="transparent" style:font-size-asian="13pt" style:font-style-asian="italic" style:font-weight-asian="bold" style:font-size-complex="13pt" style:font-style-complex="italic" style:font-weight-complex="bold"/>
    </style:style>
    <style:style style:name="P129" style:family="paragraph" style:parent-style-name="Standard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75b5a" officeooo:paragraph-rsid="009c844e" fo:background-color="transparent" style:font-size-asian="13pt" style:font-style-asian="italic" style:font-weight-asian="bold" style:font-size-complex="13pt" style:font-style-complex="italic" style:font-weight-complex="bold"/>
    </style:style>
    <style:style style:name="P130" style:family="paragraph" style:parent-style-name="Standard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c844e" officeooo:paragraph-rsid="009cef77" fo:background-color="transparent" style:font-size-asian="13pt" style:font-style-asian="italic" style:font-weight-asian="bold" style:font-size-complex="13pt" style:font-style-complex="italic" style:font-weight-complex="bold"/>
    </style:style>
    <style:style style:name="P131" style:family="paragraph" style:parent-style-name="Standard">
      <style:text-properties fo:font-variant="normal" fo:text-transform="none" fo:color="#595959" style:font-name="Verdana" fo:font-size="13pt" fo:letter-spacing="normal" fo:font-style="normal" fo:font-weight="normal" officeooo:rsid="00342393" officeooo:paragraph-rsid="00342393" style:font-size-asian="13pt" style:font-weight-asian="normal" style:font-size-complex="13pt" style:font-weight-complex="normal"/>
    </style:style>
    <style:style style:name="P132" style:family="paragraph" style:parent-style-name="Standard">
      <style:text-properties fo:font-variant="normal" fo:text-transform="none" fo:color="#595959" style:font-name="Verdana" fo:font-size="13pt" fo:letter-spacing="normal" fo:font-style="normal" fo:font-weight="normal" officeooo:rsid="00358fa1" officeooo:paragraph-rsid="00342393" style:font-size-asian="13pt" style:font-weight-asian="normal" style:font-size-complex="13pt" style:font-weight-complex="normal"/>
    </style:style>
    <style:style style:name="P133" style:family="paragraph" style:parent-style-name="Standard">
      <style:text-properties fo:font-variant="normal" fo:text-transform="none" fo:color="#000000" style:font-name="Verdana" fo:font-size="12pt" fo:letter-spacing="normal" fo:font-style="normal" style:text-underline-style="none" fo:font-weight="normal" officeooo:rsid="005b482b" officeooo:paragraph-rsid="005b482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variant="normal" fo:text-transform="none" fo:color="#000000" style:font-name="Verdana" fo:font-size="12pt" fo:letter-spacing="normal" fo:font-style="normal" style:text-underline-style="solid" style:text-underline-width="auto" style:text-underline-color="font-color" fo:font-weight="bold" officeooo:rsid="0064597c" officeooo:paragraph-rsid="0064597c" fo:background-color="#fffae3" style:font-size-asian="12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text-properties fo:font-variant="normal" fo:text-transform="none" fo:color="#000000" style:font-name="Verdana" fo:font-size="12pt" fo:letter-spacing="normal" fo:font-style="italic" style:text-underline-style="solid" style:text-underline-width="auto" style:text-underline-color="font-color" fo:font-weight="normal" officeooo:rsid="005c8798" officeooo:paragraph-rsid="005c8798" fo:background-color="#ffffff" style:font-size-asian="12pt" style:font-style-asian="italic" style:font-weight-asian="normal" style:font-size-complex="12pt" style:font-style-complex="italic" style:font-weight-complex="normal"/>
    </style:style>
    <style:style style:name="P136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fo:background-color="#ffe994" style:font-size-asian="13pt" style:font-weight-asian="normal" style:font-size-complex="13pt" style:font-weight-complex="normal"/>
    </style:style>
    <style:style style:name="P137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cdcba2" officeooo:paragraph-rsid="00cdcba2" fo:background-color="#ffe994" style:font-size-asian="13pt" style:font-weight-asian="normal" style:font-size-complex="13pt" style:font-weight-complex="normal"/>
    </style:style>
    <style:style style:name="P138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2bbab6" officeooo:paragraph-rsid="002bbab6" fo:background-color="#ffe994" style:font-size-asian="13pt" style:font-weight-asian="normal" style:font-size-complex="13pt" style:font-weight-complex="normal"/>
    </style:style>
    <style:style style:name="P139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cd1a12" officeooo:paragraph-rsid="00cd1a12" fo:background-color="transparent" style:font-size-asian="13pt" style:font-weight-asian="normal" style:font-size-complex="13pt" style:font-weight-complex="normal"/>
    </style:style>
    <style:style style:name="P140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cdcba2" officeooo:paragraph-rsid="00cdcba2" fo:background-color="transparent" style:font-size-asian="13pt" style:font-weight-asian="normal" style:font-size-complex="13pt" style:font-weight-complex="normal"/>
    </style:style>
    <style:style style:name="P141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paragraph-rsid="00dddbe4"/>
    </style:style>
    <style:style style:name="P142" style:family="paragraph" style:parent-style-name="Standard">
      <style:text-properties fo:font-variant="normal" fo:text-transform="none" fo:color="#000000" style:font-name="Verdana" fo:font-size="13pt" fo:letter-spacing="normal" fo:font-style="normal" fo:font-weight="normal" officeooo:rsid="00df4089" officeooo:paragraph-rsid="00df4089"/>
    </style:style>
    <style:style style:name="P143" style:family="paragraph" style:parent-style-name="Standard">
      <style:text-properties fo:font-variant="normal" fo:text-transform="none" fo:color="#000000" style:font-name="Verdana" fo:font-size="13pt" fo:letter-spacing="normal" fo:font-style="normal" fo:font-weight="bold" officeooo:rsid="00cee99d" officeooo:paragraph-rsid="00cee99d" fo:background-color="transparent" style:font-size-asian="13pt" style:font-weight-asian="bold" style:font-size-complex="13pt" style:font-weight-complex="bold"/>
    </style:style>
    <style:style style:name="P144" style:family="paragraph" style:parent-style-name="Standard">
      <style:text-properties fo:font-variant="normal" fo:text-transform="none" fo:color="#000000" style:font-name="Verdana" fo:font-size="13pt" fo:letter-spacing="normal" fo:font-style="normal" fo:font-weight="bold" officeooo:rsid="00d0c6d7" officeooo:paragraph-rsid="00d0c6d7" fo:background-color="#ffff00" style:font-size-asian="13pt" style:font-weight-asian="bold" style:font-size-complex="13pt" style:font-weight-complex="bold"/>
    </style:style>
    <style:style style:name="P145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solid" style:text-underline-width="auto" style:text-underline-color="font-color" fo:font-weight="normal" officeooo:rsid="00d1d8be" officeooo:paragraph-rsid="00d1d8be" fo:background-color="transparent" style:font-size-asian="13pt" style:font-weight-asian="normal" style:font-size-complex="13pt" style:font-weight-complex="normal"/>
    </style:style>
    <style:style style:name="P146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solid" style:text-underline-width="auto" style:text-underline-color="font-color" fo:font-weight="normal" officeooo:rsid="00e4be71" officeooo:paragraph-rsid="00e4be71" fo:background-color="transparent" style:font-size-asian="13pt" style:font-weight-asian="normal" style:font-size-complex="13pt" style:font-weight-complex="normal"/>
    </style:style>
    <style:style style:name="P147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solid" style:text-underline-width="auto" style:text-underline-color="font-color" fo:font-weight="normal" officeooo:rsid="00d3a24f" officeooo:paragraph-rsid="00d3a24f" fo:background-color="#fff5ce" style:font-size-asian="13pt" style:font-weight-asian="normal" style:font-size-complex="13pt" style:font-weight-complex="normal"/>
    </style:style>
    <style:style style:name="P148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solid" style:text-underline-width="auto" style:text-underline-color="font-color" fo:font-weight="normal" officeooo:rsid="00d638f1" officeooo:paragraph-rsid="00d638f1" fo:background-color="#fff5ce" style:font-size-asian="13pt" style:font-weight-asian="normal" style:font-size-complex="13pt" style:font-weight-complex="normal"/>
    </style:style>
    <style:style style:name="P149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solid" style:text-underline-width="auto" style:text-underline-color="font-color" fo:font-weight="normal" officeooo:rsid="00d643a2" officeooo:paragraph-rsid="00d643a2" fo:background-color="#fff5ce" style:font-size-asian="13pt" style:font-weight-asian="normal" style:font-size-complex="13pt" style:font-weight-complex="normal"/>
    </style:style>
    <style:style style:name="P150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solid" style:text-underline-width="auto" style:text-underline-color="font-color" fo:font-weight="normal" officeooo:rsid="00e7e946" officeooo:paragraph-rsid="00e7e946" fo:background-color="#fff5ce" style:font-size-asian="13pt" style:font-weight-asian="normal" style:font-size-complex="13pt" style:font-weight-complex="normal"/>
    </style:style>
    <style:style style:name="P151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solid" style:text-underline-width="auto" style:text-underline-color="font-color" fo:font-weight="bold" officeooo:rsid="00f7c0ac" officeooo:paragraph-rsid="00f7c0ac" fo:background-color="#fff5ce" style:font-size-asian="13pt" style:font-style-asian="normal" style:font-weight-asian="bold" style:font-size-complex="13pt" style:font-style-complex="normal" style:font-weight-complex="bold"/>
    </style:style>
    <style:style style:name="P152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solid" style:text-underline-width="auto" style:text-underline-color="font-color" fo:font-weight="bold" officeooo:rsid="00fb085a" officeooo:paragraph-rsid="00fb085a" fo:background-color="#fff5ce" style:font-size-asian="13pt" style:font-weight-asian="bold" style:font-size-complex="13pt" style:font-weight-complex="bold"/>
    </style:style>
    <style:style style:name="P153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dae4eb" officeooo:paragraph-rsid="00dae4eb" fo:background-color="transparent" style:font-size-asian="13pt" style:font-weight-asian="normal" style:font-size-complex="13pt" style:font-weight-complex="normal"/>
    </style:style>
    <style:style style:name="P154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e162b5" officeooo:paragraph-rsid="00e162b5" fo:background-color="transparent" style:font-size-asian="13pt" style:font-weight-asian="normal" style:font-size-complex="13pt" style:font-weight-complex="normal"/>
    </style:style>
    <style:style style:name="P155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ee0579" officeooo:paragraph-rsid="00e162b5" fo:background-color="transparent" style:font-size-asian="13pt" style:font-weight-asian="normal" style:font-size-complex="13pt" style:font-weight-complex="normal"/>
    </style:style>
    <style:style style:name="P156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fdf52d" officeooo:paragraph-rsid="00fdf52d" fo:background-color="transparent" style:font-size-asian="13pt" style:font-weight-asian="normal" style:font-size-complex="13pt" style:font-weight-complex="normal"/>
    </style:style>
    <style:style style:name="P157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d1d8be" officeooo:paragraph-rsid="00d1d8be" fo:background-color="#fff5ce" style:font-size-asian="13pt" style:font-weight-asian="normal" style:font-size-complex="13pt" style:font-weight-complex="normal"/>
    </style:style>
    <style:style style:name="P158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d3a24f" officeooo:paragraph-rsid="00d3a24f" fo:background-color="#fff5ce" style:font-size-asian="13pt" style:font-weight-asian="normal" style:font-size-complex="13pt" style:font-weight-complex="normal"/>
    </style:style>
    <style:style style:name="P159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d638f1" officeooo:paragraph-rsid="00d638f1" fo:background-color="#fff5ce" style:font-size-asian="13pt" style:font-weight-asian="normal" style:font-size-complex="13pt" style:font-weight-complex="normal"/>
    </style:style>
    <style:style style:name="P160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d643a2" officeooo:paragraph-rsid="00d643a2" fo:background-color="#fff5ce" style:font-size-asian="13pt" style:font-weight-asian="normal" style:font-size-complex="13pt" style:font-weight-complex="normal"/>
    </style:style>
    <style:style style:name="P161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e34949" officeooo:paragraph-rsid="00e34949" fo:background-color="#fff5ce" style:font-size-asian="13pt" style:font-weight-asian="normal" style:font-size-complex="13pt" style:font-weight-complex="normal"/>
    </style:style>
    <style:style style:name="P162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e62afc" officeooo:paragraph-rsid="00e62afc" fo:background-color="#fff5ce" style:font-size-asian="13pt" style:font-weight-asian="normal" style:font-size-complex="13pt" style:font-weight-complex="normal"/>
    </style:style>
    <style:style style:name="P163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e7e946" officeooo:paragraph-rsid="00e7e946" fo:background-color="#fff5ce" style:font-size-asian="13pt" style:font-weight-asian="normal" style:font-size-complex="13pt" style:font-weight-complex="normal"/>
    </style:style>
    <style:style style:name="P164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e889d5" officeooo:paragraph-rsid="00e889d5" fo:background-color="#fff5ce" style:font-size-asian="13pt" style:font-weight-asian="normal" style:font-size-complex="13pt" style:font-weight-complex="normal"/>
    </style:style>
    <style:style style:name="P165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ee0579" officeooo:paragraph-rsid="00e162b5" fo:background-color="#fff5ce" style:font-size-asian="13pt" style:font-weight-asian="normal" style:font-size-complex="13pt" style:font-weight-complex="normal"/>
    </style:style>
    <style:style style:name="P166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f1e383" officeooo:paragraph-rsid="00f1e383" fo:background-color="#fff5ce" style:font-size-asian="13pt" style:font-weight-asian="normal" style:font-size-complex="13pt" style:font-weight-complex="normal"/>
    </style:style>
    <style:style style:name="P167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fa27cf" officeooo:paragraph-rsid="00fa27cf" fo:background-color="#fff5ce" style:font-size-asian="13pt" style:font-weight-asian="normal" style:font-size-complex="13pt" style:font-weight-complex="normal"/>
    </style:style>
    <style:style style:name="P168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f7c0ac" officeooo:paragraph-rsid="00f7c0ac" fo:background-color="#fff5ce" style:font-size-asian="13pt" style:font-style-asian="normal" style:font-weight-asian="normal" style:font-size-complex="13pt" style:font-style-complex="normal" style:font-weight-complex="normal"/>
    </style:style>
    <style:style style:name="P169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f84979" officeooo:paragraph-rsid="00f84979" fo:background-color="#fff5ce" style:font-size-asian="13pt" style:font-style-asian="normal" style:font-weight-asian="normal" style:font-size-complex="13pt" style:font-style-complex="normal" style:font-weight-complex="normal"/>
    </style:style>
    <style:style style:name="P170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normal" officeooo:rsid="00f84979" officeooo:paragraph-rsid="00f84979" fo:background-color="#729fcf" style:font-size-asian="13pt" style:font-style-asian="normal" style:font-weight-asian="normal" style:font-size-complex="13pt" style:font-style-complex="normal" style:font-weight-complex="normal"/>
    </style:style>
    <style:style style:name="P171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bold" officeooo:rsid="00d89f46" officeooo:paragraph-rsid="00d89f46" fo:background-color="#ffff00" style:font-size-asian="13pt" style:font-weight-asian="bold" style:font-size-complex="13pt" style:font-weight-complex="bold"/>
    </style:style>
    <style:style style:name="P172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bold" officeooo:rsid="00e34949" officeooo:paragraph-rsid="00e34949" fo:background-color="#ffff00" style:font-size-asian="13pt" style:font-weight-asian="bold" style:font-size-complex="13pt" style:font-weight-complex="bold"/>
    </style:style>
    <style:style style:name="P173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bold" officeooo:rsid="00fd8623" officeooo:paragraph-rsid="00fd8623" fo:background-color="#ffff00" style:font-size-asian="13pt" style:font-weight-asian="bold" style:font-size-complex="13pt" style:font-weight-complex="bold"/>
    </style:style>
    <style:style style:name="P174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bold" officeooo:rsid="0104e227" officeooo:paragraph-rsid="0104e227" fo:background-color="#ffff00" style:font-size-asian="13pt" style:font-weight-asian="bold" style:font-size-complex="13pt" style:font-weight-complex="bold"/>
    </style:style>
    <style:style style:name="P175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bold" officeooo:rsid="00efacd0" officeooo:paragraph-rsid="00efacd0" fo:background-color="transparent" style:font-size-asian="13pt" style:font-weight-asian="bold" style:font-size-complex="13pt" style:font-weight-complex="bold"/>
    </style:style>
    <style:style style:name="P176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bold" officeooo:rsid="00f1e383" officeooo:paragraph-rsid="00f1e383" fo:background-color="transparent" style:font-size-asian="13pt" style:font-weight-asian="bold" style:font-size-complex="13pt" style:font-weight-complex="bold"/>
    </style:style>
    <style:style style:name="P177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bold" officeooo:rsid="00feb6a8" officeooo:paragraph-rsid="00feb6a8" fo:background-color="transparent" style:font-size-asian="13pt" style:font-weight-asian="bold" style:font-size-complex="13pt" style:font-weight-complex="bold"/>
    </style:style>
    <style:style style:name="P178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bold" officeooo:rsid="00ffb20b" officeooo:paragraph-rsid="00ffb20b" fo:background-color="transparent" style:font-size-asian="13pt" style:font-weight-asian="bold" style:font-size-complex="13pt" style:font-weight-complex="bold"/>
    </style:style>
    <style:style style:name="P179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bold" officeooo:rsid="0104e227" officeooo:paragraph-rsid="0104e227" fo:background-color="transparent" style:font-size-asian="13pt" style:font-weight-asian="bold" style:font-size-complex="13pt" style:font-weight-complex="bold"/>
    </style:style>
    <style:style style:name="P180" style:family="paragraph" style:parent-style-name="Standard">
      <style:text-properties fo:font-variant="normal" fo:text-transform="none" fo:color="#000000" style:font-name="Verdana" fo:font-size="13pt" fo:letter-spacing="normal" fo:font-style="normal" style:text-underline-style="none" fo:font-weight="bold" officeooo:rsid="0106a0a4" officeooo:paragraph-rsid="0106a0a4" fo:background-color="transparent" style:font-size-asian="13pt" style:font-weight-asian="bold" style:font-size-complex="13pt" style:font-weight-complex="bold"/>
    </style:style>
    <style:style style:name="P181" style:family="paragraph" style:parent-style-name="Standard">
      <style:text-properties fo:font-variant="normal" fo:text-transform="none" fo:color="#000000" style:font-name="Verdana" fo:font-size="13pt" fo:letter-spacing="normal" fo:font-style="italic" style:text-underline-style="none" fo:font-weight="normal" officeooo:rsid="00efacd0" officeooo:paragraph-rsid="00efacd0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82" style:family="paragraph" style:parent-style-name="Standard">
      <style:text-properties fo:font-variant="normal" fo:text-transform="none" fo:color="#000000" style:font-name="Verdana" fo:font-size="13pt" fo:letter-spacing="normal" fo:font-style="italic" style:text-underline-style="none" fo:font-weight="bold" officeooo:rsid="00ea5812" officeooo:paragraph-rsid="00ea5812" fo:background-color="#fff5ce" style:font-size-asian="13pt" style:font-style-asian="italic" style:font-weight-asian="bold" style:font-size-complex="13pt" style:font-style-complex="italic" style:font-weight-complex="bold"/>
    </style:style>
    <style:style style:name="P183" style:family="paragraph" style:parent-style-name="Standard">
      <style:text-properties fo:font-variant="normal" fo:text-transform="none" fo:color="#000000" style:font-name="Verdana" fo:font-size="13pt" fo:letter-spacing="normal" fo:font-style="italic" style:text-underline-style="solid" style:text-underline-width="auto" style:text-underline-color="font-color" fo:font-weight="normal" officeooo:rsid="00fa27cf" officeooo:paragraph-rsid="00fa27cf" fo:background-color="#fff5ce" style:font-size-asian="13pt" style:font-style-asian="italic" style:font-weight-asian="normal" style:font-size-complex="13pt" style:font-style-complex="italic" style:font-weight-complex="normal"/>
    </style:style>
    <style:style style:name="P184" style:family="paragraph" style:parent-style-name="Standard">
      <style:text-properties fo:font-variant="normal" fo:text-transform="none" fo:color="#000000" style:font-name="Verdana" fo:font-size="13pt" fo:letter-spacing="normal" fo:font-style="italic" style:text-underline-style="solid" style:text-underline-width="auto" style:text-underline-color="font-color" fo:font-weight="normal" officeooo:rsid="010181e5" officeooo:paragraph-rsid="010181e5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85" style:family="paragraph" style:parent-style-name="Standard">
      <style:text-properties fo:font-variant="normal" fo:text-transform="none" fo:color="#000000" style:font-name="Verdana" fo:font-size="14pt" fo:letter-spacing="normal" fo:font-style="normal" style:text-underline-style="none" fo:font-weight="bold" officeooo:rsid="00e889d5" officeooo:paragraph-rsid="00e889d5" fo:background-color="#fff5ce" style:font-size-asian="14pt" style:font-weight-asian="bold" style:font-size-complex="14pt" style:font-weight-complex="bold"/>
    </style:style>
    <style:style style:name="P186" style:family="paragraph" style:parent-style-name="Standard">
      <style:text-properties fo:font-variant="normal" fo:text-transform="none" fo:color="#000000" style:font-name="Verdana" fo:font-size="14pt" fo:letter-spacing="normal" fo:font-style="normal" style:text-underline-style="none" fo:font-weight="bold" officeooo:rsid="00fb085a" officeooo:paragraph-rsid="00fb085a" fo:background-color="#fff5ce" style:font-size-asian="14pt" style:font-weight-asian="bold" style:font-size-complex="14pt" style:font-weight-complex="bold"/>
    </style:style>
    <style:style style:name="P187" style:family="paragraph" style:parent-style-name="Standard">
      <style:text-properties fo:font-variant="normal" fo:text-transform="none" fo:color="#000000" style:font-name="Verdana" fo:font-size="14pt" fo:letter-spacing="normal" fo:font-style="normal" style:text-underline-style="none" fo:font-weight="normal" officeooo:rsid="00e889d5" officeooo:paragraph-rsid="00e889d5" fo:background-color="#fff5ce" style:font-size-asian="14pt" style:font-weight-asian="normal" style:font-size-complex="14pt" style:font-weight-complex="normal"/>
    </style:style>
    <style:style style:name="P188" style:family="paragraph" style:parent-style-name="Standard">
      <style:text-properties fo:font-variant="normal" fo:text-transform="none" fo:color="#000000" style:font-name="Verdana" fo:font-size="14pt" fo:letter-spacing="normal" fo:font-style="normal" style:text-underline-style="none" fo:font-weight="normal" officeooo:rsid="00fb085a" officeooo:paragraph-rsid="00fb085a" fo:background-color="#fff5ce" style:font-size-asian="14pt" style:font-weight-asian="normal" style:font-size-complex="14pt" style:font-weight-complex="normal"/>
    </style:style>
    <style:style style:name="P189" style:family="paragraph" style:parent-style-name="Standard">
      <style:text-properties fo:font-variant="normal" fo:text-transform="none" fo:color="#000000" style:font-name="Verdana" fo:font-size="14pt" fo:letter-spacing="normal" fo:font-style="normal" style:text-underline-style="none" fo:font-weight="normal" officeooo:rsid="00f84979" officeooo:paragraph-rsid="00f84979" fo:background-color="#fff5ce" style:font-size-asian="14pt" style:font-style-asian="normal" style:font-weight-asian="normal" style:font-size-complex="14pt" style:font-style-complex="normal" style:font-weight-complex="normal"/>
    </style:style>
    <style:style style:name="P190" style:family="paragraph" style:parent-style-name="Standard">
      <style:text-properties fo:font-variant="normal" fo:text-transform="none" fo:color="#000000" style:font-name="Monospace" fo:font-size="9pt" fo:letter-spacing="normal" fo:font-style="normal" fo:font-weight="bold" officeooo:rsid="003a0626" officeooo:paragraph-rsid="0068f931" fo:background-color="#ffffff" style:font-size-asian="9pt" style:font-weight-asian="bold" style:font-size-complex="13pt" style:font-weight-complex="bold"/>
    </style:style>
    <style:style style:name="P191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68f931" officeooo:paragraph-rsid="0068f931" fo:background-color="#ffdbb6" style:font-size-asian="13pt" style:font-weight-asian="normal" style:font-size-complex="13pt" style:font-weight-complex="normal"/>
    </style:style>
    <style:style style:name="P192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3a0626" officeooo:paragraph-rsid="003a0626" fo:background-color="#ffdbb6" style:font-size-asian="13pt" style:font-weight-asian="normal" style:font-size-complex="13pt" style:font-weight-complex="normal"/>
    </style:style>
    <style:style style:name="P193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696923" officeooo:paragraph-rsid="00696923" fo:background-color="#ffdbb6" style:font-size-asian="13pt" style:font-weight-asian="normal" style:font-size-complex="13pt" style:font-weight-complex="normal"/>
    </style:style>
    <style:style style:name="P194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6ade3f" officeooo:paragraph-rsid="006ade3f" fo:background-color="#ffdbb6" style:font-size-asian="13pt" style:font-weight-asian="normal" style:font-size-complex="13pt" style:font-weight-complex="normal"/>
    </style:style>
    <style:style style:name="P195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3f4ab1" officeooo:paragraph-rsid="003f4ab1" fo:background-color="#ffe994" style:font-size-asian="13pt" style:font-weight-asian="normal" style:font-size-complex="13pt" style:font-weight-complex="normal"/>
    </style:style>
    <style:style style:name="P196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8b6773" officeooo:paragraph-rsid="008b6773" fo:background-color="transparent" style:font-size-asian="13pt" style:font-weight-asian="normal" style:font-size-complex="13pt" style:font-weight-complex="normal"/>
    </style:style>
    <style:style style:name="P197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8dfc4e" officeooo:paragraph-rsid="008b6773" fo:background-color="transparent" style:font-size-asian="13pt" style:font-weight-asian="normal" style:font-size-complex="13pt" style:font-weight-complex="normal"/>
    </style:style>
    <style:style style:name="P198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be9bfd" officeooo:paragraph-rsid="00bd75d7" fo:background-color="transparent" style:font-size-asian="13pt" style:font-weight-asian="normal" style:font-size-complex="13pt" style:font-weight-complex="normal"/>
    </style:style>
    <style:style style:name="P199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92afd7" officeooo:paragraph-rsid="0092afd7" fo:background-color="#fff5ce" style:font-size-asian="13pt" style:font-weight-asian="normal" style:font-size-complex="13pt" style:font-weight-complex="normal"/>
    </style:style>
    <style:style style:name="P200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9eb3ff" officeooo:paragraph-rsid="009eb3ff" fo:background-color="#fff5ce" style:font-size-asian="13pt" style:font-weight-asian="normal" style:font-size-complex="13pt" style:font-weight-complex="normal"/>
    </style:style>
    <style:style style:name="P201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be9bfd" officeooo:paragraph-rsid="00be9bfd" fo:background-color="#fff5ce" style:font-size-asian="13pt" style:font-weight-asian="normal" style:font-size-complex="13pt" style:font-weight-complex="normal"/>
    </style:style>
    <style:style style:name="P202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bd75d7" officeooo:paragraph-rsid="00bd75d7" fo:background-color="#fff5ce" style:font-size-asian="13pt" style:font-weight-asian="normal" style:font-size-complex="13pt" style:font-weight-complex="normal"/>
    </style:style>
    <style:style style:name="P203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c091cc" officeooo:paragraph-rsid="00c091cc" fo:background-color="#fff5ce" style:font-size-asian="13pt" style:font-weight-asian="normal" style:font-size-complex="13pt" style:font-weight-complex="normal"/>
    </style:style>
    <style:style style:name="P204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c091cc" officeooo:paragraph-rsid="00c091cc" fo:background-color="#fff5ce" style:font-size-asian="13pt" style:font-weight-asian="normal" style:font-size-complex="13pt" style:font-weight-complex="normal"/>
    </style:style>
    <style:style style:name="P205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c22e6c" officeooo:paragraph-rsid="00c22e6c" fo:background-color="#fff5ce" style:font-size-asian="13pt" style:font-weight-asian="normal" style:font-size-complex="13pt" style:font-weight-complex="normal"/>
    </style:style>
    <style:style style:name="P206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rsid="00c41fb3" officeooo:paragraph-rsid="00c41fb3" fo:background-color="#fff5ce" style:font-size-asian="13pt" style:font-weight-asian="normal" style:font-size-complex="13pt" style:font-weight-complex="normal"/>
    </style:style>
    <style:style style:name="P207" style:family="paragraph" style:parent-style-name="Standard">
      <style:text-properties fo:font-variant="normal" fo:text-transform="none" fo:color="#000000" style:font-name="Monospace" fo:font-size="13pt" fo:letter-spacing="normal" fo:font-style="normal" fo:font-weight="normal" officeooo:paragraph-rsid="00c41fb3"/>
    </style:style>
    <style:style style:name="P208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696923" officeooo:paragraph-rsid="00696923" fo:background-color="#ffdbb6" style:font-size-asian="13pt" style:font-weight-asian="bold" style:font-size-complex="13pt" style:font-weight-complex="bold"/>
    </style:style>
    <style:style style:name="P209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6ade3f" officeooo:paragraph-rsid="006ade3f" fo:background-color="#ffdbb6" style:font-size-asian="13pt" style:font-weight-asian="bold" style:font-size-complex="13pt" style:font-weight-complex="bold"/>
    </style:style>
    <style:style style:name="P210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6edb5c" officeooo:paragraph-rsid="006edb5c" fo:background-color="#ffdbb6" style:font-size-asian="13pt" style:font-weight-asian="bold" style:font-size-complex="13pt" style:font-weight-complex="bold"/>
    </style:style>
    <style:style style:name="P211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bd75d7" officeooo:paragraph-rsid="00bd75d7" fo:background-color="#afd095" style:font-size-asian="13pt" style:font-weight-asian="bold" style:font-size-complex="13pt" style:font-weight-complex="bold"/>
    </style:style>
    <style:style style:name="P212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c41fb3" officeooo:paragraph-rsid="00c41fb3" fo:background-color="#fff5ce" style:font-size-asian="13pt" style:font-weight-asian="bold" style:font-size-complex="13pt" style:font-weight-complex="bold"/>
    </style:style>
    <style:style style:name="P213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c22e6c" officeooo:paragraph-rsid="00c22e6c" fo:background-color="transparent" style:font-size-asian="13pt" style:font-weight-asian="bold" style:font-size-complex="13pt" style:font-weight-complex="bold"/>
    </style:style>
    <style:style style:name="P214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c21ba8" officeooo:paragraph-rsid="00c21ba8" fo:background-color="#b4c7dc" style:font-size-asian="13pt" style:font-weight-asian="bold" style:font-size-complex="13pt" style:font-weight-complex="bold"/>
    </style:style>
    <style:style style:name="P215" style:family="paragraph" style:parent-style-name="Standard">
      <style:text-properties fo:font-variant="normal" fo:text-transform="none" fo:color="#000000" style:font-name="Monospace" fo:font-size="13pt" fo:letter-spacing="normal" fo:font-style="normal" fo:font-weight="bold" officeooo:rsid="00c22e6c" officeooo:paragraph-rsid="00c22e6c" fo:background-color="#b4c7dc" style:font-size-asian="13pt" style:font-weight-asian="bold" style:font-size-complex="13pt" style:font-weight-complex="bold"/>
    </style:style>
    <style:style style:name="P216" style:family="paragraph" style:parent-style-name="Standard">
      <style:text-properties fo:font-variant="normal" fo:text-transform="none" fo:color="#000000" style:font-name="Monospace" fo:font-size="13pt" fo:letter-spacing="normal" fo:font-style="normal" style:text-underline-style="solid" style:text-underline-width="auto" style:text-underline-color="font-color" fo:font-weight="normal" officeooo:rsid="00be9bfd" officeooo:paragraph-rsid="00bd75d7" fo:background-color="transparent" style:font-size-asian="13pt" style:font-weight-asian="normal" style:font-size-complex="13pt" style:font-weight-complex="normal"/>
    </style:style>
    <style:style style:name="P217" style:family="paragraph" style:parent-style-name="Standard">
      <style:text-properties fo:font-variant="normal" fo:text-transform="none" fo:color="#000000" style:font-name="Monospace" fo:font-size="13pt" fo:letter-spacing="normal" fo:font-style="italic" fo:font-weight="bold" officeooo:rsid="00a1e235" officeooo:paragraph-rsid="00a1e235" fo:background-color="#fff5ce" style:font-size-asian="13pt" style:font-style-asian="italic" style:font-weight-asian="bold" style:font-size-complex="13pt" style:font-style-complex="italic" style:font-weight-complex="normal"/>
    </style:style>
    <style:style style:name="P218" style:family="paragraph" style:parent-style-name="Standard">
      <style:text-properties fo:font-variant="normal" fo:text-transform="none" fo:color="#000000" style:font-name="Monospace" fo:font-size="13pt" fo:letter-spacing="normal" fo:font-style="italic" fo:font-weight="bold" officeooo:rsid="00bbfe66" officeooo:paragraph-rsid="00bc5e7c" fo:background-color="#fff5ce" style:font-size-asian="13pt" style:font-style-asian="italic" style:font-weight-asian="bold" style:font-size-complex="13pt" style:font-style-complex="italic" style:font-weight-complex="bold"/>
    </style:style>
    <style:style style:name="P219" style:family="paragraph" style:parent-style-name="Standard">
      <style:text-properties fo:font-variant="normal" fo:text-transform="none" fo:color="#000000" style:font-name="Monospace" fo:font-size="13pt" fo:letter-spacing="normal" fo:font-style="italic" fo:font-weight="bold" officeooo:rsid="00bbfe66" officeooo:paragraph-rsid="00bbfe66" fo:background-color="#b4c7dc" style:font-size-asian="13pt" style:font-style-asian="italic" style:font-weight-asian="bold" style:font-size-complex="13pt" style:font-style-complex="italic" style:font-weight-complex="bold"/>
    </style:style>
    <style:style style:name="P220" style:family="paragraph" style:parent-style-name="Standard">
      <style:text-properties fo:font-variant="normal" fo:text-transform="none" fo:color="#000000" style:font-name="Monospace" fo:font-size="13pt" fo:letter-spacing="normal" fo:font-style="italic" fo:font-weight="bold" officeooo:rsid="00bbfe66" officeooo:paragraph-rsid="00bc5e7c" fo:background-color="#b4c7dc" style:font-size-asian="13pt" style:font-style-asian="italic" style:font-weight-asian="bold" style:font-size-complex="13pt" style:font-style-complex="italic" style:font-weight-complex="bold"/>
    </style:style>
    <style:style style:name="P221" style:family="paragraph" style:parent-style-name="Standard">
      <style:text-properties fo:font-variant="normal" fo:text-transform="none" fo:color="#000000" style:font-name="Monospace" fo:font-size="13pt" fo:letter-spacing="normal" fo:font-style="italic" fo:font-weight="bold" officeooo:rsid="008b6773" officeooo:paragraph-rsid="008b6773" fo:background-color="transparent" style:font-size-asian="13pt" style:font-style-asian="italic" style:font-weight-asian="bold" style:font-size-complex="13pt" style:font-style-complex="italic" style:font-weight-complex="bold"/>
    </style:style>
    <style:style style:name="P222" style:family="paragraph" style:parent-style-name="Standard">
      <style:text-properties fo:font-variant="normal" fo:text-transform="none" fo:color="#000000" style:font-name="Monospace" fo:font-size="13pt" fo:letter-spacing="normal" fo:font-style="italic" style:text-underline-style="solid" style:text-underline-width="auto" style:text-underline-color="font-color" fo:font-weight="normal" officeooo:rsid="008fd8ce" officeooo:paragraph-rsid="008fd8ce" fo:background-color="#fff5ce" style:font-size-asian="13pt" style:font-style-asian="italic" style:font-weight-asian="normal" style:font-size-complex="13pt" style:font-style-complex="italic" style:font-weight-complex="normal"/>
    </style:style>
    <style:style style:name="P223" style:family="paragraph" style:parent-style-name="Standard">
      <style:text-properties fo:font-variant="normal" fo:text-transform="none" fo:color="#000000" style:font-name="Monospace" fo:font-size="13pt" fo:letter-spacing="normal" fo:font-style="italic" style:text-underline-style="solid" style:text-underline-width="auto" style:text-underline-color="font-color" fo:font-weight="normal" officeooo:rsid="00c0c192" officeooo:paragraph-rsid="00c0c192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224" style:family="paragraph" style:parent-style-name="Standard">
      <style:text-properties fo:font-variant="normal" fo:text-transform="none" fo:color="#800000" style:font-name="Verdana" fo:font-size="12pt" fo:letter-spacing="normal" fo:font-style="normal" style:text-underline-style="none" fo:font-weight="bold" officeooo:rsid="005b482b" officeooo:paragraph-rsid="005b482b" fo:background-color="#fffae3" style:font-size-asian="12pt" style:font-style-asian="normal" style:font-weight-asian="bold" style:font-size-complex="12pt" style:font-style-complex="normal" style:font-weight-complex="normal"/>
    </style:style>
    <style:style style:name="P225" style:family="paragraph" style:parent-style-name="Standard">
      <style:text-properties fo:font-variant="normal" fo:text-transform="none" fo:color="#800000" style:font-name="Verdana" fo:font-size="12pt" fo:letter-spacing="normal" fo:font-style="normal" style:text-underline-style="solid" style:text-underline-width="auto" style:text-underline-color="font-color" fo:font-weight="bold" officeooo:rsid="0064597c" officeooo:paragraph-rsid="0064597c" fo:background-color="#fffae3" style:font-size-asian="12pt" style:font-style-asian="normal" style:font-weight-asian="bold" style:font-size-complex="12pt" style:font-style-complex="normal" style:font-weight-complex="bold"/>
    </style:style>
    <style:style style:name="P226" style:family="paragraph" style:parent-style-name="Standard">
      <style:text-properties fo:font-variant="normal" fo:text-transform="none" fo:color="#800000" style:font-name="Monospace" fo:font-size="9pt" fo:letter-spacing="normal" fo:font-style="normal" style:text-underline-style="none" fo:font-weight="bold" officeooo:rsid="005b482b" officeooo:paragraph-rsid="005b482b" fo:background-color="#fffae3" style:font-size-asian="9pt" style:font-style-asian="normal" style:font-weight-asian="bold" style:font-size-complex="14pt" style:font-style-complex="normal" style:font-weight-complex="normal"/>
    </style:style>
    <style:style style:name="P227" style:family="paragraph" style:parent-style-name="Standard">
      <style:text-properties fo:font-variant="normal" fo:text-transform="none" fo:color="#800000" style:font-name="Monospace" fo:font-size="13pt" fo:letter-spacing="normal" fo:font-style="normal" fo:font-weight="normal" officeooo:rsid="006edb5c" officeooo:paragraph-rsid="006edb5c" fo:background-color="#ffdbb6" style:font-size-asian="13pt" style:font-weight-asian="normal" style:font-size-complex="13pt" style:font-weight-complex="normal"/>
    </style:style>
    <style:style style:name="P228" style:family="paragraph" style:parent-style-name="Standard">
      <style:text-properties fo:font-variant="normal" fo:text-transform="none" fo:color="#800000" style:font-name="Monospace" fo:font-size="13pt" fo:letter-spacing="normal" fo:font-style="normal" fo:font-weight="normal" officeooo:rsid="0092afd7" officeooo:paragraph-rsid="0092afd7" fo:background-color="#fff5ce" style:font-size-asian="13pt" style:font-weight-asian="normal" style:font-size-complex="13pt" style:font-weight-complex="normal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normal" fo:font-weight="bold" fo:background-color="#ffffff" style:font-size-asian="12pt" style:font-style-asian="normal" style:font-weight-asian="bold" style:font-size-complex="12pt" style:font-style-complex="normal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normal" style:text-underline-style="none" fo:font-weight="bold" officeooo:rsid="005c8798" officeooo:paragraph-rsid="005c8798" fo:background-color="#ffffff" style:font-size-asian="12pt" style:font-style-asian="normal" style:font-weight-asian="bold" style:font-size-complex="12pt" style:font-style-complex="normal" style:font-weight-complex="normal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normal" style:text-underline-style="none" fo:font-weight="normal" officeooo:rsid="005ff81b" officeooo:paragraph-rsid="005ff81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normal" style:text-underline-style="solid" style:text-underline-width="auto" style:text-underline-color="font-color" fo:font-weight="bold" officeooo:rsid="005b482b" officeooo:paragraph-rsid="005b482b" fo:background-color="#ffffff" style:font-size-asian="12pt" style:font-style-asian="normal" style:font-weight-asian="bold" style:font-size-complex="12pt" style:font-style-complex="normal" style:font-weight-complex="bold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normal" style:text-underline-style="solid" style:text-underline-width="auto" style:text-underline-color="font-color" fo:font-weight="normal" officeooo:rsid="005b482b" officeooo:paragraph-rsid="005b482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2pt" fo:font-style="italic" style:text-underline-style="solid" style:text-underline-width="auto" style:text-underline-color="font-color" fo:font-weight="normal" officeooo:rsid="005c8798" officeooo:paragraph-rsid="005c8798" fo:background-color="#ffffff" style:font-size-asian="12pt" style:font-style-asian="italic" style:font-weight-asian="normal" style:font-size-complex="12pt" style:font-style-complex="italic" style:font-weight-complex="normal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fo:font-weight="normal" fo:background-color="#ffdbb6" style:font-size-asian="13pt" style:font-weight-asian="normal" style:font-size-complex="13pt" style:font-weight-complex="normal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fo:font-weight="normal" fo:background-color="#fff5ce" style:font-size-asian="13pt" style:font-weight-asian="normal" style:font-size-complex="13pt" style:font-weight-complex="normal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fo:font-weight="normal" officeooo:rsid="00a61b97" officeooo:paragraph-rsid="00a61b97" fo:background-color="#fff5ce" style:font-size-asian="13pt" style:font-weight-asian="normal" style:font-size-complex="13pt" style:font-weight-complex="normal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fo:background-color="#fff5ce" style:font-size-asian="13pt" style:font-size-complex="13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fo:font-weight="bold" fo:background-color="#fff5ce" style:font-size-asian="13pt" style:font-weight-asian="bold" style:font-size-complex="13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Monospace" fo:font-size="13pt" fo:font-weight="normal" fo:background-color="#fff5ce" style:font-size-asian="13pt" style:font-weight-asian="normal" style:font-size-complex="13pt" style:font-weight-complex="normal"/>
    </style:style>
    <style:style style:name="P241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color="#000000" style:font-name="Monospace" fo:font-size="13pt" fo:font-weight="bold" fo:background-color="#fff5ce" style:font-size-asian="13pt" style:font-weight-asian="bold" style:font-size-complex="13pt" style:font-weight-complex="normal"/>
    </style:style>
    <style:style style:name="P242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color="#000000" style:font-name="Monospace" fo:font-size="13pt" fo:font-weight="bold" officeooo:paragraph-rsid="00b72895" fo:background-color="#fff5ce" style:font-size-asian="13pt" style:font-weight-asian="bold" style:font-size-complex="13pt"/>
    </style:style>
    <style:style style:name="P243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color="#000000" fo:font-size="13pt" fo:font-weight="normal" officeooo:paragraph-rsid="00bb291a" fo:background-color="#fff5ce" style:font-size-asian="13pt" style:font-weight-asian="normal" style:font-size-complex="13pt" style:font-weight-complex="normal"/>
    </style:style>
    <style:style style:name="P244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000000" style:font-name="Verdana" fo:font-size="13pt" fo:letter-spacing="normal" fo:font-style="normal" style:text-underline-style="solid" style:text-underline-width="auto" style:text-underline-color="font-color" fo:font-weight="bold" officeooo:rsid="00b56bda" officeooo:paragraph-rsid="00b56bda" fo:background-color="transparent" style:font-size-asian="13pt" style:font-weight-asian="bold" style:font-size-complex="13pt" style:font-weight-complex="bold"/>
    </style:style>
    <style:style style:name="P245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000000" style:font-name="Monospace" fo:font-size="13pt" fo:letter-spacing="normal" fo:font-style="italic" fo:font-weight="normal" officeooo:rsid="00b84c7e" officeooo:paragraph-rsid="00b84c7e" fo:background-color="#fff5ce" style:font-size-asian="13pt" style:font-style-asian="italic" style:font-weight-asian="normal" style:font-size-complex="13pt" style:font-style-complex="italic" style:font-weight-complex="normal"/>
    </style:style>
    <style:style style:name="P246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officeooo:paragraph-rsid="00c6f2eb"/>
    </style:style>
    <style:style style:name="P247" style:family="paragraph" style:parent-style-name="Standard">
      <style:paragraph-properties fo:margin-left="0cm" fo:margin-right="0cm" fo:margin-top="0.635cm" fo:margin-bottom="0.635cm" loext:contextual-spacing="false" fo:orphans="2" fo:widows="2" fo:text-indent="0cm" style:auto-text-indent="false"/>
      <style:text-properties officeooo:paragraph-rsid="00cb34f2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#fff5ce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3pt" fo:background-color="#fff5ce" style:font-size-asian="13pt" style:font-size-complex="13pt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3pt" fo:font-weight="normal" fo:background-color="#fff5ce" style:font-size-asian="13pt" style:font-weight-asian="normal" style:font-size-complex="13pt" style:font-weight-complex="normal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3pt" fo:font-weight="normal" fo:background-color="#ffe994" style:font-size-asian="13pt" style:font-weight-asian="normal" style:font-size-complex="13pt" style:font-weight-complex="normal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4pt" fo:font-weight="bold" officeooo:rsid="00fd11d4" officeooo:paragraph-rsid="00fd11d4" fo:background-color="#fff5ce" style:font-size-asian="14pt" style:font-weight-asian="bold" style:font-size-complex="14pt" style:font-weight-complex="bold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4pt" fo:font-weight="normal" fo:background-color="#fff5ce" style:font-size-asian="14pt" style:font-weight-asian="normal" style:font-size-complex="14pt" style:font-weight-complex="normal"/>
    </style:style>
    <style:style style:name="P254" style:family="paragraph" style:parent-style-name="Text_20_body">
      <style:text-properties fo:font-variant="normal" fo:text-transform="none" fo:color="#494747" style:font-name="Verdana" fo:font-size="13pt" fo:letter-spacing="normal" fo:font-style="italic" style:text-underline-style="solid" style:text-underline-width="auto" style:text-underline-color="font-color" fo:font-weight="normal" officeooo:rsid="0080c12c" officeooo:paragraph-rsid="0080c12c" style:font-size-asian="13pt" style:font-style-asian="italic" style:font-size-complex="13pt" style:font-style-complex="italic"/>
    </style:style>
    <style:style style:name="P255" style:family="paragraph" style:parent-style-name="Text_20_body" style:list-style-name="L1">
      <style:paragraph-properties fo:margin-top="0cm" fo:margin-bottom="0.265cm" loext:contextual-spacing="false" fo:orphans="2" fo:widows="2"/>
    </style:style>
    <style:style style:name="P256" style:family="paragraph" style:parent-style-name="Text_20_body" style:list-style-name="L1">
      <style:paragraph-properties fo:margin-top="0cm" fo:margin-bottom="0.265cm" loext:contextual-spacing="false" fo:orphans="2" fo:widows="2"/>
      <style:text-properties officeooo:paragraph-rsid="00508ee5"/>
    </style:style>
    <style:style style:name="P257" style:family="paragraph" style:parent-style-name="Text_20_body" style:list-style-name="L2">
      <style:paragraph-properties fo:margin-top="0cm" fo:margin-bottom="0.265cm" loext:contextual-spacing="false" fo:orphans="2" fo:widows="2"/>
    </style:style>
    <style:style style:name="P258" style:family="paragraph" style:parent-style-name="Text_20_body" style:list-style-name="L3">
      <style:paragraph-properties fo:margin-top="0cm" fo:margin-bottom="0.265cm" loext:contextual-spacing="false" fo:orphans="2" fo:widows="2"/>
    </style:style>
    <style:style style:name="P259" style:family="paragraph" style:parent-style-name="Text_20_body" style:list-style-name="L3">
      <style:paragraph-properties fo:margin-top="0cm" fo:margin-bottom="0.265cm" loext:contextual-spacing="false" fo:orphans="2" fo:widows="2"/>
      <style:text-properties officeooo:paragraph-rsid="00a4d308"/>
    </style:style>
    <style:style style:name="P260" style:family="paragraph" style:parent-style-name="Text_20_body" style:list-style-name="L4">
      <style:paragraph-properties fo:margin-top="0cm" fo:margin-bottom="0.265cm" loext:contextual-spacing="false" fo:orphans="2" fo:widows="2"/>
    </style:style>
    <style:style style:name="P261" style:family="paragraph" style:parent-style-name="Text_20_body" style:list-style-name="L4">
      <style:paragraph-properties fo:margin-top="0cm" fo:margin-bottom="0.265cm" loext:contextual-spacing="false" fo:orphans="2" fo:widows="2"/>
      <style:text-properties officeooo:paragraph-rsid="00b29d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8c06" style:font-weight-asian="bold" style:font-weight-complex="bold"/>
    </style:style>
    <style:style style:name="T3" style:family="text">
      <style:text-properties fo:font-weight="bold" officeooo:rsid="0028dd30" style:font-weight-asian="bold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officeooo:rsid="00cd1a12" fo:background-color="#ffff00" loext:char-shading-value="0" style:font-weight-asian="bold" style:font-weight-complex="bold"/>
    </style:style>
    <style:style style:name="T8" style:family="text">
      <style:text-properties fo:font-weight="bold" fo:background-color="#99ccff" loext:char-shading-value="0" style:font-weight-asian="bold"/>
    </style:style>
    <style:style style:name="T9" style:family="text">
      <style:text-properties fo:font-weight="bold" fo:background-color="#fffae3" loext:char-shading-value="0" style:font-weight-asian="bold"/>
    </style:style>
    <style:style style:name="T10" style:family="text">
      <style:text-properties officeooo:rsid="00081b74"/>
    </style:style>
    <style:style style:name="T11" style:family="text">
      <style:text-properties officeooo:rsid="000a8c0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d18d4" style:font-weight-asian="normal" style:font-weight-complex="normal"/>
    </style:style>
    <style:style style:name="T14" style:family="text">
      <style:text-properties fo:font-weight="normal" officeooo:rsid="00634467" style:font-weight-asian="normal" style:font-weight-complex="normal"/>
    </style:style>
    <style:style style:name="T15" style:family="text">
      <style:text-properties officeooo:rsid="0013db0d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1e8ad6"/>
    </style:style>
    <style:style style:name="T18" style:family="text">
      <style:text-properties officeooo:rsid="002aaa2a"/>
    </style:style>
    <style:style style:name="T19" style:family="text">
      <style:text-properties officeooo:rsid="002cb992"/>
    </style:style>
    <style:style style:name="T20" style:family="text">
      <style:text-properties fo:font-variant="normal" fo:text-transform="none" fo:color="#494747" style:text-line-through-style="none" style:text-line-through-type="none" style:font-name="Verdana" fo:font-size="13pt" fo:letter-spacing="normal" fo:font-style="normal" style:text-underline-style="none" fo:font-weight="normal" style:text-blinking="false" style:font-size-asian="13pt" style:font-size-complex="13pt"/>
    </style:style>
    <style:style style:name="T21" style:family="text">
      <style:text-properties fo:font-variant="normal" fo:text-transform="none" fo:color="#494747" style:font-name="Verdana" fo:font-size="13pt" fo:letter-spacing="normal" fo:font-style="normal" fo:font-weight="normal" style:font-size-asian="13pt" style:font-size-complex="13pt"/>
    </style:style>
    <style:style style:name="T22" style:family="text">
      <style:text-properties fo:font-variant="normal" fo:text-transform="none" fo:color="#494747" style:font-name="Verdana" fo:font-size="13pt" fo:letter-spacing="normal" fo:font-style="normal" fo:font-weight="normal" officeooo:rsid="0066ddf6" style:font-size-asian="13pt" style:font-size-complex="13pt"/>
    </style:style>
    <style:style style:name="T23" style:family="text">
      <style:text-properties fo:font-variant="normal" fo:text-transform="none" fo:color="#494747" style:font-name="Verdana" fo:font-size="13pt" fo:letter-spacing="normal" fo:font-style="normal" fo:font-weight="normal" officeooo:rsid="00cb34f2" fo:background-color="#fff5ce" loext:char-shading-value="0" style:font-size-asian="13pt" style:font-weight-asian="normal" style:font-size-complex="13pt" style:font-weight-complex="normal"/>
    </style:style>
    <style:style style:name="T24" style:family="text">
      <style:text-properties fo:font-variant="normal" fo:text-transform="none" fo:color="#494747" style:font-name="Verdana" fo:font-size="13pt" fo:letter-spacing="normal" fo:font-style="normal" fo:font-weight="bold" officeooo:rsid="00cb34f2" fo:background-color="#fff5ce" loext:char-shading-value="0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normal" style:text-blinking="false" style:font-size-asian="13pt" style:font-size-complex="13pt"/>
    </style:style>
    <style:style style:name="T26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normal" officeooo:rsid="00508ee5" style:text-blinking="false" style:font-size-asian="13pt" style:font-size-complex="13pt"/>
    </style:style>
    <style:style style:name="T27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normal" officeooo:rsid="0052798b" style:text-blinking="false" style:font-size-asian="13pt" style:font-size-complex="13pt"/>
    </style:style>
    <style:style style:name="T28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normal" officeooo:rsid="006821b6" style:text-blinking="false" style:font-size-asian="13pt" style:font-size-complex="13pt"/>
    </style:style>
    <style:style style:name="T29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normal" officeooo:rsid="00a4d308" style:text-blinking="false" style:font-size-asian="13pt" style:font-size-complex="13pt"/>
    </style:style>
    <style:style style:name="T30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normal" officeooo:rsid="00b29dbc" style:text-blinking="false" style:font-size-asian="13pt" style:font-size-complex="13pt"/>
    </style:style>
    <style:style style:name="T31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normal" officeooo:rsid="0052798b" style:text-blinking="false" fo:background-color="#fffae3" loext:char-shading-value="0" style:font-size-asian="13pt" style:font-weight-asian="bold" style:font-size-complex="13pt"/>
    </style:style>
    <style:style style:name="T32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normal" style:text-blinking="false" fo:background-color="#ffdbb6" loext:char-shading-value="0" style:font-size-asian="13pt" style:font-weight-asian="normal" style:font-size-complex="13pt" style:font-weight-complex="normal"/>
    </style:style>
    <style:style style:name="T33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bold" officeooo:rsid="0078b4bc" style:text-blinking="false" style:font-size-asian="13pt" style:font-weight-asian="bold" style:font-size-complex="13pt" style:font-weight-complex="bold"/>
    </style:style>
    <style:style style:name="T34" style:family="text">
      <style:text-properties fo:font-variant="normal" fo:text-transform="none" fo:color="#006cbc" style:text-line-through-style="none" style:text-line-through-type="none" style:font-name="Verdana" fo:font-size="13pt" fo:letter-spacing="normal" fo:font-style="normal" style:text-underline-style="none" fo:font-weight="bold" officeooo:rsid="0078b4bc" style:text-blinking="false" fo:background-color="#ffdbb6" loext:char-shading-value="0" style:font-size-asian="13pt" style:font-weight-asian="bold" style:font-size-complex="13pt" style:font-weight-complex="bold"/>
    </style:style>
    <style:style style:name="T35" style:family="text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2afd7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36" style:family="text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4eb92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37" style:family="text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c844e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38" style:family="text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6e6ca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39" style:family="text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d9459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40" style:family="text">
      <style:text-properties fo:font-variant="normal" fo:text-transform="none" fo:color="#21313c" style:font-name="Monospace" fo:font-size="13pt" fo:letter-spacing="normal" fo:font-style="italic" style:text-underline-style="solid" style:text-underline-width="auto" style:text-underline-color="font-color" fo:font-weight="bold" officeooo:rsid="009e889a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Verdana" fo:font-size="13pt" fo:letter-spacing="normal" fo:font-style="normal" style:text-underline-style="none" fo:font-weight="normal" officeooo:rsid="0052798b" style:text-blinking="false" fo:background-color="#fffae3" loext:char-shading-value="0" style:font-size-asian="13pt" style:font-size-complex="13pt"/>
    </style:style>
    <style:style style:name="T42" style:family="text">
      <style:text-properties fo:font-variant="normal" fo:text-transform="none" fo:color="#000000" style:text-line-through-style="none" style:text-line-through-type="none" style:font-name="Verdana" fo:font-size="13pt" fo:letter-spacing="normal" fo:font-style="normal" style:text-underline-style="none" fo:font-weight="normal" officeooo:rsid="0052f016" style:text-blinking="false" fo:background-color="#fffae3" loext:char-shading-value="0" style:font-size-asian="13pt" style:font-weight-asian="bold" style:font-size-complex="13pt"/>
    </style:style>
    <style:style style:name="T43" style:family="text">
      <style:text-properties fo:font-variant="normal" fo:text-transform="none" fo:color="#000000" style:text-line-through-style="none" style:text-line-through-type="none" style:font-name="Verdana" fo:font-size="13pt" fo:letter-spacing="normal" fo:font-style="normal" style:text-underline-style="none" fo:font-weight="normal" officeooo:rsid="0078b4bc" style:text-blinking="false" fo:background-color="transparent" loext:char-shading-value="0" style:font-size-asian="13pt" style:font-weight-asian="normal" style:font-size-complex="13pt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Verdana" fo:font-size="13pt" fo:letter-spacing="normal" fo:font-style="normal" style:text-underline-style="none" fo:font-weight="normal" officeooo:rsid="007d793e" style:text-blinking="false" fo:background-color="transparent" loext:char-shading-value="0" style:font-size-asian="13pt" style:font-weight-asian="normal" style:font-size-complex="13pt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Verdana" fo:font-size="13pt" fo:letter-spacing="normal" fo:font-style="normal" style:text-underline-style="none" fo:font-weight="bold" officeooo:rsid="007cff19" style:text-blinking="false" fo:background-color="transparent" loext:char-shading-value="0" style:font-size-asian="13pt" style:font-weight-asian="bold" style:font-size-complex="13pt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font-name="Verdana" fo:font-size="13pt" fo:letter-spacing="normal" fo:font-style="normal" style:text-underline-style="none" fo:font-weight="bold" officeooo:rsid="007d793e" style:text-blinking="false" fo:background-color="transparent" loext:char-shading-value="0" style:font-size-asian="13pt" style:font-weight-asian="bold" style:font-size-complex="13pt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font-name="Verdana" fo:font-size="13pt" fo:letter-spacing="normal" fo:font-style="normal" style:text-underline-style="none" fo:font-weight="bold" officeooo:rsid="007cff19" style:text-blinking="false" fo:background-color="transparent" loext:char-shading-value="0" style:font-name-asian="Noto Sans Mono CJK SC" style:font-size-asian="13pt" style:font-weight-asian="bold" style:font-name-complex="Liberation Mono" style:font-size-complex="13pt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font-name="Monospace1" fo:font-size="13pt" fo:letter-spacing="normal" fo:font-style="normal" style:text-underline-style="none" fo:font-weight="normal" style:text-blinking="false" fo:background-color="#ffdbb6" loext:char-shading-value="0" style:font-size-asian="13pt" style:font-weight-asian="normal" style:font-size-complex="13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Monospace1" fo:font-size="13pt" fo:letter-spacing="normal" fo:font-style="normal" style:text-underline-style="none" fo:font-weight="normal" officeooo:rsid="0078b4bc" style:text-blinking="false" fo:background-color="#ffdbb6" loext:char-shading-value="0" style:font-size-asian="13pt" style:font-weight-asian="normal" style:font-size-complex="13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Monospace1" fo:font-size="13pt" fo:letter-spacing="normal" fo:font-style="normal" style:text-underline-style="none" fo:font-weight="normal" officeooo:rsid="007d793e" style:text-blinking="false" fo:background-color="transparent" loext:char-shading-value="0" style:font-size-asian="13pt" style:font-weight-asian="normal" style:font-size-complex="13pt" style:font-weight-complex="normal"/>
    </style:style>
    <style:style style:name="T51" style:family="text">
      <style:text-properties fo:font-variant="normal" fo:text-transform="none" fo:color="#000000" style:font-name="Monospace1" fo:font-size="14pt" fo:letter-spacing="normal" fo:font-style="normal" fo:font-weight="normal" officeooo:rsid="00b6b363" fo:background-color="#fff5ce" loext:char-shading-value="0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000000" style:font-name="Monospace1" fo:font-size="13pt" fo:letter-spacing="normal" fo:font-style="normal" fo:font-weight="bold" officeooo:rsid="00cb34f2" fo:background-color="#fff5ce" loext:char-shading-value="0" style:font-size-asian="13pt" style:font-weight-asian="bold" style:font-size-complex="13pt" style:font-weight-complex="bold"/>
    </style:style>
    <style:style style:name="T53" style:family="text">
      <style:text-properties fo:font-variant="normal" fo:text-transform="none" fo:color="#000000" style:font-name="Monospace" fo:letter-spacing="normal" fo:font-style="normal" style:text-underline-style="none" officeooo:rsid="008fd8ce" style:font-style-asian="normal" style:font-style-complex="normal"/>
    </style:style>
    <style:style style:name="T54" style:family="text">
      <style:text-properties fo:font-variant="normal" fo:text-transform="none" fo:color="#000000" style:font-name="Monospace" fo:font-size="13pt" fo:letter-spacing="normal" fo:font-style="italic" fo:font-weight="bold" officeooo:rsid="00bbfe66" fo:background-color="#b4c7dc" loext:char-shading-value="0" style:font-size-asian="13pt" style:font-style-asian="italic" style:font-weight-asian="bold" style:font-size-complex="13pt" style:font-style-complex="italic" style:font-weight-complex="bold"/>
    </style:style>
    <style:style style:name="T55" style:family="text">
      <style:text-properties fo:font-variant="normal" fo:text-transform="none" fo:color="#000000" style:font-name="Monospace" fo:font-size="13pt" fo:letter-spacing="normal" fo:font-style="italic" fo:font-weight="bold" officeooo:rsid="00bc5e7c" fo:background-color="#b4c7dc" loext:char-shading-value="0" style:font-size-asian="13pt" style:font-style-asian="italic" style:font-weight-asian="bold" style:font-size-complex="13pt" style:font-style-complex="italic" style:font-weight-complex="bold"/>
    </style:style>
    <style:style style:name="T56" style:family="text">
      <style:text-properties fo:font-variant="normal" fo:text-transform="none" fo:color="#000000" style:font-name="Monospace" fo:font-size="13pt" fo:letter-spacing="normal" fo:font-style="italic" style:font-size-asian="13pt" style:font-style-asian="italic" style:font-size-complex="13pt" style:font-style-complex="italic"/>
    </style:style>
    <style:style style:name="T57" style:family="text">
      <style:text-properties fo:font-variant="normal" fo:text-transform="none" fo:color="#000000" style:font-name="Monospace" fo:font-size="13pt" fo:letter-spacing="normal" fo:font-style="italic" officeooo:rsid="00bbfe66" style:font-size-asian="13pt" style:font-style-asian="italic" style:font-size-complex="13pt" style:font-style-complex="italic"/>
    </style:style>
    <style:style style:name="T58" style:family="text">
      <style:text-properties fo:font-variant="normal" fo:text-transform="none" style:font-name="Monospace1" fo:letter-spacing="normal" fo:font-style="normal"/>
    </style:style>
    <style:style style:name="T59" style:family="text">
      <style:text-properties fo:font-variant="normal" fo:text-transform="none" style:font-name="Monospace1" fo:letter-spacing="normal" fo:font-style="normal" fo:font-weight="normal"/>
    </style:style>
    <style:style style:name="T60" style:family="text">
      <style:text-properties fo:font-variant="normal" fo:text-transform="none" fo:color="#800000" style:font-name="Monospace" fo:letter-spacing="normal" fo:font-style="normal" style:text-underline-style="none" officeooo:rsid="008fd8ce" style:font-style-asian="normal" style:font-style-complex="normal"/>
    </style:style>
    <style:style style:name="T61" style:family="text">
      <style:text-properties fo:font-variant="normal" fo:text-transform="none" fo:color="#800000" style:font-name="Monospace" fo:letter-spacing="normal" fo:font-style="italic" style:text-underline-style="solid" style:text-underline-width="auto" style:text-underline-color="font-color" officeooo:rsid="008fd8ce" style:font-style-asian="italic" style:font-style-complex="italic"/>
    </style:style>
    <style:style style:name="T62" style:family="text">
      <style:text-properties fo:font-variant="normal" fo:text-transform="none" fo:color="#000080" style:font-name="Monospace" fo:letter-spacing="normal" fo:font-style="normal" style:text-underline-style="none" officeooo:rsid="0090cd7f" style:font-style-asian="normal" style:font-style-complex="normal"/>
    </style:style>
    <style:style style:name="T63" style:family="text">
      <style:text-properties fo:font-variant="normal" fo:text-transform="none" style:font-name="Monospace" fo:letter-spacing="normal" fo:font-style="normal"/>
    </style:style>
    <style:style style:name="T64" style:family="text">
      <style:text-properties fo:font-variant="normal" fo:text-transform="none" style:font-name="Monospace" fo:letter-spacing="normal" fo:font-style="italic" fo:font-weight="bold" officeooo:rsid="00bbfe66" style:font-style-asian="italic" style:font-weight-asian="bold" style:font-style-complex="italic" style:font-weight-complex="bold"/>
    </style:style>
    <style:style style:name="T65" style:family="text">
      <style:text-properties fo:font-variant="normal" fo:text-transform="none" style:font-name="Monospace" fo:letter-spacing="normal" fo:font-style="italic" officeooo:rsid="00bbfe66" style:font-style-asian="italic" style:font-style-complex="italic"/>
    </style:style>
    <style:style style:name="T66" style:family="text">
      <style:text-properties fo:color="#595959"/>
    </style:style>
    <style:style style:name="T67" style:family="text">
      <style:text-properties officeooo:rsid="004694b6"/>
    </style:style>
    <style:style style:name="T68" style:family="text">
      <style:text-properties officeooo:rsid="004d6ac1"/>
    </style:style>
    <style:style style:name="T69" style:family="text">
      <style:text-properties officeooo:rsid="004f1a8b"/>
    </style:style>
    <style:style style:name="T70" style:family="text">
      <style:text-properties fo:color="#000000" style:font-name="Monospace"/>
    </style:style>
    <style:style style:name="T71" style:family="text">
      <style:text-properties fo:color="#000000" style:font-name="Monospace" fo:font-size="9pt" style:font-size-asian="9pt"/>
    </style:style>
    <style:style style:name="T72" style:family="text">
      <style:text-properties fo:color="#000000" style:font-name="Monospace" fo:font-size="13pt" fo:font-weight="normal" fo:background-color="#ffdbb6" loext:char-shading-value="0" style:font-size-asian="13pt" style:font-weight-asian="normal" style:font-size-complex="13pt" style:font-weight-complex="normal"/>
    </style:style>
    <style:style style:name="T73" style:family="text">
      <style:text-properties fo:color="#000000" style:font-name="Monospace" fo:font-size="13pt" fo:font-weight="normal" officeooo:rsid="00c573cc" fo:background-color="transparent" loext:char-shading-value="0" style:font-size-asian="13pt" style:font-weight-asian="normal" style:font-size-complex="13pt" style:font-weight-complex="normal"/>
    </style:style>
    <style:style style:name="T74" style:family="text">
      <style:text-properties fo:color="#000000" style:font-name="Monospace" fo:font-size="13pt" fo:font-weight="normal" officeooo:rsid="00c573cc" fo:background-color="#fff5ce" loext:char-shading-value="0" style:font-size-asian="13pt" style:font-weight-asian="normal" style:font-size-complex="13pt" style:font-weight-complex="normal"/>
    </style:style>
    <style:style style:name="T75" style:family="text">
      <style:text-properties fo:color="#000000" style:font-name="Monospace" fo:font-size="13pt" fo:font-weight="normal" fo:background-color="#fff5ce" loext:char-shading-value="0" style:font-size-asian="13pt" style:font-weight-asian="normal" style:font-size-complex="13pt" style:font-weight-complex="normal"/>
    </style:style>
    <style:style style:name="T76" style:family="text">
      <style:text-properties fo:color="#000000" style:font-name="Monospace" fo:font-size="13pt" fo:font-weight="normal" fo:background-color="#fff5ce" loext:char-shading-value="0" style:font-size-asian="13pt" style:font-weight-asian="normal" style:font-size-complex="13pt" style:font-weight-complex="normal"/>
    </style:style>
    <style:style style:name="T77" style:family="text">
      <style:text-properties fo:color="#000000" style:font-name="Monospace" fo:font-size="13pt" fo:font-weight="normal" fo:background-color="#fff5ce" loext:char-shading-value="0" style:font-size-asian="13pt" style:font-weight-asian="normal" style:font-size-complex="13pt" style:font-weight-complex="normal"/>
    </style:style>
    <style:style style:name="T78" style:family="text">
      <style:text-properties fo:color="#000000" style:font-name="Monospace" fo:font-size="13pt" fo:font-weight="normal" officeooo:rsid="00c4692c" fo:background-color="#fff5ce" loext:char-shading-value="0" style:font-size-asian="13pt" style:font-weight-asian="normal" style:font-size-complex="13pt" style:font-weight-complex="normal"/>
    </style:style>
    <style:style style:name="T79" style:family="text">
      <style:text-properties fo:color="#000000" style:font-name="Monospace" fo:font-size="13pt" fo:font-weight="normal" officeooo:rsid="00c4692c" fo:background-color="#fff5ce" loext:char-shading-value="0" style:font-size-asian="13pt" style:font-weight-asian="normal" style:font-size-complex="13pt" style:font-weight-complex="normal"/>
    </style:style>
    <style:style style:name="T80" style:family="text">
      <style:text-properties fo:color="#000000" style:font-name="Monospace" fo:font-size="13pt" fo:font-weight="normal" officeooo:rsid="00cb34f2" fo:background-color="#fff5ce" loext:char-shading-value="0" style:font-size-asian="13pt" style:font-weight-asian="normal" style:font-size-complex="13pt" style:font-weight-complex="normal"/>
    </style:style>
    <style:style style:name="T81" style:family="text">
      <style:text-properties fo:color="#000000" style:font-name="Monospace" fo:font-size="13pt" fo:font-weight="bold" fo:background-color="transparent" loext:char-shading-value="0" style:font-size-asian="13pt" style:font-weight-asian="bold" style:font-size-complex="13pt"/>
    </style:style>
    <style:style style:name="T82" style:family="text">
      <style:text-properties fo:color="#000000" style:font-name="Monospace" fo:font-size="13pt" fo:font-weight="bold" officeooo:rsid="00c4692c" fo:background-color="transparent" loext:char-shading-value="0" style:font-size-asian="13pt" style:font-weight-asian="bold" style:font-size-complex="13pt" style:font-weight-complex="normal"/>
    </style:style>
    <style:style style:name="T83" style:family="text">
      <style:text-properties fo:color="#000000" style:font-name="Monospace" fo:font-size="13pt" fo:font-weight="bold" officeooo:rsid="00c573cc" fo:background-color="transparent" loext:char-shading-value="0" style:font-size-asian="13pt" style:font-weight-asian="bold" style:font-size-complex="13pt" style:font-weight-complex="bold"/>
    </style:style>
    <style:style style:name="T84" style:family="text">
      <style:text-properties fo:color="#000000" style:font-name="Monospace" fo:font-size="13pt" fo:font-weight="bold" fo:background-color="#fff5ce" loext:char-shading-value="0" style:font-size-asian="13pt" style:font-weight-asian="bold" style:font-size-complex="13pt"/>
    </style:style>
    <style:style style:name="T85" style:family="text">
      <style:text-properties fo:color="#000000" style:font-name="Monospace" fo:font-size="13pt" fo:font-weight="bold" officeooo:rsid="00c6f2eb" fo:background-color="#fff5ce" loext:char-shading-value="0" style:font-size-asian="13pt" style:font-weight-asian="bold" style:font-size-complex="13pt" style:font-weight-complex="bold"/>
    </style:style>
    <style:style style:name="T86" style:family="text">
      <style:text-properties fo:color="#000000" style:font-name="Monospace" fo:font-size="13pt" fo:font-weight="bold" officeooo:rsid="00cb34f2" fo:background-color="#fff5ce" loext:char-shading-value="0" style:font-size-asian="13pt" style:font-weight-asian="bold" style:font-size-complex="13pt" style:font-weight-complex="bold"/>
    </style:style>
    <style:style style:name="T87" style:family="text">
      <style:text-properties fo:color="#000000" style:font-name="Monospace" fo:font-size="13pt" fo:font-weight="bold" officeooo:rsid="00c6f2eb" fo:background-color="#b7b3ca" loext:char-shading-value="0" style:font-size-asian="13pt" style:font-weight-asian="bold" style:font-size-complex="13pt" style:font-weight-complex="bold"/>
    </style:style>
    <style:style style:name="T88" style:family="text">
      <style:text-properties fo:color="#000000" style:font-name="Monospace" fo:font-size="13pt" fo:background-color="#fff5ce" loext:char-shading-value="0" style:font-size-asian="13pt" style:font-size-complex="13pt"/>
    </style:style>
    <style:style style:name="T89" style:family="text">
      <style:text-properties fo:color="#000000" style:font-name="Monospace" fo:font-size="13pt" fo:background-color="#fff5ce" loext:char-shading-value="0" style:font-size-asian="13pt" style:font-size-complex="13pt"/>
    </style:style>
    <style:style style:name="T90" style:family="text">
      <style:text-properties fo:color="#000000" style:font-name="Monospace" fo:font-size="13pt" fo:background-color="#fff5ce" loext:char-shading-value="0" style:font-size-asian="13pt" style:font-size-complex="13pt"/>
    </style:style>
    <style:style style:name="T91" style:family="text">
      <style:text-properties fo:color="#000000" style:font-name="Monospace" fo:font-size="13pt" fo:font-style="italic" fo:font-weight="normal" officeooo:rsid="00c6f2eb" fo:background-color="#fff5ce" loext:char-shading-value="0" style:font-size-asian="13pt" style:font-style-asian="italic" style:font-weight-asian="normal" style:font-size-complex="13pt" style:font-style-complex="italic" style:font-weight-complex="normal"/>
    </style:style>
    <style:style style:name="T92" style:family="text">
      <style:text-properties fo:color="#000000" style:font-name="Monospace" fo:font-size="13pt" fo:font-style="italic" fo:font-weight="normal" officeooo:rsid="00c8ebca" fo:background-color="#fff5ce" loext:char-shading-value="0" style:font-size-asian="13pt" style:font-style-asian="italic" style:font-weight-asian="normal" style:font-size-complex="13pt" style:font-style-complex="italic" style:font-weight-complex="normal"/>
    </style:style>
    <style:style style:name="T93" style:family="text">
      <style:text-properties fo:color="#000000" style:font-name="Monospace" fo:font-size="14pt" fo:font-weight="bold" fo:background-color="#fff5ce" loext:char-shading-value="0" style:font-size-asian="14pt" style:font-weight-asian="bold" style:font-size-complex="14pt"/>
    </style:style>
    <style:style style:name="T94" style:family="text">
      <style:text-properties fo:color="#000000" style:font-name="Monospace" fo:font-size="14pt" fo:background-color="#fff5ce" loext:char-shading-value="0" style:font-size-asian="14pt" style:font-size-complex="14pt"/>
    </style:style>
    <style:style style:name="T95" style:family="text">
      <style:text-properties fo:color="#000000" style:font-name="Verdana" fo:font-size="13pt" fo:background-color="#fffae3" loext:char-shading-value="0" style:font-size-asian="13pt" style:font-size-complex="13pt"/>
    </style:style>
    <style:style style:name="T96" style:family="text">
      <style:text-properties fo:color="#000000" fo:background-color="#ffffff" loext:char-shading-value="0"/>
    </style:style>
    <style:style style:name="T97" style:family="text">
      <style:text-properties fo:color="#000000" fo:font-weight="bold" fo:background-color="#ffffff" loext:char-shading-value="0" style:font-weight-asian="bold"/>
    </style:style>
    <style:style style:name="T98" style:family="text">
      <style:text-properties fo:color="#000000" fo:background-color="#fffae3" loext:char-shading-value="0"/>
    </style:style>
    <style:style style:name="T99" style:family="text">
      <style:text-properties fo:color="#800000" style:font-name="Monospace"/>
    </style:style>
    <style:style style:name="T100" style:family="text">
      <style:text-properties fo:color="#800000" style:font-name="Monospace" fo:font-size="9pt" fo:font-weight="bold" style:font-size-asian="9pt" style:font-weight-asian="bold"/>
    </style:style>
    <style:style style:name="T101" style:family="text">
      <style:text-properties fo:color="#800000" style:font-name="Monospace" fo:font-size="9pt" style:font-size-asian="9pt"/>
    </style:style>
    <style:style style:name="T102" style:family="text">
      <style:text-properties fo:color="#800000" style:font-name="Monospace"/>
    </style:style>
    <style:style style:name="T103" style:family="text">
      <style:text-properties fo:color="#800000" style:font-name="Verdana" fo:font-size="13pt" fo:font-weight="bold" fo:background-color="#fffae3" loext:char-shading-value="0" style:font-size-asian="13pt" style:font-weight-asian="bold" style:font-size-complex="13pt"/>
    </style:style>
    <style:style style:name="T104" style:family="text">
      <style:text-properties fo:color="#800000" fo:font-weight="bold" fo:background-color="#ffffff" loext:char-shading-value="0" style:font-weight-asian="bold"/>
    </style:style>
    <style:style style:name="T105" style:family="text">
      <style:text-properties fo:color="#800000" fo:font-weight="bold" fo:background-color="#fffae3" loext:char-shading-value="0" style:font-weight-asian="bold"/>
    </style:style>
    <style:style style:name="T106" style:family="text">
      <style:text-properties fo:color="#800000" fo:background-color="#fffae3" loext:char-shading-value="0"/>
    </style:style>
    <style:style style:name="T107" style:family="text">
      <style:text-properties fo:color="#800000" fo:background-color="#99ccff" loext:char-shading-value="0"/>
    </style:style>
    <style:style style:name="T108" style:family="text">
      <style:text-properties fo:color="#808000" style:font-name="Monospace"/>
    </style:style>
    <style:style style:name="T109" style:family="text">
      <style:text-properties fo:color="#808000" style:font-name="Monospace" officeooo:rsid="00975b5a"/>
    </style:style>
    <style:style style:name="T110" style:family="text">
      <style:text-properties fo:color="#808000" style:font-name="Monospace"/>
    </style:style>
    <style:style style:name="T111" style:family="text">
      <style:text-properties fo:color="#808000" style:font-name="Verdana" fo:font-size="13pt" fo:background-color="#fffae3" loext:char-shading-value="0" style:font-size-asian="13pt" style:font-size-complex="13pt"/>
    </style:style>
    <style:style style:name="T112" style:family="text">
      <style:text-properties style:font-name="Verdana"/>
    </style:style>
    <style:style style:name="T113" style:family="text">
      <style:text-properties style:font-name="Monospace"/>
    </style:style>
    <style:style style:name="T114" style:family="text">
      <style:text-properties style:font-name="Monospace" fo:font-size="9pt" style:font-size-asian="9pt"/>
    </style:style>
    <style:style style:name="T115" style:family="text">
      <style:text-properties style:font-name="Monospace" fo:font-size="9pt" fo:background-color="#fffae3" loext:char-shading-value="0" style:font-size-asian="9pt"/>
    </style:style>
    <style:style style:name="T116" style:family="text">
      <style:text-properties style:font-name="Monospace" fo:font-weight="bold" style:font-weight-asian="bold"/>
    </style:style>
    <style:style style:name="T117" style:family="text">
      <style:text-properties style:font-name="Monospace" fo:font-weight="bold" style:font-weight-asian="bold"/>
    </style:style>
    <style:style style:name="T118" style:family="text">
      <style:text-properties style:font-name="Monospace" fo:font-weight="bold" style:font-weight-asian="bold"/>
    </style:style>
    <style:style style:name="T119" style:family="text">
      <style:text-properties style:font-name="Monospace" fo:font-weight="bold" style:font-weight-asian="bold" style:font-weight-complex="bold"/>
    </style:style>
    <style:style style:name="T120" style:family="text">
      <style:text-properties style:font-name="Monospace" officeooo:rsid="006cbd21"/>
    </style:style>
    <style:style style:name="T121" style:family="text">
      <style:text-properties style:font-name="Monospace" officeooo:rsid="00876cb8"/>
    </style:style>
    <style:style style:name="T122" style:family="text">
      <style:text-properties style:font-name="Monospace" officeooo:rsid="0082b506"/>
    </style:style>
    <style:style style:name="T123" style:family="text">
      <style:text-properties style:font-name="Monospace" officeooo:rsid="008d36f4"/>
    </style:style>
    <style:style style:name="T124" style:family="text">
      <style:text-properties style:font-name="Monospace" officeooo:rsid="008dfc4e"/>
    </style:style>
    <style:style style:name="T125" style:family="text">
      <style:text-properties style:font-name="Monospace" officeooo:rsid="00999785"/>
    </style:style>
    <style:style style:name="T126" style:family="text">
      <style:text-properties style:font-name="Monospace" fo:font-style="italic" officeooo:rsid="00a86264" fo:background-color="transparent" loext:char-shading-value="0" style:font-style-asian="italic" style:font-style-complex="italic"/>
    </style:style>
    <style:style style:name="T127" style:family="text">
      <style:text-properties style:font-name="Monospace" style:text-underline-style="none" officeooo:rsid="00ac0faa"/>
    </style:style>
    <style:style style:name="T128" style:family="text">
      <style:text-properties style:font-name="Monospace" style:text-underline-style="none" officeooo:rsid="00ac0faa" fo:background-color="#fff5ce" loext:char-shading-value="0"/>
    </style:style>
    <style:style style:name="T129" style:family="text">
      <style:text-properties style:font-name="Monospace" style:text-underline-style="none" officeooo:rsid="00ad1e4d"/>
    </style:style>
    <style:style style:name="T130" style:family="text">
      <style:text-properties style:font-name="Monospace" style:text-underline-style="none" officeooo:rsid="00dbb5d7" fo:background-color="transparent" loext:char-shading-value="0" style:font-size-asian="13pt" style:font-weight-asian="normal" style:font-size-complex="13pt" style:font-weight-complex="normal"/>
    </style:style>
    <style:style style:name="T131" style:family="text">
      <style:text-properties style:font-name="Monospace" style:text-underline-style="none" officeooo:rsid="00dae4eb" fo:background-color="transparent" loext:char-shading-value="0" style:font-size-asian="13pt" style:font-weight-asian="normal" style:font-size-complex="13pt" style:font-weight-complex="normal"/>
    </style:style>
    <style:style style:name="T132" style:family="text">
      <style:text-properties style:font-name="Monospace" style:text-underline-style="none" officeooo:rsid="00dda762" fo:background-color="transparent" loext:char-shading-value="0" style:font-size-asian="13pt" style:font-weight-asian="normal" style:font-size-complex="13pt" style:font-weight-complex="normal"/>
    </style:style>
    <style:style style:name="T133" style:family="text">
      <style:text-properties style:font-name="Monospace" style:text-underline-style="none" officeooo:rsid="00dddbe4" fo:background-color="transparent" loext:char-shading-value="0" style:font-size-asian="13pt" style:font-weight-asian="normal" style:font-size-complex="13pt" style:font-weight-complex="normal"/>
    </style:style>
    <style:style style:name="T134" style:family="text">
      <style:text-properties style:font-name="Monospace" style:text-underline-style="none" fo:background-color="transparent" loext:char-shading-value="0" style:font-size-asian="13pt" style:font-weight-asian="normal" style:font-size-complex="13pt" style:font-weight-complex="normal"/>
    </style:style>
    <style:style style:name="T135" style:family="text">
      <style:text-properties style:font-name="Monospace" fo:background-color="#fff5ce" loext:char-shading-value="0"/>
    </style:style>
    <style:style style:name="T136" style:family="text">
      <style:text-properties style:font-name="Monospace" officeooo:rsid="00a93775" fo:background-color="#fff5ce" loext:char-shading-value="0"/>
    </style:style>
    <style:style style:name="T137" style:family="text">
      <style:text-properties style:font-name="Monospace" style:text-underline-style="solid" style:text-underline-width="auto" style:text-underline-color="font-color" fo:font-weight="bold" officeooo:rsid="00a93775" style:font-weight-asian="bold"/>
    </style:style>
    <style:style style:name="T138" style:family="text">
      <style:text-properties style:font-name="Monospace" officeooo:rsid="00a93775"/>
    </style:style>
    <style:style style:name="T139" style:family="text">
      <style:text-properties style:font-name="Monospace"/>
    </style:style>
    <style:style style:name="T140" style:family="text">
      <style:text-properties style:font-name="Monospace"/>
    </style:style>
    <style:style style:name="T141" style:family="text">
      <style:text-properties style:font-name="Monospace"/>
    </style:style>
    <style:style style:name="T142" style:family="text">
      <style:text-properties style:font-name="Monospace"/>
    </style:style>
    <style:style style:name="T143" style:family="text">
      <style:text-properties style:font-name="Monospace"/>
    </style:style>
    <style:style style:name="T144" style:family="text">
      <style:text-properties style:font-name="Monospace"/>
    </style:style>
    <style:style style:name="T145" style:family="text">
      <style:text-properties style:font-name="Monospace"/>
    </style:style>
    <style:style style:name="T146" style:family="text">
      <style:text-properties style:font-name="Monospace" officeooo:rsid="00cb34f2"/>
    </style:style>
    <style:style style:name="T147" style:family="text">
      <style:text-properties style:font-name="Monospace" officeooo:rsid="00d7fbd2"/>
    </style:style>
    <style:style style:name="T148" style:family="text">
      <style:text-properties style:font-name="Monospace" officeooo:rsid="00d7fbd2"/>
    </style:style>
    <style:style style:name="T149" style:family="text">
      <style:text-properties style:font-name="Monospace" officeooo:rsid="00dda762"/>
    </style:style>
    <style:style style:name="T150" style:family="text">
      <style:text-properties style:font-name="Monospace" fo:background-color="#fffae3" loext:char-shading-value="0"/>
    </style:style>
    <style:style style:name="T151" style:family="text">
      <style:text-properties style:font-name="Monospace" officeooo:rsid="00ebdcce"/>
    </style:style>
    <style:style style:name="T152" style:family="text">
      <style:text-properties style:font-name="Monospace" officeooo:rsid="00ec9bbd"/>
    </style:style>
    <style:style style:name="T153" style:family="text">
      <style:text-properties style:font-name="Monospace" officeooo:rsid="00f016b5"/>
    </style:style>
    <style:style style:name="T154" style:family="text">
      <style:text-properties style:font-name="Monospace" officeooo:rsid="00fc83b5"/>
    </style:style>
    <style:style style:name="T155" style:family="text">
      <style:text-properties style:font-name="Monospace" officeooo:rsid="00fe1007"/>
    </style:style>
    <style:style style:name="T156" style:family="text">
      <style:text-properties style:font-name="Monospace" fo:font-weight="normal" style:font-weight-asian="normal" style:font-weight-complex="normal"/>
    </style:style>
    <style:style style:name="T157" style:family="text">
      <style:text-properties style:font-name="Monospace" fo:font-weight="normal" officeooo:rsid="0106a0a4" style:font-weight-asian="normal" style:font-weight-complex="normal"/>
    </style:style>
    <style:style style:name="T158" style:family="text">
      <style:text-properties style:font-name="Monospace" officeooo:rsid="0106a0a4"/>
    </style:style>
    <style:style style:name="T159" style:family="text">
      <style:text-properties style:font-name="Monospace" officeooo:rsid="010ac388"/>
    </style:style>
    <style:style style:name="T160" style:family="text">
      <style:text-properties fo:background-color="#fffae3" loext:char-shading-value="0"/>
    </style:style>
    <style:style style:name="T161" style:family="text">
      <style:text-properties officeooo:rsid="00634467"/>
    </style:style>
    <style:style style:name="T162" style:family="text">
      <style:text-properties officeooo:rsid="0082b506"/>
    </style:style>
    <style:style style:name="T163" style:family="text">
      <style:text-properties officeooo:rsid="00876cb8"/>
    </style:style>
    <style:style style:name="T164" style:family="text">
      <style:text-properties fo:color="#000080" style:font-name="Monospace"/>
    </style:style>
    <style:style style:name="T165" style:family="text">
      <style:text-properties fo:color="#000080" style:font-name="Monospace"/>
    </style:style>
    <style:style style:name="T166" style:family="text">
      <style:text-properties fo:color="#21313c" style:font-name="Monospace" fo:font-style="italic" style:text-underline-style="solid" style:text-underline-width="auto" style:text-underline-color="font-color" fo:font-weight="bold" fo:background-color="transparent" loext:char-shading-value="0" style:font-style-asian="italic" style:font-weight-asian="bold" style:font-style-complex="italic" style:font-weight-complex="bold"/>
    </style:style>
    <style:style style:name="T167" style:family="text">
      <style:text-properties fo:color="#21313c" style:font-name="Monospace" fo:font-style="italic" style:text-underline-style="solid" style:text-underline-width="auto" style:text-underline-color="font-color" fo:font-weight="bold" officeooo:rsid="0096e6ca" fo:background-color="transparent" loext:char-shading-value="0" style:font-style-asian="italic" style:font-weight-asian="bold" style:font-style-complex="italic" style:font-weight-complex="bold"/>
    </style:style>
    <style:style style:name="T168" style:family="text">
      <style:text-properties fo:color="#21313c" style:font-name="Monospace" fo:font-style="italic" style:text-underline-style="solid" style:text-underline-width="auto" style:text-underline-color="font-color" fo:font-weight="bold" officeooo:rsid="00975b5a" fo:background-color="transparent" loext:char-shading-value="0" style:font-style-asian="italic" style:font-weight-asian="bold" style:font-style-complex="italic" style:font-weight-complex="bold"/>
    </style:style>
    <style:style style:name="T169" style:family="text">
      <style:text-properties fo:color="#21313c" style:font-name="Monospace" fo:font-style="italic" style:text-underline-style="solid" style:text-underline-width="auto" style:text-underline-color="font-color" fo:font-weight="bold" officeooo:rsid="009cef77" fo:background-color="transparent" loext:char-shading-value="0" style:font-style-asian="italic" style:font-weight-asian="bold" style:font-style-complex="italic" style:font-weight-complex="bold"/>
    </style:style>
    <style:style style:name="T170" style:family="text">
      <style:text-properties officeooo:rsid="00bf3f2c"/>
    </style:style>
    <style:style style:name="T171" style:family="text">
      <style:text-properties officeooo:rsid="00c41fb3" fo:background-color="#fff5ce" loext:char-shading-value="0" style:font-size-asian="13pt" style:font-weight-asian="normal" style:font-size-complex="13pt" style:font-weight-complex="normal"/>
    </style:style>
    <style:style style:name="T172" style:family="text">
      <style:text-properties officeooo:rsid="00c45eb8" fo:background-color="#fff5ce" loext:char-shading-value="0" style:font-size-asian="13pt" style:font-weight-asian="normal" style:font-size-complex="13pt" style:font-weight-complex="normal"/>
    </style:style>
    <style:style style:name="T173" style:family="text">
      <style:text-properties style:font-name="Akzidenz" fo:font-size="12pt" style:text-underline-style="none" fo:background-color="transparent" loext:char-shading-value="0" style:font-size-asian="13pt" style:font-weight-asian="normal" style:font-size-complex="13pt" style:font-weight-complex="normal"/>
    </style:style>
    <style:style style:name="T174" style:family="text">
      <style:text-properties fo:color="#008000" style:font-name="Monospace" fo:font-size="9pt" style:font-size-asian="9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T6">MongoDb</text:span><text:span text:style-name="T16"> </text:span>is Document oriented NoSQL Database</text:p>
      <text:p text:style-name="P90"/>
      <text:p text:style-name="P91">It’s not a relational database. <text:span text:style-name="T10">It’s a NON-RELATIONAL database.</text:span></text:p>
      <text:p text:style-name="P91"/>
      <text:p text:style-name="P92">MongoDB is schema Free database. <text:span text:style-name="T11">And based on Binary JSON format ; </text:span><text:span text:style-name="T2">BSON</text:span></text:p>
      <text:p text:style-name="P122"/>
      <text:p text:style-name="P27">When JSON data get stored in Database, we called it as BSON (as it stored in form of BSON)</text:p>
      <text:p text:style-name="P123"/>
      <text:p text:style-name="P93"><text:span text:style-name="T12">It organized in group of documents which </text:span><text:span text:style-name="T13">are </text:span><text:span text:style-name="T12">called collections.</text:span></text:p>
      <text:p text:style-name="P94"/>
      <text:p text:style-name="P95">It’s a open source database.</text:p>
      <text:p text:style-name="P95"/>
      <text:p text:style-name="P95"><text:span text:style-name="T3">P</text:span><text:span text:style-name="T1">yMongo Driver</text:span> - is the recommended way to work with MongoDB from Python.</text:p>
      <text:p text:style-name="P95"/>
      <text:p text:style-name="P97">MongoDB vs RDBMS</text:p>
      <text:p text:style-name="P98"/>
      <text:p text:style-name="P96">Collection vs Table</text:p>
      <text:p text:style-name="P96">Document vs Row</text:p>
      <text:p text:style-name="P96">Field vs Column</text:p>
      <text:p text:style-name="P96"/>
      <text:p text:style-name="P30"/>
      <text:p text:style-name="P50">Install MongoDB</text:p>
      <text:p text:style-name="P52"/>
      <text:p text:style-name="P30">sudo apt-get install -y mongodb</text:p>
      <text:p text:style-name="P30"/>
      <text:p text:style-name="P29">There are mainly two things: <text:s/><text:span text:style-name="T1">mongod <text:s/></text:span>(which is a demon process <text:span text:style-name="T15">which runs in background and accepts the connection</text:span>) <text:s text:c="2"/>and <text:span text:style-name="T1">mongo </text:span><text:span text:style-name="T15">(its a command line shell)</text:span></text:p>
      <text:p text:style-name="P29"/>
      <text:p text:style-name="P31">mongod (should be in running state at backend) – we can check using <text:span text:style-name="T1">top </text:span><text:s/>command.</text:p>
      <text:p text:style-name="P31"/>
      <text:p text:style-name="P32">Top | grep mongod</text:p>
      <text:p text:style-name="P32"/>
      <text:p text:style-name="P28">On terminal <text:s/>just type <text:span text:style-name="T1">‘mongo’ <text:s/></text:span><text:s/>to start mongo shell to execute commands</text:p>
      <text:p text:style-name="P28"/>
      <text:p text:style-name="P33">By default it run on p<text:span text:style-name="T18">o</text:span>rt 27017</text:p>
      <text:p text:style-name="P28"/>
      <text:p text:style-name="P53">CRUD Operation Documents:</text:p>
      <text:p text:style-name="P53"/>
      <text:p text:style-name="P26"><text:a xlink:type="simple" xlink:href="https://docs.mongodb.com/manual/crud/" text:style-name="Internet_20_link" text:visited-style-name="Visited_20_Internet_20_Link"><text:span text:style-name="T112">https://docs.mongodb.com/manual/crud/</text:span></text:a></text:p>
      <text:p text:style-name="P34"/>
      <text:p text:style-name="P34"><text:soft-page-break/></text:p>
      <text:p text:style-name="P51">MongoDB GUI</text:p>
      <text:p text:style-name="P28"/>
      <text:p text:style-name="P35">We can install the <text:span text:style-name="T1">Studio 3T </text:span><text:s/>which is a MongoDB visualizer</text:p>
      <text:p text:style-name="P35"/>
      <text:p text:style-name="P106"><text:a xlink:type="simple" xlink:href="https://studio3t.com/" text:style-name="Internet_20_link" text:visited-style-name="Visited_20_Internet_20_Link"><text:span text:style-name="T112">https://studio3t.com/</text:span></text:a></text:p>
      <text:p text:style-name="P35"/>
      <text:p text:style-name="P36">Studio 3T earlier called MongoChef.</text:p>
      <text:p text:style-name="P36"/>
      <text:p text:style-name="P37">Download Studio 3T and run below command.</text:p>
      <text:p text:style-name="P37"/>
      <text:p text:style-name="P37"><text:span text:style-name="T66">$ tar -xvzf studio-3t-linux-x86.tar.gz</text:span><text:line-break/><text:span text:style-name="T66">$ ./studio-3t-linux-x86.sh</text:span></text:p>
      <text:p text:style-name="P131"/>
      <text:p text:style-name="P132">Once Installation completed, Open Studio 3T <text:s/>==&gt; New connection ==&gt; Give any Name ==&gt; host:localhost port:27017 ==&gt; Connect ==&gt; It will show all databases.</text:p>
      <text:p text:style-name="P124"/>
      <text:p text:style-name="P125">Commands</text:p>
      <text:p text:style-name="P125"/>
      <text:p text:style-name="P38">DATABASE – <text:s/>Show, Use (create/switch), drop</text:p>
      <text:p text:style-name="P126"/>
      <text:p text:style-name="P59">Show all Databases</text:p>
      <text:p text:style-name="P54"/>
      <text:p text:style-name="P39">show dbs; <text:span text:style-name="T69">=&gt; It will not show those db;s which does not have any collections.</text:span></text:p>
      <text:p text:style-name="P39"/>
      <text:p text:style-name="P61">Create a Database / Switch to a database</text:p>
      <text:p text:style-name="P61"/>
      <text:p text:style-name="P40">Use the particular Database <text:s/><text:span text:style-name="T17">(if DB not exists it will automaically create that)</text:span></text:p>
      <text:p text:style-name="P55"/>
      <text:p text:style-name="P40">use &lt;db_name&gt;;</text:p>
      <text:p text:style-name="P40"/>
      <text:p text:style-name="P56">To know current Database Name in which we are working <text:span text:style-name="T68">type below command;</text:span></text:p>
      <text:p text:style-name="P56"/>
      <text:p text:style-name="P43">db;</text:p>
      <text:p text:style-name="P57"/>
      <text:p text:style-name="P60">Drop the Database</text:p>
      <text:p text:style-name="P58"/>
      <text:p text:style-name="P44">use &lt;database_name&gt;; <text:s/>==&gt; First Switch to DB</text:p>
      <text:p text:style-name="P44">db.dropDatabase(); <text:span text:style-name="T19">==&gt; Drop DB</text:span></text:p>
      <text:p text:style-name="P44"/>
      <text:p text:style-name="P44">-----------------------------------------------</text:p>
      <text:p text:style-name="P44"/>
      <text:h text:style-name="P1" text:outline-level="2">COLLECTION <text:s/>-<text:span text:style-name="T161">&gt; </text:span><text:span text:style-name="T14">create, show</text:span></text:h>
      <text:p text:style-name="P117"/>
      <text:p text:style-name="P118">Create Collection</text:p>
      <text:p text:style-name="P133"><text:soft-page-break/></text:p>
      <text:p text:style-name="P135">First Method<text:line-break/></text:p>
      <text:p text:style-name="P68"><text:span text:style-name="T96">use testdb</text:span><text:span text:style-name="T104">;</text:span></text:p>
      <text:p text:style-name="P13"><text:span text:style-name="T96">db.createCollection</text:span><text:span text:style-name="T104">(</text:span><text:span text:style-name="T96">"mycollection"</text:span><text:span text:style-name="T97">)</text:span></text:p>
      <text:p text:style-name="P229"/>
      <text:p text:style-name="P234">Second Method</text:p>
      <text:p text:style-name="P234"/>
      <text:p text:style-name="P14"><text:span text:style-name="T160">db.mycollection2.insert</text:span><text:span text:style-name="T8">(</text:span><text:span text:style-name="T9">{</text:span><text:span text:style-name="T160">"name"</text:span><text:span text:style-name="T9">:</text:span><text:span text:style-name="T160">"sumanshu"</text:span><text:span text:style-name="T9">}</text:span><text:span text:style-name="T8">)</text:span></text:p>
      <text:p text:style-name="P230"/>
      <text:p text:style-name="P231">The above command; will create the collection – mycollection2 (if it not exists and insert one document into that)</text:p>
      <text:p text:style-name="P231">if it already exists – it just insert one document into this.</text:p>
      <text:p text:style-name="P229"/>
      <text:p text:style-name="P232">Show Collections</text:p>
      <text:p text:style-name="P233"/>
      <text:p text:style-name="P68"><text:span text:style-name="T98">show collections</text:span><text:span text:style-name="T105">;</text:span></text:p>
      <text:p text:style-name="P224"/>
      <text:p text:style-name="P134">Drop Collection</text:p>
      <text:p text:style-name="P225"/>
      <text:p text:style-name="P69"><text:span text:style-name="T98">db.mycollection.drop</text:span><text:span text:style-name="T107">()</text:span><text:span text:style-name="T106">;</text:span></text:p>
      <text:p text:style-name="P226"/>
      <text:h text:style-name="P2" text:outline-level="2">Insert Document</text:h>
      <text:p text:style-name="P10"><text:span text:style-name="T22">I</text:span><text:span text:style-name="T21">nsert operations add new </text:span><text:a xlink:type="simple" xlink:href="https://docs.mongodb.com/manual/core/document/#std-label-bson-document-format" text:style-name="Internet_20_link" text:visited-style-name="Visited_20_Internet_20_Link">documents</text:a><text:span text:style-name="T25"> </text:span><text:span text:style-name="T21">to a </text:span><text:a xlink:type="simple" xlink:href="https://docs.mongodb.com/manual/core/databases-and-collections/#std-label-collections" text:style-name="Internet_20_link" text:visited-style-name="Visited_20_Internet_20_Link"><text:span text:style-name="T25">collection</text:span></text:a><text:span text:style-name="T21">. If the collection does not currently exist, insert operations will create the collection.</text:span></text:p>
      <text:p text:style-name="P9">MongoDB provides the following methods to insert documents into a collection:</text:p>
      <text:list xml:id="list1178327297" text:style-name="L1">
        <text:list-item>
          <text:p text:style-name="P255"><text:a xlink:type="simple" xlink:href="https://docs.mongodb.com/manual/reference/method/db.collection.insertOne/#mongodb-method-db.collection.insertOne" text:style-name="Internet_20_link" text:visited-style-name="Visited_20_Internet_20_Link"><text:span text:style-name="Source_20_Text"><text:span text:style-name="T25">db.collection.insertOne()</text:span></text:span></text:a></text:p>
        </text:list-item>
        <text:list-item>
          <text:p text:style-name="P255"><text:a xlink:type="simple" xlink:href="https://docs.mongodb.com/manual/reference/method/db.collection.insertMany/#mongodb-method-db.collection.insertMany" text:style-name="Internet_20_link" text:visited-style-name="Visited_20_Internet_20_Link"><text:span text:style-name="Source_20_Text"><text:span text:style-name="T25">db.collection.insertMany()</text:span></text:span></text:a></text:p>
        </text:list-item>
        <text:list-item>
          <text:p text:style-name="P256"><text:span text:style-name="Source_20_Text"><text:span text:style-name="T26">db.collection.insert() <text:s text:c="3"/></text:span></text:span><text:span text:style-name="Source_20_Text"><text:span text:style-name="T28">(Generally No one use this method)</text:span></text:span></text:p>
        </text:list-item>
      </text:list>
      <text:p text:style-name="P114"><text:span text:style-name="Source_20_Text"><text:span text:style-name="T26"/></text:span></text:p>
      <text:p text:style-name="P115"><text:span text:style-name="Source_20_Text"><text:span text:style-name="T27">example:</text:span></text:span></text:p>
      <text:p text:style-name="P108"><text:span text:style-name="Source_20_Text"><text:span text:style-name="T41">db.myCollection.insert</text:span></text:span><text:span text:style-name="T103">({</text:span><text:span text:style-name="T111">"name"</text:span><text:span text:style-name="T103">:</text:span><text:span text:style-name="T95"> </text:span><text:span text:style-name="T111">"Sumanshu"</text:span><text:span text:style-name="T103">})</text:span></text:p>
      <text:p text:style-name="P108"><text:span text:style-name="Source_20_Text"><text:span text:style-name="T31"/></text:span></text:p>
      <text:p text:style-name="P109"><text:span text:style-name="Source_20_Text"><text:span text:style-name="T42">db ==&gt; is not the database which we created; it’ just the object</text:span></text:span></text:p>
      <text:p text:style-name="P109"><text:span text:style-name="Source_20_Text"><text:span text:style-name="T42">myCollection =&gt; will be the name of table which we want to created</text:span></text:span></text:p>
      <text:p text:style-name="P190"/>
      <text:p text:style-name="P191"><text:soft-page-break/>use student;</text:p>
      <text:p text:style-name="P191"/>
      <text:p text:style-name="P208"># Method-1</text:p>
      <text:p text:style-name="P208"/>
      <text:p text:style-name="P72"><text:span text:style-name="T113">db.student.insert(</text:span></text:p>
      <text:p text:style-name="P235">{</text:p>
      <text:p text:style-name="P15"><text:span text:style-name="T113"><text:s text:c="4"/>"studentNo": "1",</text:span></text:p>
      <text:p text:style-name="P15"><text:span text:style-name="T113"><text:s text:c="4"/>"firstName": "Sumanshu",</text:span></text:p>
      <text:p text:style-name="P15"><text:span text:style-name="T113"><text:s text:c="4"/>"lastName": "Nankana",</text:span></text:p>
      <text:p text:style-name="P15"><text:span text:style-name="T113"><text:s text:c="4"/>"Age": "31"</text:span></text:p>
      <text:p text:style-name="P235">}</text:p>
      <text:p text:style-name="P192">)</text:p>
      <text:p text:style-name="P70"/>
      <text:p text:style-name="P83"># Method-2</text:p>
      <text:p text:style-name="P83"/>
      <text:p text:style-name="P73"><text:span text:style-name="T113">db.student.insertOne(</text:span></text:p>
      <text:p text:style-name="P235">{</text:p>
      <text:p text:style-name="P15"><text:span text:style-name="T113"><text:s text:c="4"/>"studentNo": "2",</text:span></text:p>
      <text:p text:style-name="P15"><text:span text:style-name="T113"><text:s text:c="4"/>"firstName": "Bhupinder",</text:span></text:p>
      <text:p text:style-name="P15"><text:span text:style-name="T113"><text:s text:c="4"/>"lastName": "Kwatra",</text:span></text:p>
      <text:p text:style-name="P15"><text:span text:style-name="T113"><text:s text:c="4"/>"Age": "32"</text:span></text:p>
      <text:p text:style-name="P235">}</text:p>
      <text:p text:style-name="P193">)</text:p>
      <text:p text:style-name="P193"/>
      <text:p text:style-name="P81"><text:span text:style-name="T113"># Method-3 =&gt; Inserting Multiple Data </text:span><text:span text:style-name="T120">using insert</text:span></text:p>
      <text:p text:style-name="P82"><text:span text:style-name="T120"># </text:span><text:span text:style-name="T113">All data should be passed in an array</text:span></text:p>
      <text:p text:style-name="P209"/>
      <text:p text:style-name="P74"><text:span text:style-name="T113">db.student.insert(</text:span></text:p>
      <text:p text:style-name="P15"><text:span text:style-name="T113"><text:s text:c="4"/>[{</text:span></text:p>
      <text:p text:style-name="P15"><text:span text:style-name="T113"><text:s text:c="8"/>"studentNo": "3",</text:span></text:p>
      <text:p text:style-name="P15"><text:span text:style-name="T113"><text:s text:c="8"/>"firstName": "Prince",</text:span></text:p>
      <text:p text:style-name="P15"><text:span text:style-name="T113"><text:s text:c="8"/>"lastName": "Bathla",</text:span></text:p>
      <text:p text:style-name="P15"><text:span text:style-name="T113"><text:s text:c="8"/>"Age": "33"</text:span></text:p>
      <text:p text:style-name="P15"><text:span text:style-name="T113"><text:s text:c="4"/>},</text:span></text:p>
      <text:p text:style-name="P15"><text:span text:style-name="T113"><text:s text:c="4"/>{</text:span></text:p>
      <text:p text:style-name="P15"><text:span text:style-name="T113"><text:s text:c="8"/>"studentNo": "4",</text:span></text:p>
      <text:p text:style-name="P15"><text:span text:style-name="T113"><text:s text:c="8"/>"firstName": "Shubham",</text:span></text:p>
      <text:p text:style-name="P15"><text:span text:style-name="T113"><text:s text:c="8"/>"lastName": "Wadhwa",</text:span></text:p>
      <text:p text:style-name="P15"><text:span text:style-name="T113"><text:s text:c="8"/>"Age": "26"</text:span></text:p>
      <text:p text:style-name="P15"><text:span text:style-name="T113"><text:s text:c="4"/>},</text:span></text:p>
      <text:p text:style-name="P15"><text:span text:style-name="T113"><text:s text:c="4"/>{</text:span></text:p>
      <text:p text:style-name="P15"><text:span text:style-name="T113"><text:s text:c="8"/>"studentNo": "5",</text:span></text:p>
      <text:p text:style-name="P15"><text:span text:style-name="T113"><text:s text:c="8"/>"firstName": "Yatin",</text:span></text:p>
      <text:p text:style-name="P15"><text:span text:style-name="T113"><text:s text:c="8"/>"lastName": "Wadhwa",</text:span></text:p>
      <text:p text:style-name="P15"><text:span text:style-name="T113"><text:s text:c="8"/>"Age": "24"</text:span></text:p>
      <text:p text:style-name="P15"><text:span text:style-name="T113"><text:s text:c="4"/>}]</text:span></text:p>
      <text:p text:style-name="P194">)</text:p>
      <text:p text:style-name="P210"><text:soft-page-break/># Method-4 – Inserting Multiple data , using insertMany</text:p>
      <text:p text:style-name="P210"/>
      <text:p text:style-name="P76"><text:span text:style-name="T113">db.student.insertMany</text:span><text:span text:style-name="T99">(</text:span></text:p>
      <text:p text:style-name="P22"><text:span text:style-name="T70"><text:s text:c="4"/></text:span><text:span text:style-name="T99">[{</text:span></text:p>
      <text:p text:style-name="P22"><text:span text:style-name="T70"><text:s text:c="8"/></text:span><text:span text:style-name="T108">"studentNo"</text:span><text:span text:style-name="T99">:</text:span><text:span text:style-name="T70"> </text:span><text:span text:style-name="T108">"6"</text:span><text:span text:style-name="T99">,</text:span></text:p>
      <text:p text:style-name="P22"><text:span text:style-name="T70"><text:s text:c="8"/></text:span><text:span text:style-name="T108">"firstName"</text:span><text:span text:style-name="T99">:</text:span><text:span text:style-name="T70"> </text:span><text:span text:style-name="T108">"Rajesh"</text:span><text:span text:style-name="T99">,</text:span></text:p>
      <text:p text:style-name="P22"><text:span text:style-name="T70"><text:s text:c="8"/></text:span><text:span text:style-name="T108">"lastName"</text:span><text:span text:style-name="T99">:</text:span><text:span text:style-name="T70"> </text:span><text:span text:style-name="T108">"Arya"</text:span><text:span text:style-name="T99">,</text:span></text:p>
      <text:p text:style-name="P22"><text:span text:style-name="T70"><text:s text:c="8"/></text:span><text:span text:style-name="T108">"Age"</text:span><text:span text:style-name="T99">:</text:span><text:span text:style-name="T70"> </text:span><text:span text:style-name="T108">"28"</text:span></text:p>
      <text:p text:style-name="P22"><text:span text:style-name="T70"><text:s text:c="4"/></text:span><text:span text:style-name="T99">},</text:span></text:p>
      <text:p text:style-name="P22"><text:span text:style-name="T70"><text:s text:c="4"/></text:span><text:span text:style-name="T99">{</text:span></text:p>
      <text:p text:style-name="P22"><text:span text:style-name="T70"><text:s text:c="8"/></text:span><text:span text:style-name="T108">"studentNo"</text:span><text:span text:style-name="T99">:</text:span><text:span text:style-name="T70"> </text:span><text:span text:style-name="T108">"7"</text:span><text:span text:style-name="T99">,</text:span></text:p>
      <text:p text:style-name="P22"><text:span text:style-name="T70"><text:s text:c="8"/></text:span><text:span text:style-name="T108">"firstName"</text:span><text:span text:style-name="T99">:</text:span><text:span text:style-name="T70"> </text:span><text:span text:style-name="T108">"Shubham"</text:span><text:span text:style-name="T99">,</text:span></text:p>
      <text:p text:style-name="P22"><text:span text:style-name="T70"><text:s text:c="8"/></text:span><text:span text:style-name="T108">"lastName"</text:span><text:span text:style-name="T99">:</text:span><text:span text:style-name="T70"> </text:span><text:span text:style-name="T108">"Arora"</text:span><text:span text:style-name="T99">,</text:span></text:p>
      <text:p text:style-name="P22"><text:span text:style-name="T70"><text:s text:c="8"/></text:span><text:span text:style-name="T108">"Age"</text:span><text:span text:style-name="T99">:</text:span><text:span text:style-name="T70"> </text:span><text:span text:style-name="T108">"28"</text:span></text:p>
      <text:p text:style-name="P22"><text:span text:style-name="T70"><text:s text:c="4"/></text:span><text:span text:style-name="T99">},</text:span></text:p>
      <text:p text:style-name="P22"><text:span text:style-name="T70"><text:s text:c="4"/></text:span><text:span text:style-name="T99">{</text:span></text:p>
      <text:p text:style-name="P22"><text:span text:style-name="T70"><text:s text:c="8"/></text:span><text:span text:style-name="T108">"studentNo"</text:span><text:span text:style-name="T99">:</text:span><text:span text:style-name="T70"> </text:span><text:span text:style-name="T108">"8"</text:span><text:span text:style-name="T99">,</text:span></text:p>
      <text:p text:style-name="P22"><text:span text:style-name="T70"><text:s text:c="8"/></text:span><text:span text:style-name="T108">"firstName"</text:span><text:span text:style-name="T99">:</text:span><text:span text:style-name="T70"> </text:span><text:span text:style-name="T108">"Ravi"</text:span><text:span text:style-name="T99">,</text:span></text:p>
      <text:p text:style-name="P22"><text:span text:style-name="T70"><text:s text:c="8"/></text:span><text:span text:style-name="T108">"lastName"</text:span><text:span text:style-name="T99">:</text:span><text:span text:style-name="T70"> </text:span><text:span text:style-name="T108">"Rai"</text:span><text:span text:style-name="T99">,</text:span></text:p>
      <text:p text:style-name="P22"><text:span text:style-name="T70"><text:s text:c="8"/></text:span><text:span text:style-name="T108">"Age"</text:span><text:span text:style-name="T99">:</text:span><text:span text:style-name="T70"> </text:span><text:span text:style-name="T108">"29"</text:span></text:p>
      <text:p text:style-name="P22"><text:span text:style-name="T70"><text:s text:c="4"/></text:span><text:span text:style-name="T99">}]</text:span></text:p>
      <text:p text:style-name="P227">)</text:p>
      <text:p text:style-name="P75"/>
      <text:p text:style-name="P84">It insert the unique ID for every document as well automatically.</text:p>
      <text:p text:style-name="P85">If we want to insert our own ID we need to pass the key as “_id” and then need to give value</text:p>
      <text:p text:style-name="P85"/>
      <text:p text:style-name="P86"><text:span text:style-name="T113">db.student.insertOne</text:span><text:span text:style-name="T116">(</text:span></text:p>
      <text:p text:style-name="P18"><text:span text:style-name="T113"><text:s text:c="4"/></text:span><text:span text:style-name="T116">{</text:span></text:p>
      <text:p text:style-name="P18"><text:span text:style-name="T113"><text:s text:c="8"/>"_id"</text:span><text:span text:style-name="T116">:</text:span><text:span text:style-name="T113"> "001"</text:span><text:span text:style-name="T116">,</text:span></text:p>
      <text:p text:style-name="P18"><text:span text:style-name="T113"><text:s text:c="8"/>"studentNo" </text:span><text:span text:style-name="T116">:</text:span><text:span text:style-name="T113"> "9"</text:span><text:span text:style-name="T116">,</text:span></text:p>
      <text:p text:style-name="P18"><text:span text:style-name="T113"><text:s text:c="8"/>"firstName"</text:span><text:span text:style-name="T116">:</text:span><text:span text:style-name="T113">"Mishu"</text:span><text:span text:style-name="T116">,</text:span></text:p>
      <text:p text:style-name="P18"><text:span text:style-name="T113"><text:s text:c="8"/>"lastName"</text:span><text:span text:style-name="T116">:</text:span><text:span text:style-name="T113">"Nankana"</text:span><text:span text:style-name="T116">,</text:span></text:p>
      <text:p text:style-name="P18"><text:span text:style-name="T113"><text:s text:c="8"/>"Age"</text:span><text:span text:style-name="T116">:</text:span><text:span text:style-name="T113">"30"</text:span></text:p>
      <text:p text:style-name="P19"><text:s text:c="8"/></text:p>
      <text:p text:style-name="P18"><text:span text:style-name="T113"><text:s text:c="4"/></text:span><text:span text:style-name="T116">}</text:span></text:p>
      <text:p text:style-name="P217">)</text:p>
      <text:p text:style-name="P217"/>
      <text:p text:style-name="P219">To Insert only one document, we can use insertOne as well</text:p>
      <text:p text:style-name="P219"/>
      <text:p text:style-name="P87"><text:span text:style-name="T113">db.student.insertOne(</text:span></text:p>
      <text:p text:style-name="P239">{</text:p>
      <text:p text:style-name="P18"><text:span text:style-name="T113"><text:s text:c="4"/>"studentNo"</text:span><text:span text:style-name="T116">:</text:span><text:span text:style-name="T113">"9"</text:span><text:span text:style-name="T116">,</text:span></text:p>
      <text:p text:style-name="P18"><text:span text:style-name="T113"><text:s text:c="4"/>"firstName"</text:span><text:span text:style-name="T116">:</text:span><text:span text:style-name="T113">"A"</text:span><text:span text:style-name="T116">,</text:span></text:p>
      <text:p text:style-name="P18"><text:span text:style-name="T113"><text:s text:c="4"/>"lastName"</text:span><text:span text:style-name="T116">:</text:span><text:span text:style-name="T113">"a"</text:span><text:span text:style-name="T116">,</text:span></text:p>
      <text:p text:style-name="P18"><text:span text:style-name="T113"><text:s text:c="4"/>"Age"</text:span><text:span text:style-name="T116">:</text:span><text:span text:style-name="T113">"31"</text:span></text:p>
      <text:p text:style-name="P18"><text:span text:style-name="T116">}</text:span><text:span text:style-name="T64">)</text:span></text:p>
      <text:p text:style-name="P41"><text:soft-page-break/></text:p>
      <text:p text:style-name="P105"><text:span text:style-name="T54">To Insert </text:span><text:span text:style-name="T55">multiple</text:span><text:span text:style-name="T54"> document</text:span><text:span text:style-name="T55">s</text:span><text:span text:style-name="T54">, we can use insert</text:span><text:span text:style-name="T55">Many</text:span><text:span text:style-name="T54"> as well</text:span></text:p>
      <text:p text:style-name="P220"/>
      <text:p text:style-name="P25"><text:span text:style-name="T57">M</text:span><text:span text:style-name="T56">ultiple documents, should be passed in a List</text:span></text:p>
      <text:p text:style-name="P220"/>
      <text:p text:style-name="P100"><text:span text:style-name="T65">db.student.insertMany</text:span><text:span text:style-name="T113">(</text:span></text:p>
      <text:p text:style-name="P236">[</text:p>
      <text:p text:style-name="P236">{</text:p>
      <text:p text:style-name="P17"><text:span text:style-name="T113"><text:s text:c="4"/>"studentNo":"10",</text:span></text:p>
      <text:p text:style-name="P17"><text:span text:style-name="T113"><text:s text:c="4"/>"firstName":"Name10",</text:span></text:p>
      <text:p text:style-name="P17"><text:span text:style-name="T113"><text:s text:c="4"/>"lastName":"name10",</text:span></text:p>
      <text:p text:style-name="P17"><text:span text:style-name="T113"><text:s text:c="4"/>"Age":"10"</text:span></text:p>
      <text:p text:style-name="P236">},</text:p>
      <text:p text:style-name="P236">{</text:p>
      <text:p text:style-name="P17"><text:span text:style-name="T113"><text:s text:c="4"/>"studentNo":"11",</text:span></text:p>
      <text:p text:style-name="P17"><text:span text:style-name="T113"><text:s text:c="4"/>"firstName":"Name11",</text:span></text:p>
      <text:p text:style-name="P17"><text:span text:style-name="T113"><text:s text:c="4"/>"lastName":"name11",</text:span></text:p>
      <text:p text:style-name="P17"><text:span text:style-name="T113"><text:s text:c="4"/>"Age":"11"</text:span></text:p>
      <text:p text:style-name="P236">},</text:p>
      <text:p text:style-name="P236">{</text:p>
      <text:p text:style-name="P17"><text:span text:style-name="T113"><text:s text:c="4"/>"studentNo":"12",</text:span></text:p>
      <text:p text:style-name="P17"><text:span text:style-name="T113"><text:s text:c="4"/>"firstName":"Name12",</text:span></text:p>
      <text:p text:style-name="P17"><text:span text:style-name="T113"><text:s text:c="4"/>"lastName":"name12",</text:span></text:p>
      <text:p text:style-name="P17"><text:span text:style-name="T113"><text:s text:c="4"/>"Age":"12"</text:span></text:p>
      <text:p text:style-name="P236">}]</text:p>
      <text:p text:style-name="P236">)</text:p>
      <text:p text:style-name="P24"/>
      <text:p text:style-name="P218"/>
      <text:p text:style-name="P42"/>
      <text:h text:style-name="P120" text:outline-level="2"><text:bookmark text:name="read-operations"/>QUERY DOCUMENT</text:h>
      <text:p text:style-name="P10"><text:span text:style-name="T21">Read operations retrieve </text:span><text:a xlink:type="simple" xlink:href="https://docs.mongodb.com/manual/core/document/#std-label-bson-document-format" text:style-name="Internet_20_link" text:visited-style-name="Visited_20_Internet_20_Link">documents</text:a><text:span text:style-name="T25"> </text:span><text:span text:style-name="T21">from a </text:span><text:a xlink:type="simple" xlink:href="https://docs.mongodb.com/manual/core/databases-and-collections/#std-label-collections" text:style-name="Internet_20_link" text:visited-style-name="Visited_20_Internet_20_Link"><text:span text:style-name="T25">collection</text:span></text:a><text:span text:style-name="T21">; i.e. query a collection for documents. MongoDB provides the following methods to read documents from a collection:</text:span></text:p>
      <text:list xml:id="list4008895342" text:style-name="L2">
        <text:list-item>
          <text:p text:style-name="P257"><text:a xlink:type="simple" xlink:href="https://docs.mongodb.com/manual/reference/method/db.collection.find/#mongodb-method-db.collection.find" text:style-name="Internet_20_link" text:visited-style-name="Visited_20_Internet_20_Link"><text:span text:style-name="Source_20_Text"><text:span text:style-name="T25">db.collection.find()</text:span></text:span></text:a></text:p>
        </text:list-item>
      </text:list>
      <text:p text:style-name="P113"><text:span text:style-name="Source_20_Text"><text:span text:style-name="T25"/></text:span></text:p>
      <text:p text:style-name="P116"><text:span text:style-name="Source_20_Text"><text:span text:style-name="T33"># Method-1</text:span></text:span></text:p>
      <text:p text:style-name="P107"><text:span text:style-name="Source_20_Text"><text:span text:style-name="T48">use school</text:span></text:span><text:span text:style-name="T72">;</text:span></text:p>
      <text:p text:style-name="P107"><text:span text:style-name="T72">db.student.find();</text:span></text:p>
      <text:p text:style-name="P107"><text:span text:style-name="Source_20_Text"><text:span text:style-name="T32"/></text:span></text:p>
      <text:p text:style-name="P110"><text:span text:style-name="Source_20_Text"><text:span text:style-name="T34"># Method-2</text:span></text:span></text:p>
      <text:p text:style-name="P110"><text:soft-page-break/><text:span text:style-name="Source_20_Text"><text:span text:style-name="T34"/></text:span></text:p>
      <text:p text:style-name="P110"><text:span text:style-name="Source_20_Text"><text:span text:style-name="T49">db</text:span></text:span><text:span text:style-name="T72">.student.find().pretty();</text:span></text:p>
      <text:p text:style-name="P110"><text:span text:style-name="Source_20_Text"><text:span text:style-name="T43">It shows the output in pretty format i.e. JSON format</text:span></text:span></text:p>
      <text:p text:style-name="P110"><text:span text:style-name="Source_20_Text"><text:span text:style-name="T43"/></text:span></text:p>
      <text:p text:style-name="P112"><text:span text:style-name="Source_20_Text"><text:span text:style-name="T46"># To fetch only first document</text:span></text:span></text:p>
      <text:p text:style-name="P112"><text:span text:style-name="Source_20_Text"><text:span text:style-name="T50">db.student.findOne</text:span></text:span><text:span text:style-name="T81">()</text:span></text:p>
      <text:p text:style-name="P112"><text:span text:style-name="Source_20_Text"><text:span text:style-name="T44"/></text:span></text:p>
      <text:p text:style-name="P111"><text:span text:style-name="Source_20_Text"><text:span text:style-name="T45"># </text:span></text:span><text:span text:style-name="Source_20_Text"><text:span text:style-name="T47">Query</text:span></text:span><text:span text:style-name="Source_20_Text"><text:span text:style-name="T45"> </text:span></text:span><text:span text:style-name="Source_20_Text"><text:span text:style-name="T47">documents</text:span></text:span><text:span text:style-name="Source_20_Text"><text:span text:style-name="T45"> based on some condition</text:span></text:span></text:p>
      <text:p text:style-name="Text_20_body"><text:span text:style-name="T21">You can specify </text:span><text:a xlink:type="simple" xlink:href="https://docs.mongodb.com/manual/tutorial/query-documents/#std-label-read-operations-query-argument" text:style-name="Internet_20_link" text:visited-style-name="Visited_20_Internet_20_Link"><text:span text:style-name="T25">query filters or criteria</text:span></text:a><text:span text:style-name="T20"> </text:span><text:span text:style-name="T21">that identify the documents to return.</text:span></text:p>
      <text:p text:style-name="P254">Find that document, whose studentNo is 2</text:p>
      <text:p text:style-name="P16"><text:span text:style-name="T58">db</text:span><text:span text:style-name="T113">.student.find(</text:span></text:p>
      <text:p text:style-name="P16"><text:span text:style-name="T113"><text:s text:c="4"/>{</text:span></text:p>
      <text:p text:style-name="P16"><text:span text:style-name="T113"><text:s text:c="8"/>"studentNo" : "2"</text:span></text:p>
      <text:p text:style-name="P16"><text:span text:style-name="T113"><text:s text:c="4"/>}</text:span></text:p>
      <text:p text:style-name="P99"><text:span text:style-name="T113">).pretty()</text:span></text:p>
      <text:p text:style-name="P136"/>
      <text:p text:style-name="P63">Find that documents, whose student age is &gt; <text:span text:style-name="T162">3</text:span><text:span text:style-name="T163">1</text:span></text:p>
      <text:p text:style-name="P63"/>
      <text:p text:style-name="P66">‘gt’ is greater than</text:p>
      <text:p text:style-name="P63"/>
      <text:p text:style-name="P77"><text:span text:style-name="T113">db.student.find(</text:span></text:p>
      <text:p text:style-name="P16"><text:span text:style-name="T113"><text:s text:c="4"/>{</text:span></text:p>
      <text:p text:style-name="P16"><text:span text:style-name="T113"><text:s text:c="8"/>"Age" : {$gt : "3</text:span><text:span text:style-name="T121">1</text:span><text:span text:style-name="T113">"}</text:span></text:p>
      <text:p text:style-name="P16"><text:span text:style-name="T113"><text:s text:c="4"/>}</text:span></text:p>
      <text:p text:style-name="P77"><text:span text:style-name="T113">).pretty()</text:span></text:p>
      <text:p text:style-name="P195"/>
      <text:p text:style-name="P64"><text:span text:style-name="T113">Find that documents, whose student age is &gt;</text:span><text:span text:style-name="T121">=</text:span><text:span text:style-name="T113"> </text:span><text:span text:style-name="T122">3</text:span><text:span text:style-name="T121">1</text:span></text:p>
      <text:p text:style-name="P127"/>
      <text:p text:style-name="P65"><text:span text:style-name="T121">‘g</text:span><text:span text:style-name="T113">te’ is greater than equal to</text:span></text:p>
      <text:p text:style-name="P195"/>
      <text:p text:style-name="P77"><text:span text:style-name="T113">db.student.find(</text:span></text:p>
      <text:p text:style-name="P16"><text:span text:style-name="T113"><text:s text:c="4"/>{</text:span></text:p>
      <text:p text:style-name="P16"><text:span text:style-name="T113"><text:s text:c="8"/>"Age" : {$gte : "31"}</text:span></text:p>
      <text:p text:style-name="P16"><text:span text:style-name="T113"><text:s text:c="4"/>}</text:span></text:p>
      <text:p text:style-name="P77"><text:span text:style-name="T113">).pretty()</text:span></text:p>
      <text:p text:style-name="P195"/>
      <text:p text:style-name="P221">Similarly we can use</text:p>
      <text:p text:style-name="P196"/>
      <text:p text:style-name="P196">‘lt’ =&gt; for less than</text:p>
      <text:p text:style-name="P71"><text:span text:style-name="T113">‘</text:span><text:span text:style-name="T123">lte’ =&gt; for less than equal to</text:span></text:p>
      <text:p text:style-name="P71"><text:span text:style-name="T123">‘</text:span><text:span text:style-name="T124">ne’ =&gt; not equal to</text:span></text:p>
      <text:p text:style-name="P197"><text:soft-page-break/></text:p>
      <text:p text:style-name="P88"><text:span text:style-name="T124">F</text:span><text:span text:style-name="T113">ind only first 5 records</text:span></text:p>
      <text:p text:style-name="P222"/>
      <text:p text:style-name="P89"><text:span text:style-name="T53">db.student.find</text:span><text:span text:style-name="T61">(</text:span><text:span text:style-name="T60">)</text:span><text:span text:style-name="T53">.pretty</text:span><text:span text:style-name="T60">()</text:span><text:span text:style-name="T53">.limit</text:span><text:span text:style-name="T60">(</text:span><text:span text:style-name="T62">5</text:span><text:span text:style-name="T60">)</text:span></text:p>
      <text:p text:style-name="P47"/>
      <text:p text:style-name="P67">Find those students whose first name is “Sumanshu” and Age is 31</text:p>
      <text:p text:style-name="P48"/>
      <text:p text:style-name="P49">We use comma (,) for AND</text:p>
      <text:p text:style-name="P48"/>
      <text:p text:style-name="P78"><text:span text:style-name="T113">db.student.find(</text:span></text:p>
      <text:p text:style-name="P236">{</text:p>
      <text:p text:style-name="P17"><text:span text:style-name="T113"><text:s text:c="3"/>"firstName":"Sumanshu", "Age":"31"</text:span></text:p>
      <text:p text:style-name="P236">}</text:p>
      <text:p text:style-name="P199">)</text:p>
      <text:p text:style-name="P199"/>
      <text:p text:style-name="P101"><text:span text:style-name="T35">Find those students whose first name is “Sumanshu” </text:span><text:span text:style-name="T36">OR</text:span><text:span text:style-name="T35"> Age is 31</text:span></text:p>
      <text:p text:style-name="P128"/>
      <text:p text:style-name="P62"><text:span text:style-name="T113">We use $or for OR </text:span><text:span text:style-name="T125">and pass condition in array</text:span></text:p>
      <text:p text:style-name="P128"/>
      <text:p text:style-name="P78"><text:span text:style-name="T113">db.student.find(</text:span></text:p>
      <text:p text:style-name="P236">{</text:p>
      <text:p text:style-name="P17"><text:span text:style-name="T113"><text:s text:c="3"/>$or : [{"firstName":"Sumanshu"},{"Age":"33"}]</text:span></text:p>
      <text:p text:style-name="P236">}</text:p>
      <text:p text:style-name="P199">)</text:p>
      <text:p text:style-name="P199"/>
      <text:p text:style-name="P79"><text:span text:style-name="T166">Find those students whose first name is “Sumanshu” </text:span><text:span text:style-name="T167">AND</text:span><text:span text:style-name="T166"> Age is </text:span><text:span text:style-name="T167">either <text:s/>33 or 3</text:span><text:span text:style-name="T168">2</text:span></text:p>
      <text:p text:style-name="P199"/>
      <text:p text:style-name="P78"><text:span text:style-name="T113">db.student.find</text:span><text:span text:style-name="T99">(</text:span></text:p>
      <text:p text:style-name="P240">{</text:p>
      <text:p text:style-name="P23"><text:span text:style-name="T70"><text:s text:c="4"/></text:span><text:span text:style-name="T108">"firstName"</text:span><text:span text:style-name="T99">:</text:span><text:span text:style-name="T108">"Sumanshu"</text:span><text:span text:style-name="T99">,</text:span><text:span text:style-name="T70"> $or </text:span><text:span text:style-name="T99">:</text:span><text:span text:style-name="T70"> </text:span><text:span text:style-name="T99">[{</text:span><text:span text:style-name="T108">"Age"</text:span><text:span text:style-name="T99">:</text:span><text:span text:style-name="T164">33</text:span><text:span text:style-name="T99">},{</text:span><text:span text:style-name="T108">"Age"</text:span><text:span text:style-name="T99">:</text:span><text:span text:style-name="T108">"3</text:span><text:span text:style-name="T109">2</text:span><text:span text:style-name="T108">"</text:span><text:span text:style-name="T99">}]</text:span></text:p>
      <text:p text:style-name="P240">}</text:p>
      <text:p text:style-name="P228">)</text:p>
      <text:p text:style-name="P199"/>
      <text:p text:style-name="P102"><text:span text:style-name="T35">Find those students whose first name is “</text:span><text:span text:style-name="T37">Prince</text:span><text:span text:style-name="T35">” </text:span><text:span text:style-name="T38">AND</text:span><text:span text:style-name="T35"> Age is </text:span><text:span text:style-name="T37">equal to 33</text:span></text:p>
      <text:p text:style-name="P129"/>
      <text:p text:style-name="P78"><text:span text:style-name="T113">db.student.find(</text:span></text:p>
      <text:p text:style-name="P236">{</text:p>
      <text:p text:style-name="P17"><text:span text:style-name="T113"><text:s text:c="4"/>"firstName":"Prince", "Age": {$eq:"33"}</text:span></text:p>
      <text:p text:style-name="P236">}</text:p>
      <text:p text:style-name="P199">)</text:p>
      <text:p text:style-name="P199"/>
      <text:p text:style-name="P80"><text:span text:style-name="T166">Find those students whose </text:span><text:span text:style-name="T169">Age is either 25, 26 or 27</text:span></text:p>
      <text:p text:style-name="P130"/>
      <text:p text:style-name="P78"><text:soft-page-break/><text:span text:style-name="T113">db.student.find(</text:span></text:p>
      <text:p text:style-name="P17"><text:span text:style-name="T113"><text:s text:c="4"/>{</text:span></text:p>
      <text:p text:style-name="P17"><text:span text:style-name="T113"><text:s text:c="8"/>"Age": { $in: ["25", "26", "28"] }</text:span></text:p>
      <text:p text:style-name="P17"><text:span text:style-name="T113"><text:s text:c="4"/>}</text:span></text:p>
      <text:p text:style-name="P199">)</text:p>
      <text:p text:style-name="P199"/>
      <text:p text:style-name="P103"><text:span text:style-name="T35">Find those students whose </text:span><text:span text:style-name="T39">FirstName Starts with letter ‘S’</text:span></text:p>
      <text:p text:style-name="P199"/>
      <text:p text:style-name="P78"><text:span text:style-name="T113">db.student.find(</text:span></text:p>
      <text:p text:style-name="P17"><text:span text:style-name="T113"><text:s text:c="4"/>{</text:span></text:p>
      <text:p text:style-name="P17"><text:span text:style-name="T113"><text:s text:c="8"/>"firstName":/^S/</text:span></text:p>
      <text:p text:style-name="P17"><text:span text:style-name="T113"><text:s text:c="4"/>}</text:span></text:p>
      <text:p text:style-name="P199">)</text:p>
      <text:p text:style-name="P199"/>
      <text:p text:style-name="P104"><text:span text:style-name="T35">Find those students whose </text:span><text:span text:style-name="T40">Age not 28, neither 31</text:span></text:p>
      <text:p text:style-name="P199"/>
      <text:p text:style-name="P78"><text:span text:style-name="T113">db.student.find(</text:span></text:p>
      <text:p text:style-name="P17"><text:span text:style-name="T113"><text:s text:c="4"/>{</text:span></text:p>
      <text:p text:style-name="P17"><text:span text:style-name="T113"><text:s text:c="8"/>"Age" : {$nin : ["28","31"]}</text:span></text:p>
      <text:p text:style-name="P17"><text:span text:style-name="T113"><text:s text:c="4"/>}</text:span></text:p>
      <text:p text:style-name="P199">)</text:p>
      <text:p text:style-name="P199"/>
      <text:p text:style-name="P200">$nin =&gt; not in</text:p>
      <text:p text:style-name="P200"/>
      <text:p text:style-name="P211">QUERY on NESTED DOCUMENTS</text:p>
      <text:p text:style-name="P211"/>
      <text:p text:style-name="P216">Lets suppose you have inserted nested documents</text:p>
      <text:p text:style-name="P198"/>
      <text:p text:style-name="P202">db.student.insertMany<text:span text:style-name="T4">(</text:span></text:p>
      <text:p text:style-name="P249"><text:span text:style-name="T113"><text:s text:c="4"/></text:span><text:span text:style-name="T116">[</text:span></text:p>
      <text:p text:style-name="P249"><text:span text:style-name="T113"><text:s text:c="8"/></text:span><text:span text:style-name="T116">{</text:span><text:span text:style-name="T113">"studentNo"</text:span><text:span text:style-name="T116">:</text:span><text:span text:style-name="T113">13</text:span><text:span text:style-name="T116">,</text:span><text:span text:style-name="T113"> </text:span><text:span text:style-name="T113">"firstName"</text:span><text:span text:style-name="T116">:</text:span><text:span text:style-name="T113">"first13"</text:span><text:span text:style-name="T116">,</text:span><text:span text:style-name="T113"> </text:span><text:span text:style-name="T113">"lastName"</text:span><text:span text:style-name="T116">:</text:span><text:span text:style-name="T113">"last13"</text:span><text:span text:style-name="T116">,</text:span><text:span text:style-name="T113"> </text:span><text:span text:style-name="T113">"size"</text:span><text:span text:style-name="T116">:{</text:span><text:span text:style-name="T113">"height"</text:span><text:span text:style-name="T116">:</text:span><text:span text:style-name="T113"> </text:span><text:span text:style-name="T113">"5.6"</text:span><text:span text:style-name="T116">,</text:span><text:span text:style-name="T113"> </text:span><text:span text:style-name="T113">"weight"</text:span><text:span text:style-name="T116">:</text:span><text:span text:style-name="T113">"67"</text:span><text:span text:style-name="T116">},</text:span><text:span text:style-name="T113"> </text:span><text:span text:style-name="T113">"Age"</text:span><text:span text:style-name="T116">:</text:span><text:span text:style-name="T113">"28"</text:span><text:span text:style-name="T116">},</text:span></text:p>
      <text:p text:style-name="P249"><text:span text:style-name="T113"><text:s text:c="8"/></text:span><text:span text:style-name="T116">{</text:span><text:span text:style-name="T113">"studentNo"</text:span><text:span text:style-name="T116">:</text:span><text:span text:style-name="T113">14</text:span><text:span text:style-name="T116">,</text:span><text:span text:style-name="T113"> </text:span><text:span text:style-name="T113">"firstName"</text:span><text:span text:style-name="T116">:</text:span><text:span text:style-name="T113">"first14"</text:span><text:span text:style-name="T116">,</text:span><text:span text:style-name="T113"> </text:span><text:span text:style-name="T113">"lastName"</text:span><text:span text:style-name="T116">:</text:span><text:span text:style-name="T113">"last14"</text:span><text:span text:style-name="T116">,</text:span><text:span text:style-name="T113"> </text:span><text:span text:style-name="T113">"size"</text:span><text:span text:style-name="T116">:{</text:span><text:span text:style-name="T113">"height"</text:span><text:span text:style-name="T116">:</text:span><text:span text:style-name="T113"> </text:span><text:span text:style-name="T113">"5.6"</text:span><text:span text:style-name="T116">,</text:span><text:span text:style-name="T113"> </text:span><text:span text:style-name="T113">"weight"</text:span><text:span text:style-name="T116">:</text:span><text:span text:style-name="T113">"61"</text:span><text:span text:style-name="T116">},</text:span><text:span text:style-name="T113"> </text:span><text:span text:style-name="T113">"Age"</text:span><text:span text:style-name="T116">:</text:span><text:span text:style-name="T113">"29"</text:span><text:span text:style-name="T116">},</text:span></text:p>
      <text:p text:style-name="P249"><text:span text:style-name="T113"><text:s text:c="8"/></text:span><text:span text:style-name="T116">{</text:span><text:span text:style-name="T113">"studentNo"</text:span><text:span text:style-name="T116">:</text:span><text:span text:style-name="T113">15</text:span><text:span text:style-name="T116">,</text:span><text:span text:style-name="T113"> </text:span><text:span text:style-name="T113">"firstName"</text:span><text:span text:style-name="T116">:</text:span><text:span text:style-name="T113">"first15"</text:span><text:span text:style-name="T116">,</text:span><text:span text:style-name="T113"> </text:span><text:span text:style-name="T113">"lastName"</text:span><text:span text:style-name="T116">:</text:span><text:span text:style-name="T113">"last15"</text:span><text:span text:style-name="T116">,</text:span><text:span text:style-name="T113"> </text:span><text:span text:style-name="T113">"size"</text:span><text:span text:style-name="T116">:{</text:span><text:span text:style-name="T113">"height"</text:span><text:span text:style-name="T116">:</text:span><text:span text:style-name="T113"> </text:span><text:span text:style-name="T113">"6.6"</text:span><text:span text:style-name="T116">,</text:span><text:span text:style-name="T113"> </text:span><text:span text:style-name="T113">"weight"</text:span><text:span text:style-name="T116">:</text:span><text:span text:style-name="T113">"77"</text:span><text:span text:style-name="T116">},</text:span><text:span text:style-name="T113"> </text:span><text:span text:style-name="T113">"Age"</text:span><text:span text:style-name="T116">:</text:span><text:span text:style-name="T113">"24"</text:span><text:span text:style-name="T116">},</text:span></text:p>
      <text:p text:style-name="P249"><text:span text:style-name="T113"><text:s text:c="8"/></text:span><text:span text:style-name="T116">{</text:span><text:span text:style-name="T113">"studentNo"</text:span><text:span text:style-name="T116">:</text:span><text:span text:style-name="T113">16</text:span><text:span text:style-name="T116">,</text:span><text:span text:style-name="T113"> </text:span><text:span text:style-name="T113">"firstName"</text:span><text:span text:style-name="T116">:</text:span><text:span text:style-name="T113">"first16"</text:span><text:span text:style-name="T116">,</text:span><text:span text:style-name="T113"> </text:span><text:span text:style-name="T113">"lastName"</text:span><text:span text:style-name="T116">:</text:span><text:span text:style-name="T113">"last16"</text:span><text:span text:style-name="T116">,</text:span><text:span text:style-name="T113"> </text:span><text:span text:style-name="T113">"size"</text:span><text:span text:style-name="T116">:{</text:span><text:span text:style-name="T113">"height"</text:span><text:span text:style-name="T116">:</text:span><text:span text:style-name="T113"> </text:span><text:span text:style-name="T113">"6.6"</text:span><text:span text:style-name="T116">,</text:span><text:span text:style-name="T113"> </text:span><text:span text:style-name="T113">"weight"</text:span><text:span text:style-name="T116">:</text:span><text:span text:style-name="T113">"67"</text:span><text:span text:style-name="T116">},</text:span><text:span text:style-name="T113"> </text:span><text:span text:style-name="T113">"Age"</text:span><text:span text:style-name="T116">:</text:span><text:span text:style-name="T113">"38"</text:span><text:span text:style-name="T116">},</text:span></text:p>
      <text:p text:style-name="P249"><text:span text:style-name="T113"><text:s text:c="8"/></text:span><text:span text:style-name="T116">{</text:span><text:span text:style-name="T113">"studentNo"</text:span><text:span text:style-name="T116">:</text:span><text:span text:style-name="T113">17</text:span><text:span text:style-name="T116">,</text:span><text:span text:style-name="T113"> </text:span><text:span text:style-name="T113">"firstName"</text:span><text:span text:style-name="T116">:</text:span><text:span text:style-name="T113">"first17"</text:span><text:span text:style-name="T116">,</text:span><text:span text:style-name="T113"> </text:span><text:span text:style-name="T113">"lastName"</text:span><text:span text:style-name="T116">:</text:span><text:span text:style-name="T113">"last17"</text:span><text:span text:style-name="T116">,</text:span><text:span text:style-name="T113"> </text:span><text:span text:style-name="T113">"size"</text:span><text:span text:style-name="T116">:{</text:span><text:span text:style-name="T113">"height"</text:span><text:span text:style-name="T116">:</text:span><text:span text:style-name="T113"> </text:span><text:span text:style-name="T113">"7.6"</text:span><text:span text:style-name="T116">,</text:span><text:span text:style-name="T113"> </text:span><text:span text:style-name="T113">"weight"</text:span><text:span text:style-name="T116">:</text:span><text:span text:style-name="T113">"97"</text:span><text:span text:style-name="T116">},</text:span><text:span text:style-name="T113"> </text:span><text:span text:style-name="T113">"Age"</text:span><text:span text:style-name="T116">:</text:span><text:span text:style-name="T113">"18"</text:span><text:span text:style-name="T116">}</text:span></text:p>
      <text:p text:style-name="P249"><text:span text:style-name="T113"><text:s text:c="4"/></text:span><text:span text:style-name="T116">]</text:span></text:p>
      <text:p text:style-name="P202"><text:span text:style-name="T4">)</text:span></text:p>
      <text:p text:style-name="P211"/>
      <text:p text:style-name="P201"><text:soft-page-break/><text:span text:style-name="T170">H</text:span>ere “size” is nested document</text:p>
      <text:p text:style-name="P201"/>
      <text:p text:style-name="P203">So if we want to find those student whose weight is 67</text:p>
      <text:p text:style-name="P203"/>
      <text:p text:style-name="P223">We have to use the doted notation; for the nested document</text:p>
      <text:p text:style-name="P203"/>
      <text:p text:style-name="P204">db.student.find(</text:p>
      <text:p text:style-name="P250"><text:span text:style-name="T113">{</text:span><text:span text:style-name="T113">"size.weight"</text:span><text:span text:style-name="T113">:</text:span><text:span text:style-name="T113"> </text:span><text:span text:style-name="T113">"67"</text:span><text:span text:style-name="T113">}</text:span></text:p>
      <text:p text:style-name="P204">)</text:p>
      <text:p text:style-name="P204"/>
      <text:p text:style-name="P214">Query an Array</text:p>
      <text:p text:style-name="P214"/>
      <text:p text:style-name="P213">Let first insert an Array Document</text:p>
      <text:p text:style-name="P215"/>
      <text:p text:style-name="P205">db.student.insertMany(</text:p>
      <text:p text:style-name="P250"><text:span text:style-name="T113"><text:s text:c="4"/></text:span><text:span text:style-name="T113">[</text:span></text:p>
      <text:p text:style-name="P250"><text:span text:style-name="T113"><text:s text:c="8"/></text:span><text:span text:style-name="T113">{</text:span><text:span text:style-name="T113">"studentNo"</text:span><text:span text:style-name="T113">:</text:span><text:span text:style-name="T113">"100"</text:span><text:span text:style-name="T113">,</text:span><text:span text:style-name="T113"> </text:span><text:span text:style-name="T113">"firstName"</text:span><text:span text:style-name="T113">:</text:span><text:span text:style-name="T113">"first100"</text:span><text:span text:style-name="T113">,</text:span><text:span text:style-name="T113"> </text:span><text:span text:style-name="T113">"subjects"</text:span><text:span text:style-name="T113">:[</text:span><text:span text:style-name="T113">"A"</text:span><text:span text:style-name="T113">,</text:span><text:span text:style-name="T113">"B"</text:span><text:span text:style-name="T113">,</text:span><text:span text:style-name="T113">"C"</text:span><text:span text:style-name="T113">],</text:span><text:span text:style-name="T113"> </text:span><text:span text:style-name="T113">"Age"</text:span><text:span text:style-name="T113">:</text:span><text:span text:style-name="T113">"32"</text:span><text:span text:style-name="T113">},</text:span></text:p>
      <text:p text:style-name="P250"><text:span text:style-name="T113"><text:s text:c="8"/></text:span><text:span text:style-name="T113">{</text:span><text:span text:style-name="T113">"studentNo"</text:span><text:span text:style-name="T113">:</text:span><text:span text:style-name="T113">"100"</text:span><text:span text:style-name="T113">,</text:span><text:span text:style-name="T113"> </text:span><text:span text:style-name="T113">"firstName"</text:span><text:span text:style-name="T113">:</text:span><text:span text:style-name="T113">"first101"</text:span><text:span text:style-name="T113">,</text:span><text:span text:style-name="T113"> </text:span><text:span text:style-name="T113">"subjects"</text:span><text:span text:style-name="T113">:[</text:span><text:span text:style-name="T113">"A"</text:span><text:span text:style-name="T113">,</text:span><text:span text:style-name="T113">"D"</text:span><text:span text:style-name="T113">,</text:span><text:span text:style-name="T113">"C"</text:span><text:span text:style-name="T113">],</text:span><text:span text:style-name="T113"> </text:span><text:span text:style-name="T113">"Age"</text:span><text:span text:style-name="T113">:</text:span><text:span text:style-name="T113">"31"</text:span><text:span text:style-name="T113">},</text:span></text:p>
      <text:p text:style-name="P250"><text:span text:style-name="T113"><text:s text:c="8"/></text:span><text:span text:style-name="T113">{</text:span><text:span text:style-name="T113">"studentNo"</text:span><text:span text:style-name="T113">:</text:span><text:span text:style-name="T113">"100"</text:span><text:span text:style-name="T113">,</text:span><text:span text:style-name="T113"> </text:span><text:span text:style-name="T113">"firstName"</text:span><text:span text:style-name="T113">:</text:span><text:span text:style-name="T113">"first102"</text:span><text:span text:style-name="T113">,</text:span><text:span text:style-name="T113"> </text:span><text:span text:style-name="T113">"subjects"</text:span><text:span text:style-name="T113">:[</text:span><text:span text:style-name="T113">"A"</text:span><text:span text:style-name="T113">,</text:span><text:span text:style-name="T113">"F"</text:span><text:span text:style-name="T113">,</text:span><text:span text:style-name="T113">"H"</text:span><text:span text:style-name="T113">],</text:span><text:span text:style-name="T113"> </text:span><text:span text:style-name="T113">"Age"</text:span><text:span text:style-name="T113">:</text:span><text:span text:style-name="T113">"34"</text:span><text:span text:style-name="T113">},</text:span></text:p>
      <text:p text:style-name="P250"><text:span text:style-name="T113"><text:s text:c="8"/></text:span><text:span text:style-name="T113">{</text:span><text:span text:style-name="T113">"studentNo"</text:span><text:span text:style-name="T113">:</text:span><text:span text:style-name="T113">"100"</text:span><text:span text:style-name="T113">,</text:span><text:span text:style-name="T113"> </text:span><text:span text:style-name="T113">"firstName"</text:span><text:span text:style-name="T113">:</text:span><text:span text:style-name="T113">"first103"</text:span><text:span text:style-name="T113">,</text:span><text:span text:style-name="T113"> </text:span><text:span text:style-name="T113">"subjects"</text:span><text:span text:style-name="T113">:[</text:span><text:span text:style-name="T113">"A"</text:span><text:span text:style-name="T113">,</text:span><text:span text:style-name="T113">"X"</text:span><text:span text:style-name="T113">,</text:span><text:span text:style-name="T113">"G"</text:span><text:span text:style-name="T113">],</text:span><text:span text:style-name="T113"> </text:span><text:span text:style-name="T113">"Age"</text:span><text:span text:style-name="T113">:</text:span><text:span text:style-name="T113">"36"</text:span><text:span text:style-name="T113">}</text:span></text:p>
      <text:p text:style-name="P250"><text:span text:style-name="T113"><text:s text:c="4"/></text:span><text:span text:style-name="T113">]</text:span></text:p>
      <text:p text:style-name="P205">)</text:p>
      <text:p text:style-name="P205"/>
      <text:p text:style-name="P212">Find those students who have subjects A,B,C</text:p>
      <text:p text:style-name="P212"/>
      <text:p text:style-name="P205"><text:span text:style-name="T4">db</text:span>.<text:span text:style-name="T4">student</text:span>.<text:span text:style-name="T4">find</text:span><text:span text:style-name="T4">(</text:span></text:p>
      <text:p text:style-name="P249"><text:span text:style-name="T116">{</text:span><text:span text:style-name="T113">"subjects"</text:span><text:span text:style-name="T113"> </text:span><text:span text:style-name="T116">:[</text:span><text:span text:style-name="T113">"A"</text:span><text:span text:style-name="T116">,</text:span><text:span text:style-name="T113"> </text:span><text:span text:style-name="T113">"B"</text:span><text:span text:style-name="T116">,</text:span><text:span text:style-name="T113"> </text:span><text:span text:style-name="T113">"C"</text:span><text:span text:style-name="T116">]}</text:span></text:p>
      <text:p text:style-name="P205"><text:span text:style-name="T4">)</text:span></text:p>
      <text:p text:style-name="P205"><text:span text:style-name="T4"/></text:p>
      <text:p text:style-name="P206"><text:span text:style-name="T4">But, if we change the order as – it will not find any record</text:span></text:p>
      <text:p text:style-name="P206"><text:span text:style-name="T4">So with this command, it only search in specific order</text:span></text:p>
      <text:p text:style-name="P206"><text:span text:style-name="T4"/></text:p>
      <text:p text:style-name="P206">db.student.find(</text:p>
      <text:p text:style-name="P250"><text:span text:style-name="T113">{</text:span><text:span text:style-name="T113">"subjects"</text:span><text:span text:style-name="T113"> </text:span><text:span text:style-name="T113">:[</text:span><text:span text:style-name="T113">"A"</text:span><text:span text:style-name="T113">,</text:span><text:span text:style-name="T113"> </text:span><text:span text:style-name="T113">"C"</text:span><text:span text:style-name="T113">,</text:span><text:span text:style-name="T113"> </text:span><text:span text:style-name="T113">"B"</text:span><text:span text:style-name="T113">]}</text:span></text:p>
      <text:p text:style-name="P206">)</text:p>
      <text:p text:style-name="P206"/>
      <text:p text:style-name="P207"><text:span text:style-name="T171">If we want it find students, whose subjects were mentioned without any order. Then we need to use below command. </text:span><text:span text:style-name="T172">i.e. just find A,B,C with regard to order.</text:span></text:p>
      <text:p text:style-name="P206"/>
      <text:p text:style-name="P206"><text:span text:style-name="T4">db</text:span>.<text:span text:style-name="T4">student</text:span>.<text:span text:style-name="T4">find</text:span><text:span text:style-name="T4">(</text:span></text:p>
      <text:p text:style-name="P249"><text:span text:style-name="T116">{</text:span><text:span text:style-name="T113">"subjects"</text:span><text:span text:style-name="T113"> </text:span><text:span text:style-name="T116">:{</text:span><text:span text:style-name="T113">$all</text:span><text:span text:style-name="T116">:</text:span><text:span text:style-name="T113"> </text:span><text:span text:style-name="T116">[</text:span><text:span text:style-name="T113">"A"</text:span><text:span text:style-name="T116">,</text:span><text:span text:style-name="T113"> </text:span><text:span text:style-name="T113">"C"</text:span><text:span text:style-name="T116">,</text:span><text:span text:style-name="T113"> </text:span><text:span text:style-name="T113">"B"</text:span><text:span text:style-name="T116">]}}</text:span></text:p>
      <text:p text:style-name="P206"><text:span text:style-name="T4">)</text:span></text:p>
      <text:p text:style-name="P206"/>
      <text:p text:style-name="P206"><text:soft-page-break/><text:span text:style-name="T4">Find those students who take subjects as “C”</text:span></text:p>
      <text:p text:style-name="P206"><text:span text:style-name="T4"/></text:p>
      <text:p text:style-name="P206"><text:span text:style-name="T4"/></text:p>
      <text:h text:style-name="P121" text:outline-level="2">UPDATE DOCUMENT</text:h>
      <text:p text:style-name="P11"><text:span text:style-name="T21">Update operations modify existing </text:span><text:a xlink:type="simple" xlink:href="https://docs.mongodb.com/manual/core/document/#std-label-bson-document-format" text:style-name="Internet_20_link" text:visited-style-name="Visited_20_Internet_20_Link">documents</text:a><text:span text:style-name="T25"> </text:span><text:span text:style-name="T21">in a </text:span><text:a xlink:type="simple" xlink:href="https://docs.mongodb.com/manual/core/databases-and-collections/#std-label-collections" text:style-name="Internet_20_link" text:visited-style-name="Visited_20_Internet_20_Link"><text:span text:style-name="T25">collection</text:span></text:a><text:span text:style-name="T21">. MongoDB provides the following methods to update documents of a collection:</text:span></text:p>
      <text:list xml:id="list2240218992" text:style-name="L3">
        <text:list-item>
          <text:p text:style-name="P258"><text:a xlink:type="simple" xlink:href="https://docs.mongodb.com/manual/reference/method/db.collection.updateOne/#mongodb-method-db.collection.updateOne" text:style-name="Internet_20_link" text:visited-style-name="Visited_20_Internet_20_Link"><text:span text:style-name="Source_20_Text"><text:span text:style-name="T25">db.collection.updateOne()</text:span></text:span></text:a></text:p>
        </text:list-item>
        <text:list-item>
          <text:p text:style-name="P258"><text:a xlink:type="simple" xlink:href="https://docs.mongodb.com/manual/reference/method/db.collection.updateMany/#mongodb-method-db.collection.updateMany" text:style-name="Internet_20_link" text:visited-style-name="Visited_20_Internet_20_Link"><text:span text:style-name="Source_20_Text"><text:span text:style-name="T25">db.collection.updateMany()</text:span></text:span></text:a></text:p>
        </text:list-item>
        <text:list-item>
          <text:p text:style-name="P258"><text:a xlink:type="simple" xlink:href="https://docs.mongodb.com/manual/reference/method/db.collection.replaceOne/#mongodb-method-db.collection.replaceOne" text:style-name="Internet_20_link" text:visited-style-name="Visited_20_Internet_20_Link"><text:span text:style-name="Source_20_Text"><text:span text:style-name="T25">db.collection.replaceOne()</text:span></text:span></text:a></text:p>
        </text:list-item>
        <text:list-item>
          <text:p text:style-name="P259"><text:span text:style-name="Source_20_Text"><text:span text:style-name="T29">db.collection.update()</text:span></text:span></text:p>
        </text:list-item>
      </text:list>
      <text:p text:style-name="P8"><text:span text:style-name="T21">In MongoDB, update operations target a single collection. All write operations in MongoDB are </text:span><text:a xlink:type="simple" xlink:href="https://docs.mongodb.com/manual/core/write-operations-atomicity/" text:style-name="Internet_20_link" text:visited-style-name="Visited_20_Internet_20_Link">atomic</text:a><text:span text:style-name="T25"> </text:span><text:span text:style-name="T21">on the level of a single document.</text:span></text:p>
      <text:p text:style-name="P5"><text:span text:style-name="T58">db.student.update</text:span><text:span text:style-name="T113">(</text:span></text:p>
      <text:p text:style-name="P17"><text:span text:style-name="T113"><text:s text:c="4"/>{</text:span></text:p>
      <text:p text:style-name="P17"><text:span text:style-name="T113"><text:s text:c="8"/>"_id": ObjectId("607609f52b5991af18304dcb")</text:span></text:p>
      <text:p text:style-name="P17"><text:span text:style-name="T113"><text:s text:c="4"/>},</text:span></text:p>
      <text:p text:style-name="P17"><text:span text:style-name="T113"><text:s text:c="4"/>{</text:span></text:p>
      <text:p text:style-name="P17"><text:span text:style-name="T113"><text:s text:c="8"/>$set: { "Age": "32" }</text:span></text:p>
      <text:p text:style-name="P17"><text:span text:style-name="T113"><text:s text:c="4"/>}</text:span></text:p>
      <text:p text:style-name="P236">)</text:p>
      <text:p text:style-name="P236"/>
      <text:p text:style-name="P237">We need to set the value using $set ( So that mongodb interpret that this is not condition, this is value which needs to be set.</text:p>
      <text:p text:style-name="P19"/>
      <text:p text:style-name="P20">Update all those lastName whose age is 28</text:p>
      <text:p text:style-name="P20"/>
      <text:p text:style-name="P21">If we run below command, and matching documents/rows are more than 1, then it will update only first document</text:p>
      <text:p text:style-name="P5"><text:span text:style-name="T63">db.student.update</text:span><text:span text:style-name="T113">(<text:line-break/> <text:s text:c="3"/>{"age" : "28"},<text:line-break/> <text:s text:c="3"/>{$set: {"lastName" :"GOFE"}}<text:line-break/>)<text:line-break/><text:line-break/></text:span><text:span text:style-name="T126">To update all matching documents, we need to add muti:true<text:line-break/></text:span><text:soft-page-break/><text:span text:style-name="T126"><text:line-break/></text:span><text:span text:style-name="T113">db.student.update</text:span><text:span text:style-name="T116">(</text:span></text:p>
      <text:p text:style-name="P18"><text:span text:style-name="T113"><text:s text:c="4"/></text:span><text:span text:style-name="T116">{</text:span><text:span text:style-name="T113">"Age" </text:span><text:span text:style-name="T116">:</text:span><text:span text:style-name="T113"> "28"</text:span><text:span text:style-name="T116">},</text:span></text:p>
      <text:p text:style-name="P18"><text:span text:style-name="T113"><text:s text:c="4"/></text:span><text:span text:style-name="T116">{</text:span><text:span text:style-name="T113">$set</text:span><text:span text:style-name="T116">:</text:span><text:span text:style-name="T113"> </text:span><text:span text:style-name="T116">{</text:span><text:span text:style-name="T113">"lastName" </text:span><text:span text:style-name="T116">:</text:span><text:span text:style-name="T113">"GOFE"</text:span><text:span text:style-name="T116">}},</text:span></text:p>
      <text:p text:style-name="P18"><text:span text:style-name="T113"><text:s text:c="4"/></text:span><text:span text:style-name="T116">{</text:span><text:span text:style-name="T113">multi</text:span><text:span text:style-name="T116">:</text:span><text:span text:style-name="T113">true</text:span><text:span text:style-name="T116">}</text:span></text:p>
      <text:p text:style-name="P241">)</text:p>
      <text:p text:style-name="P246"><text:span text:style-name="T82">UPDATE ONE<text:line-break/><text:line-break/></text:span><text:span text:style-name="T73">Will update the </text:span><text:span text:style-name="T83">first matched </text:span><text:span text:style-name="T73">document<text:line-break/><text:line-break/></text:span><text:span text:style-name="T74">db.student.updateOne</text:span><text:span text:style-name="T75">(<text:line-break/>{</text:span><text:span text:style-name="T75">"Age"</text:span><text:span text:style-name="T75"> </text:span><text:span text:style-name="T75">:</text:span><text:span text:style-name="T75"> </text:span><text:span text:style-name="T75">"32"</text:span><text:span text:style-name="T75">},<text:line-break/>{</text:span><text:span text:style-name="T75">$set</text:span><text:span text:style-name="T75">:</text:span><text:span text:style-name="T75"> </text:span><text:span text:style-name="T75">{</text:span><text:span text:style-name="T75">"lastName"</text:span><text:span text:style-name="T75">:</text:span><text:span text:style-name="T75">"noName"</text:span><text:span text:style-name="T75">}}<text:line-break/></text:span><text:span text:style-name="T78">)<text:line-break/><text:line-break/></text:span><text:span text:style-name="T85">If we want to update all matching documents, we need to use Update Many<text:line-break/></text:span><text:span text:style-name="T78"><text:line-break/></text:span><text:span text:style-name="T78">db.student.updateMany</text:span><text:span text:style-name="T75">(<text:line-break/>{</text:span><text:span text:style-name="T75">"Age"</text:span><text:span text:style-name="T75"> </text:span><text:span text:style-name="T75">:</text:span><text:span text:style-name="T75"> </text:span><text:span text:style-name="T75">"32"</text:span><text:span text:style-name="T75">},<text:line-break/>{</text:span><text:span text:style-name="T75">$set</text:span><text:span text:style-name="T75">:</text:span><text:span text:style-name="T75"> </text:span><text:span text:style-name="T75">{</text:span><text:span text:style-name="T75">"lastName"</text:span><text:span text:style-name="T75">:</text:span><text:span text:style-name="T75">"dummy"</text:span><text:span text:style-name="T75">}}<text:line-break/>)</text:span></text:p>
      <text:p text:style-name="P246"><text:span text:style-name="T87">SET CURRENT DATE</text:span><text:span text:style-name="T85"><text:line-break/><text:line-break/></text:span><text:span text:style-name="T91">If we want to set the current date as well to any field<text:line-break/>we need to use $currentDate, instead of $set.<text:line-break/></text:span><text:span text:style-name="T92">If “Date” column not exists, it will create it and set the date to current Date</text:span><text:span text:style-name="T91"><text:line-break/></text:span><text:span text:style-name="T85"><text:line-break/></text:span><text:span text:style-name="T88">db.student.updateMany</text:span><text:span text:style-name="T84">(<text:line-break/>{</text:span><text:span text:style-name="T88">"Age"</text:span><text:span text:style-name="T84">:</text:span><text:span text:style-name="T88">"32"</text:span><text:span text:style-name="T84">},<text:line-break/>{<text:line-break/></text:span><text:span text:style-name="T88"> <text:s text:c="3"/>$set </text:span><text:span text:style-name="T84">:</text:span><text:span text:style-name="T88"> </text:span><text:span text:style-name="T84">{</text:span><text:span text:style-name="T88">"lastName"</text:span><text:span text:style-name="T84">:</text:span><text:span text:style-name="T88">"garbage"</text:span><text:span text:style-name="T84">},<text:line-break/></text:span><text:span text:style-name="T88"> <text:s text:c="3"/>$currentDate </text:span><text:span text:style-name="T84">:</text:span><text:span text:style-name="T88"> </text:span><text:span text:style-name="T84">{</text:span><text:span text:style-name="T88">"Date"</text:span><text:span text:style-name="T84">:</text:span><text:span text:style-name="T88">true</text:span><text:span text:style-name="T84">}<text:line-break/>}<text:line-break/></text:span><text:span text:style-name="T85">)</text:span></text:p>
      <text:p text:style-name="P6"><text:span text:style-name="T137">The other Method to update the document is :<text:line-break/><text:line-break/></text:span><text:soft-page-break/><text:span text:style-name="T127">In this method, </text:span><text:span text:style-name="T129">we pass whole JSON and update the values whatever we want, query will automatically find the document based on _id and update the fields.</text:span><text:span text:style-name="T128"><text:line-break/><text:line-break/></text:span><text:span text:style-name="T136">db.student.save(<text:line-break/></text:span><text:span text:style-name="T135">{ "_id" : ObjectId("60760ca32b5991af18304dd2"), "studentNo" : "8", "firstName" : "Ravi", "lastName" : "Batch", "Age" : "29" }<text:line-break/></text:span><text:span text:style-name="T136">)</text:span></text:p>
      <text:p text:style-name="P7"><text:span text:style-name="T138">I</text:span><text:span text:style-name="T113">f we change the ID, then new data will be added to the collection.</text:span></text:p>
      <text:h text:style-name="P3" text:outline-level="2"><text:span text:style-name="T67">D</text:span>ELETE DOCUMENT</text:h>
      <text:p text:style-name="P12">Delete operations remove documents from a collection. MongoDB provides the following methods to delete documents of a collection:</text:p>
      <text:list xml:id="list3858278967" text:style-name="L4">
        <text:list-item>
          <text:p text:style-name="P260"><text:a xlink:type="simple" xlink:href="https://docs.mongodb.com/manual/reference/method/db.collection.deleteOne/#mongodb-method-db.collection.deleteOne" text:style-name="Internet_20_link" text:visited-style-name="Visited_20_Internet_20_Link"><text:span text:style-name="Source_20_Text"><text:span text:style-name="T25">db.collection.deleteOne()</text:span></text:span></text:a></text:p>
        </text:list-item>
        <text:list-item>
          <text:p text:style-name="P260"><text:a xlink:type="simple" xlink:href="https://docs.mongodb.com/manual/reference/method/db.collection.deleteMany/#mongodb-method-db.collection.deleteMany" text:style-name="Internet_20_link" text:visited-style-name="Visited_20_Internet_20_Link"><text:span text:style-name="Source_20_Text"><text:span text:style-name="T25">db.collection.deleteMany()</text:span></text:span></text:a></text:p>
        </text:list-item>
        <text:list-item>
          <text:p text:style-name="P261"><text:span text:style-name="Source_20_Text"><text:span text:style-name="T30">db.collection.remove() ==&gt; if we not pass any argument, it will delete all rows i.e. all documents from collection.</text:span></text:span></text:p>
        </text:list-item>
      </text:list>
      <text:p text:style-name="P8"><text:span text:style-name="T21">In MongoDB, delete operations target a single</text:span><text:a xlink:type="simple" xlink:href="https://docs.mongodb.com/manual/reference/glossary/#std-term-collection" text:style-name="Internet_20_link" text:visited-style-name="Visited_20_Internet_20_Link"><text:span text:style-name="T25">collection</text:span></text:a><text:span text:style-name="T21">. All write operations in MongoDB are </text:span><text:a xlink:type="simple" xlink:href="https://docs.mongodb.com/manual/core/write-operations-atomicity/" text:style-name="Internet_20_link" text:visited-style-name="Visited_20_Internet_20_Link">atomic</text:a><text:span text:style-name="T25"> </text:span><text:span text:style-name="T21">on the level of a single document.</text:span></text:p>
      <text:p text:style-name="P244">Remove / Delete the document having id = 001</text:p>
      <text:p text:style-name="P4"><text:span text:style-name="T59">db.student.remove</text:span><text:span text:style-name="T116">(</text:span></text:p>
      <text:p text:style-name="P18"><text:span text:style-name="T116">{</text:span><text:span text:style-name="T113">"_id" </text:span><text:span text:style-name="T116">:</text:span><text:span text:style-name="T113"> "001"</text:span><text:span text:style-name="T116">}</text:span></text:p>
      <text:p text:style-name="P242">)<text:line-break/><text:line-break/></text:p>
      <text:p text:style-name="P245"><text:soft-page-break/>If condition matches even more than 1 document, it will remove those documents as well</text:p>
      <text:p text:style-name="P247"><text:span text:style-name="T51">db.student.remove</text:span><text:span text:style-name="T93">(<text:line-break/>{</text:span><text:span text:style-name="T94">"Age"</text:span><text:span text:style-name="T93">:</text:span><text:span text:style-name="T94">"28"</text:span><text:span text:style-name="T93">}<text:line-break/>)<text:line-break/><text:line-break/><text:line-break/></text:span><text:span text:style-name="T24">Delete One<text:line-break/><text:line-break/></text:span><text:span text:style-name="T23">Delete those records , where age is 32</text:span><text:span text:style-name="T24"><text:line-break/><text:line-break/></text:span><text:span text:style-name="T52">db.student.deleteOne</text:span><text:span text:style-name="T84">(<text:line-break/>{</text:span><text:span text:style-name="T88">"Age"</text:span><text:span text:style-name="T88"> </text:span><text:span text:style-name="T84">:</text:span><text:span text:style-name="T88"> </text:span><text:span text:style-name="T88">"32"</text:span><text:span text:style-name="T84">}<text:line-break/>)<text:line-break/><text:line-break/></text:span><text:span text:style-name="T80">this method only delete first matched element<text:line-break/><text:line-break/><text:line-break/></text:span><text:span text:style-name="T86">Delete Many<text:line-break/></text:span><text:span text:style-name="T80"><text:line-break/></text:span><text:span text:style-name="T86">To delete all matched elements, we can use Delete many</text:span></text:p>
      <text:p text:style-name="P243"><text:span text:style-name="T146">db.student.deleteMany</text:span><text:span text:style-name="T113">(<text:line-break/></text:span><text:span text:style-name="T113">{</text:span><text:span text:style-name="T113">"Age"</text:span><text:span text:style-name="T113"> </text:span><text:span text:style-name="T113">:</text:span><text:span text:style-name="T113"> </text:span><text:span text:style-name="T113">"32"</text:span><text:span text:style-name="T113">}<text:line-break/></text:span><text:span text:style-name="T113">)</text:span></text:p>
      <text:p text:style-name="P119"><text:line-break/><text:span text:style-name="T7">MONGO DB PROJECTTION</text:span></text:p>
      <text:p text:style-name="P139">Projection means selecting only necessary data rather than selecting whole of the data of a document.</text:p>
      <text:p text:style-name="P139"/>
      <text:p text:style-name="P140">Syntax:</text:p>
      <text:p text:style-name="P140"/>
      <text:p text:style-name="P140">db.collectionName.find(</text:p>
      <text:p text:style-name="P140">{},{key: true/false}</text:p>
      <text:p text:style-name="P140">)</text:p>
      <text:p text:style-name="P140"/>
      <text:p text:style-name="P140">i.e. first we need to give empty curly bracket, and then need to mention</text:p>
      <text:p text:style-name="P140">which field we want to display – Set them as true/false</text:p>
      <text:p text:style-name="P140"/>
      <text:p text:style-name="P143">Below command will display all records but with column “FirstName”</text:p>
      <text:p text:style-name="P140"><text:soft-page-break/></text:p>
      <text:p text:style-name="P137"><text:span text:style-name="T113">db.student.find</text:span><text:span text:style-name="T113">(</text:span></text:p>
      <text:p text:style-name="P251"><text:span text:style-name="T113">{},{</text:span><text:span text:style-name="T113">"firstName"</text:span><text:span text:style-name="T113">:</text:span><text:span text:style-name="T113">true</text:span><text:span text:style-name="T113">}</text:span></text:p>
      <text:p text:style-name="P137"><text:span text:style-name="T113">)</text:span></text:p>
      <text:p text:style-name="P45"/>
      <text:p text:style-name="P143">Below command will display all records, and all columns, except firstName column</text:p>
      <text:p text:style-name="P46"/>
      <text:p text:style-name="P138"><text:span text:style-name="T113">db.student.find</text:span><text:span text:style-name="T113">(</text:span></text:p>
      <text:p text:style-name="P251"><text:span text:style-name="T113">{},{</text:span><text:span text:style-name="T113">"firstName"</text:span><text:span text:style-name="T113">:</text:span><text:span text:style-name="T113">false</text:span><text:span text:style-name="T113">}</text:span></text:p>
      <text:p text:style-name="P138"><text:span text:style-name="T113">)</text:span></text:p>
      <text:p text:style-name="P138"><text:span text:style-name="T113"/></text:p>
      <text:p text:style-name="P144"><text:span text:style-name="T113">USING SORT, SKIP and LIMIT method</text:span></text:p>
      <text:p text:style-name="P144"><text:span text:style-name="T113"/></text:p>
      <text:p text:style-name="P145"><text:span text:style-name="T113">To display only 3 records</text:span></text:p>
      <text:p text:style-name="P145"><text:span text:style-name="T113"/></text:p>
      <text:p text:style-name="P157"><text:span text:style-name="T113">db.student.find</text:span><text:span text:style-name="T113">()</text:span><text:span text:style-name="T113">.limit</text:span><text:span text:style-name="T113">(</text:span><text:span text:style-name="T113">3</text:span><text:span text:style-name="T113">)</text:span></text:p>
      <text:p text:style-name="P157"><text:span text:style-name="T113"/></text:p>
      <text:p text:style-name="P147"><text:span text:style-name="T113">To display all records, except first 3 records</text:span></text:p>
      <text:p text:style-name="P147"><text:span text:style-name="T113"/></text:p>
      <text:p text:style-name="P158"><text:span text:style-name="T113">db.student.find</text:span><text:span text:style-name="T113">()</text:span><text:span text:style-name="T113">.skip</text:span><text:span text:style-name="T113">(</text:span><text:span text:style-name="T113">3</text:span><text:span text:style-name="T113">)</text:span></text:p>
      <text:p text:style-name="P158"><text:span text:style-name="T113"/></text:p>
      <text:p text:style-name="P148"><text:span text:style-name="T113">We can use skip and limit in combination</text:span></text:p>
      <text:p text:style-name="P148"><text:span text:style-name="T113"/></text:p>
      <text:p text:style-name="P159"><text:span text:style-name="T113">db.student.find</text:span><text:span text:style-name="T113">()</text:span><text:span text:style-name="T113">.skip</text:span><text:span text:style-name="T113">(</text:span><text:span text:style-name="T113">3</text:span><text:span text:style-name="T113">)</text:span><text:span text:style-name="T113">.limit</text:span><text:span text:style-name="T113">(</text:span><text:span text:style-name="T113">2</text:span><text:span text:style-name="T113">)</text:span></text:p>
      <text:p text:style-name="P159"><text:span text:style-name="T113"/></text:p>
      <text:p text:style-name="P159"><text:span text:style-name="T113">So this will sip first 3 records and from rest of the records, it will show only first 2 records</text:span></text:p>
      <text:p text:style-name="P159"><text:span text:style-name="T113"/></text:p>
      <text:p text:style-name="P149"><text:span text:style-name="T113">To Sort the records</text:span></text:p>
      <text:p text:style-name="P149"><text:span text:style-name="T113"/></text:p>
      <text:p text:style-name="P160"><text:span text:style-name="T113">db.student.find</text:span><text:span text:style-name="T113">()</text:span><text:span text:style-name="T113">.sort</text:span><text:span text:style-name="T113">({</text:span><text:span text:style-name="T113">"Age"</text:span><text:span text:style-name="T113">:</text:span><text:span text:style-name="T113">1</text:span><text:span text:style-name="T113">})</text:span></text:p>
      <text:p text:style-name="P160"><text:span text:style-name="T113"/></text:p>
      <text:p text:style-name="P160"><text:span text:style-name="T113">This command, will sort the records based on Age column.<text:line-break/></text:span><text:span text:style-name="T147">1 =&gt; means ascending order.</text:span></text:p>
      <text:p text:style-name="P160"><text:span text:style-name="T147">-1 =&gt; means descending order.</text:span></text:p>
      <text:p text:style-name="P160"><text:span text:style-name="T147"/></text:p>
      <text:p text:style-name="P160"><text:span text:style-name="T147"/></text:p>
      <text:p text:style-name="P172"><text:span text:style-name="T147">A</text:span><text:span text:style-name="T113">GGREGATE FUNCTIONS IN MONGODB</text:span></text:p>
      <text:p text:style-name="P160"><text:span text:style-name="T147"/></text:p>
      <text:p text:style-name="P172"><text:span text:style-name="T147">C</text:span><text:span text:style-name="T113">OUNT – in MONGO DB</text:span></text:p>
      <text:p text:style-name="P172"><text:span text:style-name="T113"/></text:p>
      <text:p text:style-name="P146"><text:span text:style-name="T113">Count Total number of records<text:line-break/></text:span></text:p>
      <text:p text:style-name="P161"><text:span text:style-name="T113">db.student.aggregate</text:span><text:span text:style-name="T113">([{</text:span><text:span text:style-name="T113">$count</text:span><text:span text:style-name="T113">:</text:span><text:span text:style-name="T113">"Total Number of Records"</text:span><text:span text:style-name="T113">}])</text:span></text:p>
      <text:p text:style-name="P161"><text:span text:style-name="T113"/></text:p>
      <text:p text:style-name="P162"><text:soft-page-break/><text:span text:style-name="T113">So it count the total number of records and assigned it to column “Total Number of records”</text:span></text:p>
      <text:p text:style-name="P163"><text:span text:style-name="T115"/></text:p>
      <text:p text:style-name="P185"><text:span text:style-name="T150">OR</text:span></text:p>
      <text:p text:style-name="P185"><text:span text:style-name="T150"/></text:p>
      <text:p text:style-name="P150"><text:span text:style-name="T113">Below command also return the total count of documents</text:span></text:p>
      <text:p text:style-name="P150"><text:span text:style-name="T113"/></text:p>
      <text:p text:style-name="P163"><text:span text:style-name="T113">db.student.find</text:span><text:span text:style-name="T116">()</text:span><text:span text:style-name="T113">.count</text:span><text:span text:style-name="T116">()</text:span></text:p>
      <text:p text:style-name="P163"><text:span text:style-name="T116"/></text:p>
      <text:p text:style-name="P187"><text:span text:style-name="T116">OR</text:span></text:p>
      <text:p text:style-name="P187"><text:span text:style-name="T116"/></text:p>
      <text:p text:style-name="P164"><text:span text:style-name="T113">db.student.count</text:span><text:span text:style-name="T113">()</text:span></text:p>
      <text:p text:style-name="P164"><text:span text:style-name="T116"/></text:p>
      <text:p text:style-name="P182"><text:span text:style-name="T113">But count() has some disadvantages over aggregate function</text:span></text:p>
      <text:p text:style-name="P182"><text:span text:style-name="T113">So, we need to use aggregate</text:span><text:span text:style-name="T152">()</text:span><text:span text:style-name="T113">, over count</text:span><text:span text:style-name="T151">()</text:span></text:p>
      <text:p text:style-name="P182"><text:span text:style-name="T151"/></text:p>
      <text:p text:style-name="P151"><text:span text:style-name="T151">L</text:span><text:span text:style-name="T113">et’s insert below documents</text:span></text:p>
      <text:p text:style-name="P151"><text:span text:style-name="T113"/></text:p>
      <text:p text:style-name="P168"><text:span text:style-name="T113">db.student.insertMany</text:span><text:span text:style-name="T116">(</text:span></text:p>
      <text:p text:style-name="P249"><text:span text:style-name="T113"><text:s text:c="4"/></text:span><text:span text:style-name="T116">[</text:span></text:p>
      <text:p text:style-name="P249"><text:span text:style-name="T113"><text:s text:c="8"/></text:span><text:span text:style-name="T116">{</text:span><text:span text:style-name="T113">"StudentNo"</text:span><text:span text:style-name="T116">:</text:span><text:span text:style-name="T113">"200"</text:span><text:span text:style-name="T116">,</text:span><text:span text:style-name="T113"> </text:span><text:span text:style-name="T113">"FirstName"</text:span><text:span text:style-name="T116">:</text:span><text:span text:style-name="T113">"Samantha"</text:span><text:span text:style-name="T116">,</text:span><text:span text:style-name="T113"> </text:span><text:span text:style-name="T113">"LastName"</text:span><text:span text:style-name="T116">:</text:span><text:span text:style-name="T113">"Stockin"</text:span><text:span text:style-name="T116">,</text:span><text:span text:style-name="T113"> </text:span><text:span text:style-name="T113">"Gender"</text:span><text:span text:style-name="T116">:</text:span><text:span text:style-name="T113">"Female"</text:span><text:span text:style-name="T116">},</text:span></text:p>
      <text:p text:style-name="P249"><text:span text:style-name="T113"><text:s text:c="8"/></text:span><text:span text:style-name="T116">{</text:span><text:span text:style-name="T113">"StudentNo"</text:span><text:span text:style-name="T116">:</text:span><text:span text:style-name="T113">"201"</text:span><text:span text:style-name="T116">,</text:span><text:span text:style-name="T113"> </text:span><text:span text:style-name="T113">"FirstName"</text:span><text:span text:style-name="T116">:</text:span><text:span text:style-name="T113">"Marie"</text:span><text:span text:style-name="T116">,</text:span><text:span text:style-name="T113"> </text:span><text:span text:style-name="T113">"LastName"</text:span><text:span text:style-name="T116">:</text:span><text:span text:style-name="T113">"Samplon"</text:span><text:span text:style-name="T116">,</text:span><text:span text:style-name="T113"> </text:span><text:span text:style-name="T113">"Gender"</text:span><text:span text:style-name="T116">:</text:span><text:span text:style-name="T113">"Female"</text:span><text:span text:style-name="T116">},</text:span></text:p>
      <text:p text:style-name="P249"><text:span text:style-name="T113"><text:s text:c="8"/></text:span><text:span text:style-name="T116">{</text:span><text:span text:style-name="T113">"StudentNo"</text:span><text:span text:style-name="T116">:</text:span><text:span text:style-name="T113">"202"</text:span><text:span text:style-name="T116">,</text:span><text:span text:style-name="T113"> </text:span><text:span text:style-name="T113">"FirstName"</text:span><text:span text:style-name="T116">:</text:span><text:span text:style-name="T113">"Paul"</text:span><text:span text:style-name="T116">,</text:span><text:span text:style-name="T113"> </text:span><text:span text:style-name="T113">"LastName"</text:span><text:span text:style-name="T116">:</text:span><text:span text:style-name="T113">"Chantler"</text:span><text:span text:style-name="T116">,</text:span><text:span text:style-name="T113"> </text:span><text:span text:style-name="T113">"Gender"</text:span><text:span text:style-name="T116">:</text:span><text:span text:style-name="T113">"Male"</text:span><text:span text:style-name="T116">},</text:span></text:p>
      <text:p text:style-name="P249"><text:span text:style-name="T113"><text:s text:c="8"/></text:span><text:span text:style-name="T116">{</text:span><text:span text:style-name="T113">"StudentNo"</text:span><text:span text:style-name="T116">:</text:span><text:span text:style-name="T113">"203"</text:span><text:span text:style-name="T116">,</text:span><text:span text:style-name="T113"> </text:span><text:span text:style-name="T113">"FirstName"</text:span><text:span text:style-name="T116">:</text:span><text:span text:style-name="T113">"Andrew"</text:span><text:span text:style-name="T116">,</text:span><text:span text:style-name="T113"> </text:span><text:span text:style-name="T113">"LastName"</text:span><text:span text:style-name="T116">:</text:span><text:span text:style-name="T113">"Sampson"</text:span><text:span text:style-name="T116">,</text:span><text:span text:style-name="T113"> </text:span><text:span text:style-name="T113">"Gender"</text:span><text:span text:style-name="T116">:</text:span><text:span text:style-name="T113">"Male"</text:span><text:span text:style-name="T116">},</text:span></text:p>
      <text:p text:style-name="P249"><text:span text:style-name="T113"><text:s text:c="8"/></text:span><text:span text:style-name="T116">{</text:span><text:span text:style-name="T113">"StudentNo"</text:span><text:span text:style-name="T116">:</text:span><text:span text:style-name="T113">"204"</text:span><text:span text:style-name="T116">,</text:span><text:span text:style-name="T113"> </text:span><text:span text:style-name="T113">"FirstName"</text:span><text:span text:style-name="T116">:</text:span><text:span text:style-name="T113">"Nicola"</text:span><text:span text:style-name="T116">,</text:span><text:span text:style-name="T113"> </text:span><text:span text:style-name="T113">"LastName"</text:span><text:span text:style-name="T116">:</text:span><text:span text:style-name="T113">"Hunter"</text:span><text:span text:style-name="T116">,</text:span><text:span text:style-name="T113"> </text:span><text:span text:style-name="T113">"Gender"</text:span><text:span text:style-name="T116">:</text:span><text:span text:style-name="T113">"Female"</text:span><text:span text:style-name="T116">}</text:span></text:p>
      <text:p text:style-name="P249"><text:span text:style-name="T113"><text:s text:c="4"/></text:span><text:span text:style-name="T116">]</text:span></text:p>
      <text:p text:style-name="P168"><text:span text:style-name="T116">)</text:span></text:p>
      <text:p text:style-name="P168"><text:span text:style-name="T116"/></text:p>
      <text:p text:style-name="P170"><text:span text:style-name="T116">GROUP BY</text:span></text:p>
      <text:p text:style-name="P168"><text:span text:style-name="T116"/></text:p>
      <text:p text:style-name="P169"><text:span text:style-name="T116">Now, if we want to find how many Female and How many male.</text:span></text:p>
      <text:p text:style-name="P169"><text:span text:style-name="T116"/></text:p>
      <text:p text:style-name="P189"><text:span text:style-name="T113">db.student.aggregate</text:span><text:span text:style-name="T113">(</text:span></text:p>
      <text:p text:style-name="P253"><text:span text:style-name="T113"><text:s text:c="4"/></text:span><text:span text:style-name="T113">[</text:span></text:p>
      <text:p text:style-name="P253"><text:span text:style-name="T113"><text:s text:c="8"/></text:span><text:span text:style-name="T113">{</text:span></text:p>
      <text:p text:style-name="P253"><text:span text:style-name="T113"><text:s text:c="12"/>$group</text:span><text:span text:style-name="T113">:</text:span><text:span text:style-name="T113"> </text:span><text:span text:style-name="T113">{</text:span><text:span text:style-name="T113"> </text:span><text:span text:style-name="T113">"_id"</text:span><text:span text:style-name="T113">:</text:span><text:span text:style-name="T113"> </text:span><text:span text:style-name="T113">"$Gender"</text:span><text:span text:style-name="T113">,</text:span><text:span text:style-name="T113"> </text:span><text:span text:style-name="T113">"Count"</text:span><text:span text:style-name="T113">:</text:span><text:span text:style-name="T113"> </text:span><text:span text:style-name="T113">{</text:span><text:span text:style-name="T113"> $sum</text:span><text:span text:style-name="T113">:</text:span><text:span text:style-name="T113"> </text:span><text:span text:style-name="T113">1</text:span><text:span text:style-name="T113"> </text:span><text:span text:style-name="T113">}</text:span><text:span text:style-name="T113"> </text:span><text:span text:style-name="T113">}</text:span></text:p>
      <text:p text:style-name="P253"><text:span text:style-name="T113"><text:s text:c="8"/></text:span><text:span text:style-name="T113">}</text:span></text:p>
      <text:p text:style-name="P253"><text:span text:style-name="T113"><text:s text:c="4"/></text:span><text:span text:style-name="T113">]</text:span></text:p>
      <text:p text:style-name="P253"><text:span text:style-name="T113">)</text:span></text:p>
      <text:p text:style-name="P189"><text:span text:style-name="T113"/></text:p>
      <text:p text:style-name="P183"><text:span text:style-name="T147">O</text:span><text:span text:style-name="T113">utput will Be:</text:span></text:p>
      <text:p text:style-name="P167"><text:soft-page-break/><text:span text:style-name="T113">{ "_id" : "Male", "Count" : 2 }</text:span></text:p>
      <text:p text:style-name="P167"><text:span text:style-name="T113">{ "_id" : "Female", "Count" : 3 }</text:span></text:p>
      <text:p text:style-name="P167"><text:span text:style-name="T113">{ "_id" : null, "Count" : 20 }</text:span></text:p>
      <text:p text:style-name="P167"><text:span text:style-name="T113"/></text:p>
      <text:p text:style-name="P152"><text:span text:style-name="T113">Similarly we can find Max, Min value, </text:span><text:span text:style-name="T154">based on Gender</text:span></text:p>
      <text:p text:style-name="P186"><text:span text:style-name="T113"/></text:p>
      <text:p text:style-name="P188"><text:span text:style-name="T113">db.student.aggregate</text:span><text:span text:style-name="T113">(</text:span></text:p>
      <text:p text:style-name="P253"><text:span text:style-name="T113"><text:s text:c="4"/></text:span><text:span text:style-name="T113">[</text:span></text:p>
      <text:p text:style-name="P253"><text:span text:style-name="T113"><text:s text:c="8"/></text:span><text:span text:style-name="T113">{</text:span></text:p>
      <text:p text:style-name="P253"><text:span text:style-name="T113"><text:s text:c="12"/>$group</text:span><text:span text:style-name="T113">:</text:span><text:span text:style-name="T113"> </text:span><text:span text:style-name="T113">{</text:span><text:span text:style-name="T113"> </text:span><text:span text:style-name="T113">"_id"</text:span><text:span text:style-name="T113">:</text:span><text:span text:style-name="T113"> </text:span><text:span text:style-name="T113">"$Gender"</text:span><text:span text:style-name="T113">,</text:span><text:span text:style-name="T113"> </text:span><text:span text:style-name="T113">"MaxAge"</text:span><text:span text:style-name="T113">:</text:span><text:span text:style-name="T113"> </text:span><text:span text:style-name="T113">{</text:span><text:span text:style-name="T113"> $max</text:span><text:span text:style-name="T113">:</text:span><text:span text:style-name="T113"> </text:span><text:span text:style-name="T113">"$Age"</text:span><text:span text:style-name="T113"> </text:span><text:span text:style-name="T113">}</text:span><text:span text:style-name="T113"> </text:span><text:span text:style-name="T113">}</text:span></text:p>
      <text:p text:style-name="P253"><text:span text:style-name="T113"><text:s text:c="8"/></text:span><text:span text:style-name="T113">}</text:span></text:p>
      <text:p text:style-name="P253"><text:span text:style-name="T113"><text:s text:c="4"/></text:span><text:span text:style-name="T113">]</text:span></text:p>
      <text:p text:style-name="P253"><text:span text:style-name="T113">)</text:span></text:p>
      <text:p text:style-name="P253"><text:span text:style-name="T113"/></text:p>
      <text:p text:style-name="P252"><text:span text:style-name="T113">Basic Syntax</text:span></text:p>
      <text:p text:style-name="P252"><text:span text:style-name="T113"/></text:p>
      <text:p text:style-name="P252"><text:span text:style-name="T101">{</text:span></text:p>
      <text:p text:style-name="P248"><text:span text:style-name="T71"><text:s text:c="2"/>$group</text:span><text:span text:style-name="T100">:</text:span></text:p>
      <text:p text:style-name="P248"><text:span text:style-name="T71"><text:s text:c="4"/></text:span><text:span text:style-name="T100">{</text:span></text:p>
      <text:p text:style-name="P248"><text:span text:style-name="T71"><text:s text:c="6"/>_id</text:span><text:span text:style-name="T100">:</text:span><text:span text:style-name="T71"> &lt;expression&gt;</text:span><text:span text:style-name="T100">,</text:span><text:span text:style-name="T71"> </text:span><text:span text:style-name="T174">// Group By Expression</text:span></text:p>
      <text:p text:style-name="P248"><text:span text:style-name="T71"><text:s text:c="6"/>&lt;field1&gt;</text:span><text:span text:style-name="T100">:</text:span><text:span text:style-name="T71"> </text:span><text:span text:style-name="T100">{</text:span><text:span text:style-name="T71"> &lt;accumulator1&gt; </text:span><text:span text:style-name="T100">:</text:span><text:span text:style-name="T71"> &lt;expression1&gt; </text:span><text:span text:style-name="T100">},</text:span></text:p>
      <text:p text:style-name="P248"><text:span text:style-name="T71"><text:s text:c="6"/>...</text:span></text:p>
      <text:p text:style-name="P248"><text:span text:style-name="T71"><text:s text:c="4"/></text:span><text:span text:style-name="T100">}</text:span></text:p>
      <text:p text:style-name="P252"><text:span text:style-name="T114"><text:s/></text:span><text:span text:style-name="T101">}</text:span></text:p>
      <text:p text:style-name="P188"><text:span text:style-name="T113"/></text:p>
      <text:p text:style-name="P167"><text:span text:style-name="T113"/></text:p>
      <text:p text:style-name="P167"><text:span text:style-name="T113"/></text:p>
      <text:p text:style-name="P171"><text:span text:style-name="T147">M</text:span><text:span text:style-name="T113">ONGODB INDEXING</text:span></text:p>
      <text:p text:style-name="P171"><text:span text:style-name="T113"/></text:p>
      <text:p text:style-name="P141"><text:span text:style-name="T130">I</text:span><text:span text:style-name="T131">ndexes are the special data structure that store the smaller portion of data </text:span><text:span text:style-name="T132">set in the easy to </text:span><text:span text:style-name="T133">traverse</text:span><text:span text:style-name="T132"> </text:span><text:span text:style-name="T133">form.</text:span></text:p>
      <text:p text:style-name="P141"><text:span text:style-name="T133"/></text:p>
      <text:p text:style-name="P142"><text:span text:style-name="T134">Indexes support the efficient execution of queries in MongoDB.</text:span></text:p>
      <text:p text:style-name="P142"><text:span text:style-name="T134"/></text:p>
      <text:p text:style-name="P142"><text:span text:style-name="T173">Without indexes, MongoDB must perform a </text:span><text:span text:style-name="Emphasis"><text:span text:style-name="T173">collection scan</text:span></text:span><text:span text:style-name="T173">, i.e. scan every document in a collection, to select those documents that match the query statement. If an appropriate index exists for a query, MongoDB can use the index to limit the number of documents it must inspect.</text:span></text:p>
      <text:p text:style-name="P153"><text:span text:style-name="T149"/></text:p>
      <text:p text:style-name="P154"><text:span text:style-name="T149">B</text:span><text:span text:style-name="T113">ecause if collection has 10M documents, and we want to search only 1 matched document, without index, it’s perform very bad. With Index it will search efficiently.</text:span></text:p>
      <text:p text:style-name="P154"><text:span text:style-name="T113"/></text:p>
      <text:p text:style-name="P155"><text:span text:style-name="T113">Lets suppose we insert 1M documents in testdb.users collections. </text:span></text:p>
      <text:p text:style-name="P155"><text:span text:style-name="T113"/></text:p>
      <text:p text:style-name="P175"><text:span text:style-name="T113">Create Index</text:span></text:p>
      <text:p text:style-name="P175"><text:soft-page-break/><text:span text:style-name="T113"/></text:p>
      <text:p text:style-name="P181"><text:span text:style-name="T113">In this we created Index on RollNo column </text:span><text:span text:style-name="T153">in ascending order</text:span></text:p>
      <text:p text:style-name="P155"><text:span text:style-name="T113"/></text:p>
      <text:p text:style-name="P165"><text:span text:style-name="T113">db.users.createIndex</text:span><text:span text:style-name="T116">({</text:span><text:span text:style-name="T113">"RollNo"</text:span><text:span text:style-name="T116">:</text:span><text:span text:style-name="T113">1</text:span><text:span text:style-name="T116">})</text:span></text:p>
      <text:p text:style-name="P165"><text:span text:style-name="T116"/></text:p>
      <text:p text:style-name="P166"><text:span text:style-name="T116">GET Indexes</text:span></text:p>
      <text:p text:style-name="P166"><text:span text:style-name="T116"/></text:p>
      <text:p text:style-name="P166"><text:span text:style-name="T113">db.users.getIndexes</text:span><text:span text:style-name="T99">()</text:span></text:p>
      <text:p text:style-name="P166"><text:span text:style-name="T99"/></text:p>
      <text:p text:style-name="P176"><text:span text:style-name="T113">DROP Indexes</text:span></text:p>
      <text:p text:style-name="P176"><text:span text:style-name="T99"/></text:p>
      <text:p text:style-name="P166"><text:span text:style-name="T113">db.users.dropIndex</text:span><text:span text:style-name="T99">({</text:span><text:span text:style-name="T108">"RollNo"</text:span><text:span text:style-name="T99">:</text:span><text:span text:style-name="T164">1</text:span><text:span text:style-name="T99">})</text:span></text:p>
      <text:p text:style-name="P154"><text:span text:style-name="T113"/></text:p>
      <text:p text:style-name="P173"><text:span text:style-name="T113"/></text:p>
      <text:p text:style-name="P173"><text:span text:style-name="T113">MONGODB BACKUP and RESTORE</text:span></text:p>
      <text:p text:style-name="P173"><text:span text:style-name="T113"/></text:p>
      <text:p text:style-name="P184"><text:span text:style-name="T113">These commands needs to be run on normal command prompt, NOT on MONGO SHELL</text:span></text:p>
      <text:p text:style-name="P173"><text:span text:style-name="T113"/></text:p>
      <text:p text:style-name="P174"><text:span text:style-name="T113">BACKUP</text:span></text:p>
      <text:p text:style-name="P174"><text:span text:style-name="T113"/></text:p>
      <text:p text:style-name="P156"><text:span text:style-name="T119">mongodump</text:span><text:span text:style-name="T113"> ==&gt; is the command to take backup of all available databases</text:span></text:p>
      <text:p text:style-name="P156"><text:span text:style-name="T113"/></text:p>
      <text:p text:style-name="P177"><text:span text:style-name="T113">monogodump --db &lt;database_name&gt; ==&gt; </text:span><text:span text:style-name="T156">To take dump for particular database</text:span></text:p>
      <text:p text:style-name="P177"><text:span text:style-name="T156"/></text:p>
      <text:p text:style-name="P179"><text:span text:style-name="T113">mongodump –db &lt;database_name&gt; --collection &lt;collection_name&gt; </text:span><text:span text:style-name="T158">==&gt; </text:span><text:span text:style-name="T157">To take dump of one collection</text:span></text:p>
      <text:p text:style-name="P156"><text:span text:style-name="T113"/></text:p>
      <text:p text:style-name="P174"><text:span text:style-name="T113">RESTORE</text:span></text:p>
      <text:p text:style-name="P174"><text:span text:style-name="T113"/></text:p>
      <text:p text:style-name="P156"><text:span text:style-name="T119">mongorestore</text:span><text:span text:style-name="T113"> ==&gt; to restore databases </text:span><text:span text:style-name="T155">from dump.</text:span></text:p>
      <text:p text:style-name="P156"><text:span text:style-name="T155"/></text:p>
      <text:p text:style-name="P178"><text:span text:style-name="T158">m</text:span><text:span text:style-name="T113">ongorestore --db &lt;database_name&gt; </text:span><text:span text:style-name="T156"><text:s/>==&gt; To restore particular database</text:span></text:p>
      <text:p text:style-name="P178"><text:span text:style-name="T156"/></text:p>
      <text:p text:style-name="P180"><text:span text:style-name="T113">mongorestore --db &lt;database_name&gt; --collection &lt;collection_name&gt; </text:span><text:span text:style-name="T159">&lt;dump bson file path&gt; <text:s/></text:span><text:span text:style-name="T156">==&gt; To restore particular collection</text:span></text:p>
      <text:p text:style-name="P179"><text:span text:style-name="T1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0:05:26.441457181</meta:creation-date>
    <meta:generator>LibreOffice/6.4.6.2$Linux_X86_64 LibreOffice_project/40$Build-2</meta:generator>
    <dc:date>2021-04-14T22:10:58.972927303</dc:date>
    <meta:editing-duration>P1DT1H16M19S</meta:editing-duration>
    <meta:editing-cycles>231</meta:editing-cycles>
    <meta:document-statistic meta:table-count="0" meta:image-count="0" meta:object-count="0" meta:page-count="19" meta:paragraph-count="436" meta:word-count="2152" meta:character-count="15504" meta:non-whitespace-character-count="12952"/>
  </office:meta>
</office:document-meta>
</file>